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2">
      <style:text-properties style:text-position=""/>
      <style:map style:condition="cell-content()&lt;0" style:apply-style-name="Untitled1" style:base-cell-address="4dBoundaries.D1"/>
    </style:style>
    <style:style style:name="ce2" style:family="table-cell" style:parent-style-name="Default" style:data-style-name="N112">
      <style:text-properties style:text-position=""/>
    </style:style>
    <style:style style:name="ce3" style:family="table-cell" style:parent-style-name="Default" style:data-style-name="N112">
      <style:text-properties style:text-position=""/>
      <style:map style:condition="cell-content()&gt;0" style:apply-style-name="Untitled1" style:base-cell-address="4dBoundaries.E3"/>
    </style:style>
    <style:style style:name="ce4" style:family="table-cell" style:parent-style-name="Default" style:data-style-name="N11">
      <style:text-properties style:text-position=""/>
    </style:style>
    <style:style style:name="ce5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12">
      <style:text-properties style:text-position=""/>
      <style:map style:condition="cell-content()&lt;0" style:apply-style-name="Untitled1" style:base-cell-address="5dBoundaries.D1"/>
    </style:style>
    <style:style style:name="ce7" style:family="table-cell" style:parent-style-name="Default" style:data-style-name="N112">
      <style:text-properties style:text-position=""/>
      <style:map style:condition="cell-content()&gt;0" style:apply-style-name="Untitled1" style:base-cell-address="5dBoundaries.E3"/>
    </style:style>
    <style:style style:name="ce8" style:family="table-cell" style:parent-style-name="Default" style:data-style-name="N112">
      <style:text-properties style:text-position=""/>
      <style:map style:condition="cell-content()&lt;0" style:apply-style-name="Untitled1" style:base-cell-address="6dBoundaries.D1"/>
    </style:style>
    <style:style style:name="ce9" style:family="table-cell" style:parent-style-name="Default" style:data-style-name="N112">
      <style:text-properties style:text-position=""/>
      <style:map style:condition="cell-content()&gt;0" style:apply-style-name="Untitled1" style:base-cell-address="6dBoundaries.E3"/>
    </style:style>
    <style:style style:name="ce10" style:family="table-cell" style:parent-style-name="Default" style:data-style-name="N112">
      <style:map style:condition="cell-content()&lt;0" style:apply-style-name="Untitled1" style:base-cell-address="4dBoundaries.D1"/>
    </style:style>
    <style:style style:name="ce11" style:family="table-cell" style:parent-style-name="Default" style:data-style-name="N112"/>
    <style:style style:name="ce12" style:family="table-cell" style:parent-style-name="Default" style:data-style-name="N112">
      <style:map style:condition="cell-content()&gt;0" style:apply-style-name="Untitled1" style:base-cell-address="4dBoundaries.E3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2">
      <style:map style:condition="cell-content()&lt;0" style:apply-style-name="Untitled1" style:base-cell-address="5dBoundaries.D1"/>
    </style:style>
    <style:style style:name="ce16" style:family="table-cell" style:parent-style-name="Default" style:data-style-name="N112">
      <style:map style:condition="cell-content()&gt;0" style:apply-style-name="Untitled1" style:base-cell-address="5dBoundaries.E3"/>
    </style:style>
    <style:style style:name="ce17" style:family="table-cell" style:parent-style-name="Default" style:data-style-name="N112">
      <style:map style:condition="cell-content()&lt;0" style:apply-style-name="Untitled1" style:base-cell-address="6dBoundaries.D1"/>
    </style:style>
    <style:style style:name="ce18" style:family="table-cell" style:parent-style-name="Default" style:data-style-name="N112">
      <style:map style:condition="cell-content()&gt;0" style:apply-style-name="Untitled1" style:base-cell-address="6dBoundaries.E3"/>
    </style:style>
    <style:style style:name="ce19" style:family="table-cell" style:parent-style-name="Default" style:data-style-name="N112">
      <style:map style:condition="cell-content()&lt;0" style:apply-style-name="Untitled1" style:base-cell-address="7dBoundaries.D1"/>
    </style:style>
    <style:style style:name="ce20" style:family="table-cell" style:parent-style-name="Default" style:data-style-name="N112">
      <style:map style:condition="cell-content()&gt;0" style:apply-style-name="Untitled1" style:base-cell-address="7dBoundaries.E3"/>
    </style:style>
  </office:automatic-styles>
  <office:body>
    <office:spreadsheet>
      <table:calculation-settings table:automatic-find-labels="false"/>
      <table:table table:name="OldBoundaries_hotfix0724 (rearranged)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GI</text:p>
          </table:table-cell>
          <table:table-cell office:value-type="float" office:value="-0.1005508688" calcext:value-type="float">
            <text:p>-0.1005508688</text:p>
          </table:table-cell>
          <table:table-cell office:value-type="float" office:value="0.2285528511" calcext:value-type="float">
            <text:p>0.2285528511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8" calcext:value-type="float">
            <text:p>0.2243788698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" calcext:value-type="float">
            <text:p>0.4494864725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5053002928" calcext:value-type="float">
            <text:p>-0.5053002928</text:p>
          </table:table-cell>
          <table:table-cell office:value-type="float" office:value="0.0000000164007038365006" calcext:value-type="float">
            <text:p>1.64007038365006E-08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484969661" calcext:value-type="float">
            <text:p>-0.4484969661</text:p>
          </table:table-cell>
          <table:table-cell office:value-type="float" office:value="0.0000000161032508051582" calcext:value-type="float">
            <text:p>1.61032508051582E-08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" calcext:value-type="float">
            <text:p>0.4500630907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1" calcext:value-type="float">
            <text:p>0.4940686661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0.000004315" calcext:value-type="float">
            <text:p>0.000004315</text:p>
          </table:table-cell>
          <table:table-cell office:value-type="float" office:value="0.3199631397" calcext:value-type="float">
            <text:p>0.3199631397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0004315" calcext:value-type="float">
            <text:p>0.000004315</text:p>
          </table:table-cell>
          <table:table-cell office:value-type="float" office:value="0.3199625037" calcext:value-type="float">
            <text:p>0.319962503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154491109" calcext:value-type="float">
            <text:p>-0.0154491109</text:p>
          </table:table-cell>
          <table:table-cell office:value-type="float" office:value="0.2570041987" calcext:value-type="float">
            <text:p>0.2570041987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0.0305086669" calcext:value-type="float">
            <text:p>-0.0305086669</text:p>
          </table:table-cell>
          <table:table-cell office:value-type="float" office:value="0.1645514376" calcext:value-type="float">
            <text:p>0.164551437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1016323237" calcext:value-type="float">
            <text:p>-0.1016323237</text:p>
          </table:table-cell>
          <table:table-cell office:value-type="float" office:value="0.0000887734027675204" calcext:value-type="float">
            <text:p>8.87734027675204E-05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" calcext:value-type="float">
            <text:p>0.0019355642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4" calcext:value-type="float">
            <text:p>3.8548529424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2137038487" calcext:value-type="float">
            <text:p>-0.2137038487</text:p>
          </table:table-cell>
          <table:table-cell office:value-type="float" office:value="3.9008176739" calcext:value-type="float">
            <text:p>3.9008176739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-0.2822085812" calcext:value-type="float">
            <text:p>-0.2822085812</text:p>
          </table:table-cell>
          <table:table-cell office:value-type="float" office:value="0.0013448465" calcext:value-type="float">
            <text:p>0.0013448465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" calcext:value-type="float">
            <text:p>0.3511114951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" calcext:value-type="float">
            <text:p>0.759661600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3" calcext:value-type="float">
            <text:p>0.4309283263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8" calcext:value-type="float">
            <text:p>0.4309036928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" calcext:value-type="float">
            <text:p>0.4308951648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6" calcext:value-type="float">
            <text:p>0.7286397766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-0.000003139" calcext:value-type="float">
            <text:p>-0.000003139</text:p>
          </table:table-cell>
          <table:table-cell office:value-type="float" office:value="0.6899257035" calcext:value-type="float">
            <text:p>0.6899257035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6285956685" calcext:value-type="float">
            <text:p>-0.6285956685</text:p>
          </table:table-cell>
          <table:table-cell office:value-type="float" office:value="0.00000291347769625047" calcext:value-type="float">
            <text:p>2.91347769625047E-06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" calcext:value-type="float">
            <text:p>0.4297048852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" calcext:value-type="float">
            <text:p>0.4296937967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-9.8465389886" calcext:value-type="float">
            <text:p>-9.8465389886</text:p>
          </table:table-cell>
          <table:table-cell office:value-type="float" office:value="10.1713439906" calcext:value-type="float">
            <text:p>10.1713439906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5" calcext:value-type="float">
            <text:p>0.3247938565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2" calcext:value-type="float">
            <text:p>0.324793612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3" calcext:value-type="float">
            <text:p>0.1078227223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" calcext:value-type="float">
            <text:p>0.1078146703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.000002111" calcext:value-type="float">
            <text:p>0.000002111</text:p>
          </table:table-cell>
          <table:table-cell office:value-type="float" office:value="1.2881545779" calcext:value-type="float">
            <text:p>1.2881545779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-0.2590141392" calcext:value-type="float">
            <text:p>-0.2590141392</text:p>
          </table:table-cell>
          <table:table-cell office:value-type="float" office:value="0.5581791418" calcext:value-type="float">
            <text:p>0.5581791418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" calcext:value-type="float">
            <text:p>0.3608322981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" calcext:value-type="float">
            <text:p>3.7274359759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6" calcext:value-type="float">
            <text:p>0.030718446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4" calcext:value-type="float">
            <text:p>0.0307041274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2" calcext:value-type="float">
            <text:p>0.3520822662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-0.000002353" calcext:value-type="float">
            <text:p>-0.000002353</text:p>
          </table:table-cell>
          <table:table-cell office:value-type="float" office:value="0.3520541825" calcext:value-type="float">
            <text:p>0.3520541825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5" calcext:value-type="float">
            <text:p>0.3666288075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" calcext:value-type="float">
            <text:p>0.2300317792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" calcext:value-type="float">
            <text:p>1.3314328627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" calcext:value-type="float">
            <text:p>1.4240369318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2.3766919281" calcext:value-type="float">
            <text:p>-2.3766919281</text:p>
          </table:table-cell>
          <table:table-cell office:value-type="float" office:value="3.8708779174" calcext:value-type="float">
            <text:p>3.8708779174</text:p>
          </table:table-cell>
        </table:table-row>
        <table:table-row table:style-name="ro1">
          <table:table-cell office:value-type="string" calcext:value-type="string">
            <text:p>GLCtexi</text:p>
          </table:table-cell>
          <table:table-cell office:value-type="float" office:value="0.0005748567" calcext:value-type="float">
            <text:p>0.0005748567</text:p>
          </table:table-cell>
          <table:table-cell office:value-type="float" office:value="0.2300091883" calcext:value-type="float">
            <text:p>0.2300091883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-0.6658640093" calcext:value-type="float">
            <text:p>-0.6658640093</text:p>
          </table:table-cell>
          <table:table-cell office:value-type="float" office:value="0.5031775589" calcext:value-type="float">
            <text:p>0.5031775589</text:p>
          </table:table-cell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-0.665981886" calcext:value-type="float">
            <text:p>-0.665981886</text:p>
          </table:table-cell>
          <table:table-cell office:value-type="float" office:value="0.5031775461" calcext:value-type="float">
            <text:p>0.5031775461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1753025" calcext:value-type="float">
            <text:p>-0.0001753025</text:p>
          </table:table-cell>
          <table:table-cell office:value-type="float" office:value="0.0004267515" calcext:value-type="float">
            <text:p>0.0004267515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</table:table-row>
        <table:table-row table:style-name="ro1">
          <table:table-cell office:value-type="string" calcext:value-type="string">
            <text:p>ACACtex</text:p>
          </table:table-cell>
          <table:table-cell office:value-type="float" office:value="-0.0004260226" calcext:value-type="float">
            <text:p>-0.0004260226</text:p>
          </table:table-cell>
          <table:table-cell office:value-type="float" office:value="0.0001747593" calcext:value-type="float">
            <text:p>0.0001747593</text:p>
          </table:table-cell>
        </table:table-row>
      </table:table>
      <table:table table:name="1dBoundari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GI</text:p>
          </table:table-cell>
          <table:table-cell office:value-type="float" office:value="-0.0053371397" calcext:value-type="float">
            <text:p>-0.0053371397</text:p>
          </table:table-cell>
          <table:table-cell office:value-type="float" office:value="0.2403304591" calcext:value-type="float">
            <text:p>0.2403304591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0499659948" calcext:value-type="float">
            <text:p>0.0499659948</text:p>
          </table:table-cell>
          <table:table-cell office:value-type="float" office:value="0.2399421367" calcext:value-type="float">
            <text:p>0.2399421367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0499658817" calcext:value-type="float">
            <text:p>0.0499658817</text:p>
          </table:table-cell>
          <table:table-cell office:value-type="float" office:value="0.2320503384" calcext:value-type="float">
            <text:p>0.2320503384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0499655816" calcext:value-type="float">
            <text:p>0.0499655816</text:p>
          </table:table-cell>
          <table:table-cell office:value-type="float" office:value="0.2316952868" calcext:value-type="float">
            <text:p>0.2316952868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1227249927" calcext:value-type="float">
            <text:p>0.1227249927</text:p>
          </table:table-cell>
          <table:table-cell office:value-type="float" office:value="0.4264863593" calcext:value-type="float">
            <text:p>0.4264863593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4264858337" calcext:value-type="float">
            <text:p>-0.4264858337</text:p>
          </table:table-cell>
          <table:table-cell office:value-type="float" office:value="-0.0421508705" calcext:value-type="float">
            <text:p>-0.0421508705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098778166" calcext:value-type="float">
            <text:p>-0.4098778166</text:p>
          </table:table-cell>
          <table:table-cell office:value-type="float" office:value="-0.0421508473" calcext:value-type="float">
            <text:p>-0.0421508473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0421508579" calcext:value-type="float">
            <text:p>0.0421508579</text:p>
          </table:table-cell>
          <table:table-cell office:value-type="float" office:value="0.409867109" calcext:value-type="float">
            <text:p>0.409867109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0000000001335260200202" calcext:value-type="float">
            <text:p>1.335260200202E-10</text:p>
          </table:table-cell>
          <table:table-cell office:value-type="float" office:value="0.3203480939" calcext:value-type="float">
            <text:p>0.3203480939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0.000000487907995367173" calcext:value-type="float">
            <text:p>4.87907995367173E-07</text:p>
          </table:table-cell>
          <table:table-cell office:value-type="float" office:value="0.2122735719" calcext:value-type="float">
            <text:p>0.2122735719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-0.00000242793077652196" calcext:value-type="float">
            <text:p>-2.42793077652196E-06</text:p>
          </table:table-cell>
          <table:table-cell office:value-type="float" office:value="0.2122733889" calcext:value-type="float">
            <text:p>0.2122733889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043104836" calcext:value-type="float">
            <text:p>-0.0043104836</text:p>
          </table:table-cell>
          <table:table-cell office:value-type="float" office:value="0.1590870522" calcext:value-type="float">
            <text:p>0.1590870522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0.0127473613" calcext:value-type="float">
            <text:p>-0.0127473613</text:p>
          </table:table-cell>
          <table:table-cell office:value-type="float" office:value="0.0964045191" calcext:value-type="float">
            <text:p>0.0964045191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626825331" calcext:value-type="float">
            <text:p>-0.0626825331</text:p>
          </table:table-cell>
          <table:table-cell office:value-type="float" office:value="0.0000866481136240109" calcext:value-type="float">
            <text:p>8.66481136240109E-05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0000000000169592099195724" calcext:value-type="float">
            <text:p>1.69592099195724E-11</text:p>
          </table:table-cell>
          <table:table-cell office:value-type="float" office:value="0.0011532765" calcext:value-type="float">
            <text:p>0.0011532765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000025735219370821" calcext:value-type="float">
            <text:p>2.5735219370821E-06</text:p>
          </table:table-cell>
          <table:table-cell office:value-type="float" office:value="0.9613349622" calcext:value-type="float">
            <text:p>0.9613349622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1740797613" calcext:value-type="float">
            <text:p>-0.1740797613</text:p>
          </table:table-cell>
          <table:table-cell office:value-type="float" office:value="1.0114422821" calcext:value-type="float">
            <text:p>1.0114422821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0000000374488908241609" calcext:value-type="float">
            <text:p>3.74488908241609E-08</text:p>
          </table:table-cell>
          <table:table-cell office:value-type="float" office:value="0.0013751392" calcext:value-type="float">
            <text:p>0.0013751392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.0002381571" calcext:value-type="float">
            <text:p>0.0002381571</text:p>
          </table:table-cell>
          <table:table-cell office:value-type="float" office:value="0.1664841323" calcext:value-type="float">
            <text:p>0.1664841323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0856590987" calcext:value-type="float">
            <text:p>0.0856590987</text:p>
          </table:table-cell>
          <table:table-cell office:value-type="float" office:value="0.5524864437" calcext:value-type="float">
            <text:p>0.552486443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.0525869872" calcext:value-type="float">
            <text:p>0.0525869872</text:p>
          </table:table-cell>
          <table:table-cell office:value-type="float" office:value="0.3600404061" calcext:value-type="float">
            <text:p>0.3600404061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0.0521293989" calcext:value-type="float">
            <text:p>0.0521293989</text:p>
          </table:table-cell>
          <table:table-cell office:value-type="float" office:value="0.3600404061" calcext:value-type="float">
            <text:p>0.3600404061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0.0429558301" calcext:value-type="float">
            <text:p>0.0429558301</text:p>
          </table:table-cell>
          <table:table-cell office:value-type="float" office:value="0.3600404061" calcext:value-type="float">
            <text:p>0.3600404061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0.000572636" calcext:value-type="float">
            <text:p>0.000572636</text:p>
          </table:table-cell>
          <table:table-cell office:value-type="float" office:value="0.3162074591" calcext:value-type="float">
            <text:p>0.3162074591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.000547001" calcext:value-type="float">
            <text:p>0.000547001</text:p>
          </table:table-cell>
          <table:table-cell office:value-type="float" office:value="0.3090853543" calcext:value-type="float">
            <text:p>0.3090853543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3090853531" calcext:value-type="float">
            <text:p>-0.3090853531</text:p>
          </table:table-cell>
          <table:table-cell office:value-type="float" office:value="-0.0005482416" calcext:value-type="float">
            <text:p>-0.0005482416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0111473264" calcext:value-type="float">
            <text:p>0.0111473264</text:p>
          </table:table-cell>
          <table:table-cell office:value-type="float" office:value="0.3529183013" calcext:value-type="float">
            <text:p>0.3529183013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0.0111464947" calcext:value-type="float">
            <text:p>0.0111464947</text:p>
          </table:table-cell>
          <table:table-cell office:value-type="float" office:value="0.3529183012" calcext:value-type="float">
            <text:p>0.3529183012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0.3337765964" calcext:value-type="float">
            <text:p>0.3337765964</text:p>
          </table:table-cell>
          <table:table-cell office:value-type="float" office:value="4.0508462986" calcext:value-type="float">
            <text:p>4.0508462986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0.1778868628" calcext:value-type="float">
            <text:p>0.1778868628</text:p>
          </table:table-cell>
          <table:table-cell office:value-type="float" office:value="3.8019415877" calcext:value-type="float">
            <text:p>3.8019415877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.0001134378" calcext:value-type="float">
            <text:p>0.0001134378</text:p>
          </table:table-cell>
          <table:table-cell office:value-type="float" office:value="0.2230675656" calcext:value-type="float">
            <text:p>0.2230675656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.0001134382" calcext:value-type="float">
            <text:p>0.0001134382</text:p>
          </table:table-cell>
          <table:table-cell office:value-type="float" office:value="0.2230675659" calcext:value-type="float">
            <text:p>0.2230675659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00725657565861997" calcext:value-type="float">
            <text:p>7.25657565861997E-05</text:p>
          </table:table-cell>
          <table:table-cell office:value-type="float" office:value="0.0531865197" calcext:value-type="float">
            <text:p>0.0531865197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-0.1140478325" calcext:value-type="float">
            <text:p>-0.1140478325</text:p>
          </table:table-cell>
          <table:table-cell office:value-type="float" office:value="0.0531865197" calcext:value-type="float">
            <text:p>0.0531865197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.0617512531" calcext:value-type="float">
            <text:p>0.0617512531</text:p>
          </table:table-cell>
          <table:table-cell office:value-type="float" office:value="0.791282576" calcext:value-type="float">
            <text:p>0.791282576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-0.1494387902" calcext:value-type="float">
            <text:p>-0.1494387902</text:p>
          </table:table-cell>
          <table:table-cell office:value-type="float" office:value="0.2823256661" calcext:value-type="float">
            <text:p>0.2823256661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0.0002350416" calcext:value-type="float">
            <text:p>0.0002350416</text:p>
          </table:table-cell>
          <table:table-cell office:value-type="float" office:value="0.4532816321" calcext:value-type="float">
            <text:p>0.4532816321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0.4583024251" calcext:value-type="float">
            <text:p>0.4583024251</text:p>
          </table:table-cell>
          <table:table-cell office:value-type="float" office:value="2.76885318" calcext:value-type="float">
            <text:p>2.76885318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.0001293692" calcext:value-type="float">
            <text:p>0.0001293692</text:p>
          </table:table-cell>
          <table:table-cell office:value-type="float" office:value="0.0087249868" calcext:value-type="float">
            <text:p>0.0087249868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.0001297107" calcext:value-type="float">
            <text:p>0.0001297107</text:p>
          </table:table-cell>
          <table:table-cell office:value-type="float" office:value="0.0087249868" calcext:value-type="float">
            <text:p>0.0087249868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0.0001052961" calcext:value-type="float">
            <text:p>0.0001052961</text:p>
          </table:table-cell>
          <table:table-cell office:value-type="float" office:value="0.4510281246" calcext:value-type="float">
            <text:p>0.4510281246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001052905" calcext:value-type="float">
            <text:p>0.0001052905</text:p>
          </table:table-cell>
          <table:table-cell office:value-type="float" office:value="0.4509953554" calcext:value-type="float">
            <text:p>0.4509953554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0.000118423" calcext:value-type="float">
            <text:p>0.000118423</text:p>
          </table:table-cell>
          <table:table-cell office:value-type="float" office:value="0.451039494" calcext:value-type="float">
            <text:p>0.451039494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.0727575892" calcext:value-type="float">
            <text:p>0.0727575892</text:p>
          </table:table-cell>
          <table:table-cell office:value-type="float" office:value="0.2404621099" calcext:value-type="float">
            <text:p>0.2404621099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0.1718322849" calcext:value-type="float">
            <text:p>0.1718322849</text:p>
          </table:table-cell>
          <table:table-cell office:value-type="float" office:value="1.0923471634" calcext:value-type="float">
            <text:p>1.0923471634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0111473269" calcext:value-type="float">
            <text:p>0.0111473269</text:p>
          </table:table-cell>
          <table:table-cell office:value-type="float" office:value="0.3529183013" calcext:value-type="float">
            <text:p>0.3529183013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1043458835" calcext:value-type="float">
            <text:p>0.1043458835</text:p>
          </table:table-cell>
          <table:table-cell office:value-type="float" office:value="0.9143135847" calcext:value-type="float">
            <text:p>0.9143135847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0.1585805702" calcext:value-type="float">
            <text:p>0.1585805702</text:p>
          </table:table-cell>
          <table:table-cell office:value-type="float" office:value="2.7004373119" calcext:value-type="float">
            <text:p>2.7004373119</text:p>
          </table:table-cell>
        </table:table-row>
        <table:table-row table:style-name="ro1">
          <table:table-cell office:value-type="string" calcext:value-type="string">
            <text:p>GLCtexi</text:p>
          </table:table-cell>
          <table:table-cell office:value-type="float" office:value="0.0731728811" calcext:value-type="float">
            <text:p>0.0731728811</text:p>
          </table:table-cell>
          <table:table-cell office:value-type="float" office:value="0.2404346232" calcext:value-type="float">
            <text:p>0.2404346232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0.005226616" calcext:value-type="float">
            <text:p>0.005226616</text:p>
          </table:table-cell>
          <table:table-cell office:value-type="float" office:value="0.1704204888" calcext:value-type="float">
            <text:p>0.1704204888</text:p>
          </table:table-cell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0.0052266184" calcext:value-type="float">
            <text:p>0.0052266184</text:p>
          </table:table-cell>
          <table:table-cell office:value-type="float" office:value="0.170420806" calcext:value-type="float">
            <text:p>0.170420806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0.00000000563062429083454" calcext:value-type="float">
            <text:p>5.63062429083454E-09</text:p>
          </table:table-cell>
          <table:table-cell office:value-type="float" office:value="0.0000327261465692418" calcext:value-type="float">
            <text:p>3.27261465692418E-05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.0000000058497563189192" calcext:value-type="float">
            <text:p>5.8497563189192E-09</text:p>
          </table:table-cell>
          <table:table-cell office:value-type="float" office:value="0.0000288538383279712" calcext:value-type="float">
            <text:p>2.88538383279712E-05</text:p>
          </table:table-cell>
        </table:table-row>
        <table:table-row table:style-name="ro1">
          <table:table-cell office:value-type="string" calcext:value-type="string">
            <text:p>ACACtex</text:p>
          </table:table-cell>
          <table:table-cell office:value-type="float" office:value="-0.0000327165192845109" calcext:value-type="float">
            <text:p>-3.27165192845109E-05</text:p>
          </table:table-cell>
          <table:table-cell office:value-type="float" office:value="-0.00000000563116904580395" calcext:value-type="float">
            <text:p>-5.63116904580395E-09</text:p>
          </table:table-cell>
        </table:table-row>
      </table:table>
      <table:table table:name="4dBoundaries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GI</text:p>
          </table:table-cell>
          <table:table-cell office:value-type="float" office:value="0.1362896807" calcext:value-type="float">
            <text:p>0.1362896807</text:p>
          </table:table-cell>
          <table:table-cell office:value-type="float" office:value="0.1967427152" calcext:value-type="float">
            <text:p>0.1967427152</text:p>
          </table:table-cell>
          <table:table-cell table:style-name="ce1" table:formula="of:=([.B1]-[$1dBoundaries.B1])/([$1dBoundaries.$C1]-[$1dBoundaries.$B1])" office:value-type="percentage" office:value="0.576497759947984" calcext:value-type="percentage">
            <text:p>57.6%</text:p>
          </table:table-cell>
          <table:table-cell table:style-name="ce2" table:formula="of:=([.C1]-[$1dBoundaries.C1])/([$1dBoundaries.$C1]-[$1dBoundaries.$B1])" office:value-type="percentage" office:value="-0.17742569273649" calcext:value-type="percentage">
            <text:p>-17.7%</text:p>
          </table:table-cell>
          <table:table-cell table:style-name="ce4" table:formula="of:=-[.D1]+[.E1]" office:value-type="percentage" office:value="-0.753923452684473" calcext:value-type="percentage">
            <text:p>-75.39%</text:p>
          </table:table-cell>
          <table:table-cell/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1338430167" calcext:value-type="float">
            <text:p>0.1338430167</text:p>
          </table:table-cell>
          <table:table-cell office:value-type="float" office:value="0.2005316827" calcext:value-type="float">
            <text:p>0.2005316827</text:p>
          </table:table-cell>
          <table:table-cell table:style-name="ce1" table:formula="of:=([.B2]-[$1dBoundaries.B2])/([$1dBoundaries.$C2]-[$1dBoundaries.$B2])" office:value-type="percentage" office:value="0.441513450379213" calcext:value-type="percentage">
            <text:p>44.2%</text:p>
          </table:table-cell>
          <table:table-cell table:style-name="ce2" table:formula="of:=([.C2]-[$1dBoundaries.C2])/([$1dBoundaries.$C2]-[$1dBoundaries.$B2])" office:value-type="percentage" office:value="-0.20744949131952" calcext:value-type="percentage">
            <text:p>-20.7%</text:p>
          </table:table-cell>
          <table:table-cell table:style-name="ce4" table:formula="of:=-[.D2]+[.E2]" office:value-type="percentage" office:value="-0.648962941698733" calcext:value-type="percentage">
            <text:p>-64.90%</text:p>
          </table:table-cell>
          <table:table-cell/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1350351722" calcext:value-type="float">
            <text:p>0.1350351722</text:p>
          </table:table-cell>
          <table:table-cell office:value-type="float" office:value="0.2004776233" calcext:value-type="float">
            <text:p>0.2004776233</text:p>
          </table:table-cell>
          <table:table-cell table:style-name="ce1" table:formula="of:=([.B3]-[$1dBoundaries.B3])/([$1dBoundaries.$C3]-[$1dBoundaries.$B3])" office:value-type="percentage" office:value="0.467196882379472" calcext:value-type="percentage">
            <text:p>46.7%</text:p>
          </table:table-cell>
          <table:table-cell table:formula="of:=([.C3]-[$1dBoundaries.C3])/([$1dBoundaries.$C3]-[$1dBoundaries.$B3])" office:value-type="percentage" office:value="-0.173395992564147" calcext:value-type="percentage">
            <text:p>-17.3%</text:p>
          </table:table-cell>
          <table:table-cell table:style-name="ce4" table:formula="of:=-[.D3]+[.E3]" office:value-type="percentage" office:value="-0.640592874943619" calcext:value-type="percentage">
            <text:p>-64.06%</text:p>
          </table:table-cell>
          <table:table-cell/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1369292874" calcext:value-type="float">
            <text:p>0.1369292874</text:p>
          </table:table-cell>
          <table:table-cell office:value-type="float" office:value="0.2005328667" calcext:value-type="float">
            <text:p>0.2005328667</text:p>
          </table:table-cell>
          <table:table-cell table:style-name="ce1" table:formula="of:=([.B4]-[$1dBoundaries.B4])/([$1dBoundaries.$C4]-[$1dBoundaries.$B4])" office:value-type="percentage" office:value="0.478533246418319" calcext:value-type="percentage">
            <text:p>47.9%</text:p>
          </table:table-cell>
          <table:table-cell table:formula="of:=([.C4]-[$1dBoundaries.C4])/([$1dBoundaries.$C4]-[$1dBoundaries.$B4])" office:value-type="percentage" office:value="-0.171476754808492" calcext:value-type="percentage">
            <text:p>-17.1%</text:p>
          </table:table-cell>
          <table:table-cell table:style-name="ce4" table:formula="of:=-[.D4]+[.E4]" office:value-type="percentage" office:value="-0.650010001226811" calcext:value-type="percentage">
            <text:p>-65.00%</text:p>
          </table:table-cell>
          <table:table-cell/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3445526281" calcext:value-type="float">
            <text:p>0.3445526281</text:p>
          </table:table-cell>
          <table:table-cell office:value-type="float" office:value="0.4284872079" calcext:value-type="float">
            <text:p>0.4284872079</text:p>
          </table:table-cell>
          <table:table-cell table:style-name="ce1" table:formula="of:=([.B5]-[$1dBoundaries.B5])/([$1dBoundaries.$C5]-[$1dBoundaries.$B5])" office:value-type="percentage" office:value="0.730269414714965" calcext:value-type="percentage">
            <text:p>73.0%</text:p>
          </table:table-cell>
          <table:table-cell table:formula="of:=([.C5]-[$1dBoundaries.C5])/([$1dBoundaries.$C5]-[$1dBoundaries.$B5])" office:value-type="percentage" office:value="0.00658690939666056" calcext:value-type="percentage">
            <text:p>0.7%</text:p>
          </table:table-cell>
          <table:table-cell table:style-name="ce4" table:formula="of:=-[.D5]+[.E5]" office:value-type="percentage" office:value="-0.723682505318305" calcext:value-type="percentage">
            <text:p>-72.37%</text:p>
          </table:table-cell>
          <table:table-cell/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4284130009" calcext:value-type="float">
            <text:p>-0.4284130009</text:p>
          </table:table-cell>
          <table:table-cell office:value-type="float" office:value="-0.343674425" calcext:value-type="float">
            <text:p>-0.343674425</text:p>
          </table:table-cell>
          <table:table-cell table:style-name="ce1" table:formula="of:=([.B6]-[$1dBoundaries.B6])/([$1dBoundaries.$C6]-[$1dBoundaries.$B6])" office:value-type="percentage" office:value="-0.00501429061762749" calcext:value-type="percentage">
            <text:p>-0.5%</text:p>
          </table:table-cell>
          <table:table-cell table:formula="of:=([.C6]-[$1dBoundaries.C6])/([$1dBoundaries.$C6]-[$1dBoundaries.$B6])" office:value-type="percentage" office:value="-0.784533241497192" calcext:value-type="percentage">
            <text:p>-78.5%</text:p>
          </table:table-cell>
          <table:table-cell table:style-name="ce4" table:formula="of:=-[.D6]+[.E6]" office:value-type="percentage" office:value="-0.779518950879564" calcext:value-type="percentage">
            <text:p>-77.95%</text:p>
          </table:table-cell>
          <table:table-cell/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269805244" calcext:value-type="float">
            <text:p>-0.4269805244</text:p>
          </table:table-cell>
          <table:table-cell office:value-type="float" office:value="-0.3376393573" calcext:value-type="float">
            <text:p>-0.3376393573</text:p>
          </table:table-cell>
          <table:table-cell table:style-name="ce1" table:formula="of:=([.B7]-[$1dBoundaries.B7])/([$1dBoundaries.$C7]-[$1dBoundaries.$B7])" office:value-type="percentage" office:value="-0.0465092561270567" calcext:value-type="percentage">
            <text:p>-4.7%</text:p>
          </table:table-cell>
          <table:table-cell table:formula="of:=([.C7]-[$1dBoundaries.C7])/([$1dBoundaries.$C7]-[$1dBoundaries.$B7])" office:value-type="percentage" office:value="-0.80355408949876" calcext:value-type="percentage">
            <text:p>-80.4%</text:p>
          </table:table-cell>
          <table:table-cell table:style-name="ce4" table:formula="of:=-[.D7]+[.E7]" office:value-type="percentage" office:value="-0.757044833371703" calcext:value-type="percentage">
            <text:p>-75.70%</text:p>
          </table:table-cell>
          <table:table-cell/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3393132197" calcext:value-type="float">
            <text:p>0.3393132197</text:p>
          </table:table-cell>
          <table:table-cell office:value-type="float" office:value="0.4271735932" calcext:value-type="float">
            <text:p>0.4271735932</text:p>
          </table:table-cell>
          <table:table-cell table:style-name="ce1" table:formula="of:=([.B8]-[$1dBoundaries.B8])/([$1dBoundaries.$C8]-[$1dBoundaries.$B8])" office:value-type="percentage" office:value="0.80812953170021" calcext:value-type="percentage">
            <text:p>80.8%</text:p>
          </table:table-cell>
          <table:table-cell table:formula="of:=([.C8]-[$1dBoundaries.C8])/([$1dBoundaries.$C8]-[$1dBoundaries.$B8])" office:value-type="percentage" office:value="0.0470647792917196" calcext:value-type="percentage">
            <text:p>4.7%</text:p>
          </table:table-cell>
          <table:table-cell table:style-name="ce4" table:formula="of:=-[.D8]+[.E8]" office:value-type="percentage" office:value="-0.761064752408491" calcext:value-type="percentage">
            <text:p>-76.11%</text:p>
          </table:table-cell>
          <table:table-cell/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0754189504" calcext:value-type="float">
            <text:p>0.0754189504</text:p>
          </table:table-cell>
          <table:table-cell office:value-type="float" office:value="0.3191418778" calcext:value-type="float">
            <text:p>0.3191418778</text:p>
          </table:table-cell>
          <table:table-cell table:style-name="ce1" table:formula="of:=([.B9]-[$1dBoundaries.B9])/([$1dBoundaries.$C9]-[$1dBoundaries.$B9])" office:value-type="percentage" office:value="0.235428122514294" calcext:value-type="percentage">
            <text:p>23.5%</text:p>
          </table:table-cell>
          <table:table-cell table:formula="of:=([.C9]-[$1dBoundaries.C9])/([$1dBoundaries.$C9]-[$1dBoundaries.$B9])" office:value-type="percentage" office:value="-0.00376532941344515" calcext:value-type="percentage">
            <text:p>-0.4%</text:p>
          </table:table-cell>
          <table:table-cell table:style-name="ce4" table:formula="of:=-[.D9]+[.E9]" office:value-type="percentage" office:value="-0.239193451927739" calcext:value-type="percentage">
            <text:p>-23.92%</text:p>
          </table:table-cell>
          <table:table-cell/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0.0260085258" calcext:value-type="float">
            <text:p>0.0260085258</text:p>
          </table:table-cell>
          <table:table-cell office:value-type="float" office:value="0.093083756" calcext:value-type="float">
            <text:p>0.093083756</text:p>
          </table:table-cell>
          <table:table-cell table:style-name="ce1" table:formula="of:=([.B10]-[$1dBoundaries.B10])/([$1dBoundaries.$C10]-[$1dBoundaries.$B10])" office:value-type="percentage" office:value="0.122521600020586" calcext:value-type="percentage">
            <text:p>12.3%</text:p>
          </table:table-cell>
          <table:table-cell table:formula="of:=([.C10]-[$1dBoundaries.C10])/([$1dBoundaries.$C10]-[$1dBoundaries.$B10])" office:value-type="percentage" office:value="-0.561492835825051" calcext:value-type="percentage">
            <text:p>-56.1%</text:p>
          </table:table-cell>
          <table:table-cell table:style-name="ce4" table:formula="of:=-[.D10]+[.E10]" office:value-type="percentage" office:value="-0.684014435845637" calcext:value-type="percentage">
            <text:p>-68.40%</text:p>
          </table:table-cell>
          <table:table-cell/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26058704" calcext:value-type="float">
            <text:p>0.026058704</text:p>
          </table:table-cell>
          <table:table-cell office:value-type="float" office:value="0.0915827948" calcext:value-type="float">
            <text:p>0.0915827948</text:p>
          </table:table-cell>
          <table:table-cell table:style-name="ce1" table:formula="of:=([.B11]-[$1dBoundaries.B11])/([$1dBoundaries.$C11]-[$1dBoundaries.$B11])" office:value-type="percentage" office:value="0.122770140847236" calcext:value-type="percentage">
            <text:p>12.3%</text:p>
          </table:table-cell>
          <table:table-cell table:formula="of:=([.C11]-[$1dBoundaries.C11])/([$1dBoundaries.$C11]-[$1dBoundaries.$B11])" office:value-type="percentage" office:value="-0.568555551460734" calcext:value-type="percentage">
            <text:p>-56.9%</text:p>
          </table:table-cell>
          <table:table-cell table:style-name="ce4" table:formula="of:=-[.D11]+[.E11]" office:value-type="percentage" office:value="-0.691325692307971" calcext:value-type="percentage">
            <text:p>-69.13%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.0031777526" calcext:value-type="float">
            <text:p>0.0031777526</text:p>
          </table:table-cell>
          <table:table-cell office:value-type="float" office:value="0.0489353357" calcext:value-type="float">
            <text:p>0.0489353357</text:p>
          </table:table-cell>
          <table:table-cell table:style-name="ce1" table:formula="of:=([.B12]-[$1dBoundaries.B12])/([$1dBoundaries.$C12]-[$1dBoundaries.$B12])" office:value-type="percentage" office:value="0.0458283300500056" calcext:value-type="percentage">
            <text:p>4.6%</text:p>
          </table:table-cell>
          <table:table-cell table:formula="of:=([.C12]-[$1dBoundaries.C12])/([$1dBoundaries.$C12]-[$1dBoundaries.$B12])" office:value-type="percentage" office:value="-0.674133278453028" calcext:value-type="percentage">
            <text:p>-67.4%</text:p>
          </table:table-cell>
          <table:table-cell table:style-name="ce4" table:formula="of:=-[.D12]+[.E12]" office:value-type="percentage" office:value="-0.719961608503033" calcext:value-type="percentage">
            <text:p>-72.00%</text:p>
          </table:table-cell>
          <table:table-cell/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0.00478549" calcext:value-type="float">
            <text:p>-0.00478549</text:p>
          </table:table-cell>
          <table:table-cell office:value-type="float" office:value="0.0250512801" calcext:value-type="float">
            <text:p>0.0250512801</text:p>
          </table:table-cell>
          <table:table-cell table:style-name="ce1" table:formula="of:=([.B13]-[$1dBoundaries.B13])/([$1dBoundaries.$C13]-[$1dBoundaries.$B13])" office:value-type="percentage" office:value="0.0729430521107175" calcext:value-type="percentage">
            <text:p>7.3%</text:p>
          </table:table-cell>
          <table:table-cell table:formula="of:=([.C13]-[$1dBoundaries.C13])/([$1dBoundaries.$C13]-[$1dBoundaries.$B13])" office:value-type="percentage" office:value="-0.653705998820337" calcext:value-type="percentage">
            <text:p>-65.4%</text:p>
          </table:table-cell>
          <table:table-cell table:style-name="ce4" table:formula="of:=-[.D13]+[.E13]" office:value-type="percentage" office:value="-0.726649050931055" calcext:value-type="percentage">
            <text:p>-72.66%</text:p>
          </table:table-cell>
          <table:table-cell/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31679013" calcext:value-type="float">
            <text:p>-0.031679013</text:p>
          </table:table-cell>
          <table:table-cell office:value-type="float" office:value="-0.0013892993" calcext:value-type="float">
            <text:p>-0.0013892993</text:p>
          </table:table-cell>
          <table:table-cell table:style-name="ce1" table:formula="of:=([.B14]-[$1dBoundaries.B14])/([$1dBoundaries.$C14]-[$1dBoundaries.$B14])" office:value-type="percentage" office:value="0.493929018995563" calcext:value-type="percentage">
            <text:p>49.4%</text:p>
          </table:table-cell>
          <table:table-cell table:formula="of:=([.C14]-[$1dBoundaries.C14])/([$1dBoundaries.$C14]-[$1dBoundaries.$B14])" office:value-type="percentage" office:value="-0.023513886673157" calcext:value-type="percentage">
            <text:p>-2.4%</text:p>
          </table:table-cell>
          <table:table-cell table:style-name="ce4" table:formula="of:=-[.D14]+[.E14]" office:value-type="percentage" office:value="-0.51744290566872" calcext:value-type="percentage">
            <text:p>-51.74%</text:p>
          </table:table-cell>
          <table:table-cell/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3.84756687053549E-016" calcext:value-type="float">
            <text:p>3.84756687053549E-16</text:p>
          </table:table-cell>
          <table:table-cell office:value-type="float" office:value="0.0026072812" calcext:value-type="float">
            <text:p>0.0026072812</text:p>
          </table:table-cell>
          <table:table-cell table:style-name="ce1" table:formula="of:=([.B15]-[$1dBoundaries.B15])/([$1dBoundaries.$C15]-[$1dBoundaries.$B15])" office:value-type="percentage" office:value="-0.0000000147049085039615" calcext:value-type="percentage">
            <text:p>0.0%</text:p>
          </table:table-cell>
          <table:table-cell table:formula="of:=([.C15]-[$1dBoundaries.C15])/([$1dBoundaries.$C15]-[$1dBoundaries.$B15])" office:value-type="percentage" office:value="1.26075986234133" calcext:value-type="percentage">
            <text:p>126.1%</text:p>
          </table:table-cell>
          <table:table-cell table:style-name="ce4" table:formula="of:=-[.D15]+[.E15]" office:value-type="percentage" office:value="1.26075987704624" calcext:value-type="percentage">
            <text:p>126.08%</text:p>
          </table:table-cell>
          <table:table-cell/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02064606" calcext:value-type="float">
            <text:p>0.002064606</text:p>
          </table:table-cell>
          <table:table-cell office:value-type="float" office:value="1.109803038" calcext:value-type="float">
            <text:p>1.109803038</text:p>
          </table:table-cell>
          <table:table-cell table:style-name="ce1" table:formula="of:=([.B16]-[$1dBoundaries.B16])/([$1dBoundaries.$C16]-[$1dBoundaries.$B16])" office:value-type="percentage" office:value="0.00214497347883851" calcext:value-type="percentage">
            <text:p>0.2%</text:p>
          </table:table-cell>
          <table:table-cell table:formula="of:=([.C16]-[$1dBoundaries.C16])/([$1dBoundaries.$C16]-[$1dBoundaries.$B16])" office:value-type="percentage" office:value="0.154439897738346" calcext:value-type="percentage">
            <text:p>15.4%</text:p>
          </table:table-cell>
          <table:table-cell table:style-name="ce4" table:formula="of:=-[.D16]+[.E16]" office:value-type="percentage" office:value="0.152294924259507" calcext:value-type="percentage">
            <text:p>15.23%</text:p>
          </table:table-cell>
          <table:table-cell/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0023340723" calcext:value-type="float">
            <text:p>-0.0023340723</text:p>
          </table:table-cell>
          <table:table-cell office:value-type="float" office:value="0.8171381369" calcext:value-type="float">
            <text:p>0.8171381369</text:p>
          </table:table-cell>
          <table:table-cell table:style-name="ce1" table:formula="of:=([.B17]-[$1dBoundaries.B17])/([$1dBoundaries.$C17]-[$1dBoundaries.$B17])" office:value-type="percentage" office:value="0.144869249758903" calcext:value-type="percentage">
            <text:p>14.5%</text:p>
          </table:table-cell>
          <table:table-cell table:formula="of:=([.C17]-[$1dBoundaries.C17])/([$1dBoundaries.$C17]-[$1dBoundaries.$B17])" office:value-type="percentage" office:value="-0.163897538878947" calcext:value-type="percentage">
            <text:p>-16.4%</text:p>
          </table:table-cell>
          <table:table-cell table:style-name="ce4" table:formula="of:=-[.D17]+[.E17]" office:value-type="percentage" office:value="-0.30876678863785" calcext:value-type="percentage">
            <text:p>-30.88%</text:p>
          </table:table-cell>
          <table:table-cell/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00000158125688398331" calcext:value-type="float">
            <text:p>1.58125688398331E-06</text:p>
          </table:table-cell>
          <table:table-cell office:value-type="float" office:value="0.0000290137381557184" calcext:value-type="float">
            <text:p>2.90137381557184E-05</text:p>
          </table:table-cell>
          <table:table-cell table:style-name="ce1" table:formula="of:=([.B18]-[$1dBoundaries.B18])/([$1dBoundaries.$C18]-[$1dBoundaries.$B18])" office:value-type="percentage" office:value="0.00112268636987328" calcext:value-type="percentage">
            <text:p>0.1%</text:p>
          </table:table-cell>
          <table:table-cell table:formula="of:=([.C18]-[$1dBoundaries.C18])/([$1dBoundaries.$C18]-[$1dBoundaries.$B18])" office:value-type="percentage" office:value="-0.978927894432887" calcext:value-type="percentage">
            <text:p>-97.9%</text:p>
          </table:table-cell>
          <table:table-cell table:style-name="ce4" table:formula="of:=-[.D18]+[.E18]" office:value-type="percentage" office:value="-0.98005058080276" calcext:value-type="percentage">
            <text:p>-98.01%</text:p>
          </table:table-cell>
          <table:table-cell/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.000003196" calcext:value-type="float">
            <text:p>0.000003196</text:p>
          </table:table-cell>
          <table:table-cell office:value-type="float" office:value="0.0662671739" calcext:value-type="float">
            <text:p>0.0662671739</text:p>
          </table:table-cell>
          <table:table-cell table:style-name="ce1" table:formula="of:=([.B19]-[$1dBoundaries.B19])/([$1dBoundaries.$C19]-[$1dBoundaries.$B19])" office:value-type="percentage" office:value="-0.00141333406548539" calcext:value-type="percentage">
            <text:p>-0.1%</text:p>
          </table:table-cell>
          <table:table-cell table:formula="of:=([.C19]-[$1dBoundaries.C19])/([$1dBoundaries.$C19]-[$1dBoundaries.$B19])" office:value-type="percentage" office:value="-0.602823366276599" calcext:value-type="percentage">
            <text:p>-60.3%</text:p>
          </table:table-cell>
          <table:table-cell table:style-name="ce4" table:formula="of:=-[.D19]+[.E19]" office:value-type="percentage" office:value="-0.601410032211114" calcext:value-type="percentage">
            <text:p>-60.14%</text:p>
          </table:table-cell>
          <table:table-cell/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3229436913" calcext:value-type="float">
            <text:p>0.3229436913</text:p>
          </table:table-cell>
          <table:table-cell office:value-type="float" office:value="0.5117718995" calcext:value-type="float">
            <text:p>0.5117718995</text:p>
          </table:table-cell>
          <table:table-cell table:style-name="ce1" table:formula="of:=([.B20]-[$1dBoundaries.B20])/([$1dBoundaries.$C20]-[$1dBoundaries.$B20])" office:value-type="percentage" office:value="0.508291973770303" calcext:value-type="percentage">
            <text:p>50.8%</text:p>
          </table:table-cell>
          <table:table-cell table:formula="of:=([.C20]-[$1dBoundaries.C20])/([$1dBoundaries.$C20]-[$1dBoundaries.$B20])" office:value-type="percentage" office:value="-0.0872154226526726" calcext:value-type="percentage">
            <text:p>-8.7%</text:p>
          </table:table-cell>
          <table:table-cell table:style-name="ce4" table:formula="of:=-[.D20]+[.E20]" office:value-type="percentage" office:value="-0.595507396422975" calcext:value-type="percentage">
            <text:p>-59.55%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.1571753559" calcext:value-type="float">
            <text:p>0.1571753559</text:p>
          </table:table-cell>
          <table:table-cell office:value-type="float" office:value="0.4044418725" calcext:value-type="float">
            <text:p>0.4044418725</text:p>
          </table:table-cell>
          <table:table-cell table:style-name="ce1" table:formula="of:=([.B21]-[$1dBoundaries.B21])/([$1dBoundaries.$C21]-[$1dBoundaries.$B21])" office:value-type="percentage" office:value="0.340176307273453" calcext:value-type="percentage">
            <text:p>34.0%</text:p>
          </table:table-cell>
          <table:table-cell table:formula="of:=([.C21]-[$1dBoundaries.C21])/([$1dBoundaries.$C21]-[$1dBoundaries.$B21])" office:value-type="percentage" office:value="0.144416889422985" calcext:value-type="percentage">
            <text:p>14.4%</text:p>
          </table:table-cell>
          <table:table-cell table:style-name="ce4" table:formula="of:=-[.D21]+[.E21]" office:value-type="percentage" office:value="-0.195759417850468" calcext:value-type="percentage">
            <text:p>-19.58%</text:p>
          </table:table-cell>
          <table:table-cell/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0.1573213635" calcext:value-type="float">
            <text:p>0.1573213635</text:p>
          </table:table-cell>
          <table:table-cell office:value-type="float" office:value="0.4107958066" calcext:value-type="float">
            <text:p>0.4107958066</text:p>
          </table:table-cell>
          <table:table-cell table:style-name="ce1" table:formula="of:=([.B22]-[$1dBoundaries.B22])/([$1dBoundaries.$C22]-[$1dBoundaries.$B22])" office:value-type="percentage" office:value="0.341631062678035" calcext:value-type="percentage">
            <text:p>34.2%</text:p>
          </table:table-cell>
          <table:table-cell table:formula="of:=([.C22]-[$1dBoundaries.C22])/([$1dBoundaries.$C22]-[$1dBoundaries.$B22])" office:value-type="percentage" office:value="0.164837889238018" calcext:value-type="percentage">
            <text:p>16.5%</text:p>
          </table:table-cell>
          <table:table-cell table:style-name="ce4" table:formula="of:=-[.D22]+[.E22]" office:value-type="percentage" office:value="-0.176793173440017" calcext:value-type="percentage">
            <text:p>-17.68%</text:p>
          </table:table-cell>
          <table:table-cell/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0.1573326786" calcext:value-type="float">
            <text:p>0.1573326786</text:p>
          </table:table-cell>
          <table:table-cell office:value-type="float" office:value="0.4048064198" calcext:value-type="float">
            <text:p>0.4048064198</text:p>
          </table:table-cell>
          <table:table-cell table:style-name="ce1" table:formula="of:=([.B23]-[$1dBoundaries.B23])/([$1dBoundaries.$C23]-[$1dBoundaries.$B23])" office:value-type="percentage" office:value="0.360714008681393" calcext:value-type="percentage">
            <text:p>36.1%</text:p>
          </table:table-cell>
          <table:table-cell table:formula="of:=([.C23]-[$1dBoundaries.C23])/([$1dBoundaries.$C23]-[$1dBoundaries.$B23])" office:value-type="percentage" office:value="0.141180041819505" calcext:value-type="percentage">
            <text:p>14.1%</text:p>
          </table:table-cell>
          <table:table-cell table:style-name="ce4" table:formula="of:=-[.D23]+[.E23]" office:value-type="percentage" office:value="-0.219533966861888" calcext:value-type="percentage">
            <text:p>-21.95%</text:p>
          </table:table-cell>
          <table:table-cell/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0.0591286773" calcext:value-type="float">
            <text:p>0.0591286773</text:p>
          </table:table-cell>
          <table:table-cell office:value-type="float" office:value="0.4044418085" calcext:value-type="float">
            <text:p>0.4044418085</text:p>
          </table:table-cell>
          <table:table-cell table:style-name="ce1" table:formula="of:=([.B24]-[$1dBoundaries.B24])/([$1dBoundaries.$C24]-[$1dBoundaries.$B24])" office:value-type="percentage" office:value="0.185518317417873" calcext:value-type="percentage">
            <text:p>18.6%</text:p>
          </table:table-cell>
          <table:table-cell table:formula="of:=([.C24]-[$1dBoundaries.C24])/([$1dBoundaries.$C24]-[$1dBoundaries.$B24])" office:value-type="percentage" office:value="0.279545674122419" calcext:value-type="percentage">
            <text:p>28.0%</text:p>
          </table:table-cell>
          <table:table-cell table:style-name="ce4" table:formula="of:=-[.D24]+[.E24]" office:value-type="percentage" office:value="0.094027356704546" calcext:value-type="percentage">
            <text:p>9.40%</text:p>
          </table:table-cell>
          <table:table-cell/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.0474534783" calcext:value-type="float">
            <text:p>0.0474534783</text:p>
          </table:table-cell>
          <table:table-cell office:value-type="float" office:value="0.405328708" calcext:value-type="float">
            <text:p>0.405328708</text:p>
          </table:table-cell>
          <table:table-cell table:style-name="ce1" table:formula="of:=([.B25]-[$1dBoundaries.B25])/([$1dBoundaries.$C25]-[$1dBoundaries.$B25])" office:value-type="percentage" office:value="0.152028027628681" calcext:value-type="percentage">
            <text:p>15.2%</text:p>
          </table:table-cell>
          <table:table-cell table:formula="of:=([.C25]-[$1dBoundaries.C25])/([$1dBoundaries.$C25]-[$1dBoundaries.$B25])" office:value-type="percentage" office:value="0.311933192974619" calcext:value-type="percentage">
            <text:p>31.2%</text:p>
          </table:table-cell>
          <table:table-cell table:style-name="ce4" table:formula="of:=-[.D25]+[.E25]" office:value-type="percentage" office:value="0.159905165345938" calcext:value-type="percentage">
            <text:p>15.99%</text:p>
          </table:table-cell>
          <table:table-cell/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3968531753" calcext:value-type="float">
            <text:p>-0.3968531753</text:p>
          </table:table-cell>
          <table:table-cell office:value-type="float" office:value="-0.0592462076" calcext:value-type="float">
            <text:p>-0.0592462076</text:p>
          </table:table-cell>
          <table:table-cell table:style-name="ce1" table:formula="of:=([.B26]-[$1dBoundaries.B26])/([$1dBoundaries.$C26]-[$1dBoundaries.$B26])" office:value-type="percentage" office:value="-0.284464393191806" calcext:value-type="percentage">
            <text:p>-28.4%</text:p>
          </table:table-cell>
          <table:table-cell table:formula="of:=([.C26]-[$1dBoundaries.C26])/([$1dBoundaries.$C26]-[$1dBoundaries.$B26])" office:value-type="percentage" office:value="-0.190246047597422" calcext:value-type="percentage">
            <text:p>-19.0%</text:p>
          </table:table-cell>
          <table:table-cell table:style-name="ce4" table:formula="of:=-[.D26]+[.E26]" office:value-type="percentage" office:value="0.094218345594384" calcext:value-type="percentage">
            <text:p>9.42%</text:p>
          </table:table-cell>
          <table:table-cell/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1573971843" calcext:value-type="float">
            <text:p>0.1573971843</text:p>
          </table:table-cell>
          <table:table-cell office:value-type="float" office:value="0.4029419384" calcext:value-type="float">
            <text:p>0.4029419384</text:p>
          </table:table-cell>
          <table:table-cell table:style-name="ce1" table:formula="of:=([.B27]-[$1dBoundaries.B27])/([$1dBoundaries.$C27]-[$1dBoundaries.$B27])" office:value-type="percentage" office:value="0.427917724560407" calcext:value-type="percentage">
            <text:p>42.8%</text:p>
          </table:table-cell>
          <table:table-cell table:formula="of:=([.C27]-[$1dBoundaries.C27])/([$1dBoundaries.$C27]-[$1dBoundaries.$B27])" office:value-type="percentage" office:value="0.146365960756722" calcext:value-type="percentage">
            <text:p>14.6%</text:p>
          </table:table-cell>
          <table:table-cell table:style-name="ce4" table:formula="of:=-[.D27]+[.E27]" office:value-type="percentage" office:value="-0.281551763803685" calcext:value-type="percentage">
            <text:p>-28.16%</text:p>
          </table:table-cell>
          <table:table-cell/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0.1582617641" calcext:value-type="float">
            <text:p>0.1582617641</text:p>
          </table:table-cell>
          <table:table-cell office:value-type="float" office:value="0.4066964496" calcext:value-type="float">
            <text:p>0.4066964496</text:p>
          </table:table-cell>
          <table:table-cell table:style-name="ce1" table:formula="of:=([.B28]-[$1dBoundaries.B28])/([$1dBoundaries.$C28]-[$1dBoundaries.$B28])" office:value-type="percentage" office:value="0.430448815853393" calcext:value-type="percentage">
            <text:p>43.0%</text:p>
          </table:table-cell>
          <table:table-cell table:formula="of:=([.C28]-[$1dBoundaries.C28])/([$1dBoundaries.$C28]-[$1dBoundaries.$B28])" office:value-type="percentage" office:value="0.157351037672559" calcext:value-type="percentage">
            <text:p>15.7%</text:p>
          </table:table-cell>
          <table:table-cell table:style-name="ce4" table:formula="of:=-[.D28]+[.E28]" office:value-type="percentage" office:value="-0.273097778180834" calcext:value-type="percentage">
            <text:p>-27.31%</text:p>
          </table:table-cell>
          <table:table-cell/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2.0634466684" calcext:value-type="float">
            <text:p>2.0634466684</text:p>
          </table:table-cell>
          <table:table-cell office:value-type="float" office:value="3.3851162896" calcext:value-type="float">
            <text:p>3.3851162896</text:p>
          </table:table-cell>
          <table:table-cell table:style-name="ce1" table:formula="of:=([.B29]-[$1dBoundaries.B29])/([$1dBoundaries.$C29]-[$1dBoundaries.$B29])" office:value-type="percentage" office:value="0.465331621566383" calcext:value-type="percentage">
            <text:p>46.5%</text:p>
          </table:table-cell>
          <table:table-cell table:formula="of:=([.C29]-[$1dBoundaries.C29])/([$1dBoundaries.$C29]-[$1dBoundaries.$B29])" office:value-type="percentage" office:value="-0.179100760097659" calcext:value-type="percentage">
            <text:p>-17.9%</text:p>
          </table:table-cell>
          <table:table-cell table:style-name="ce4" table:formula="of:=-[.D29]+[.E29]" office:value-type="percentage" office:value="-0.644432381664043" calcext:value-type="percentage">
            <text:p>-64.44%</text:p>
          </table:table-cell>
          <table:table-cell/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1.7250253021" calcext:value-type="float">
            <text:p>1.7250253021</text:p>
          </table:table-cell>
          <table:table-cell office:value-type="float" office:value="2.9538025881" calcext:value-type="float">
            <text:p>2.9538025881</text:p>
          </table:table-cell>
          <table:table-cell table:style-name="ce1" table:formula="of:=([.B30]-[$1dBoundaries.B30])/([$1dBoundaries.$C30]-[$1dBoundaries.$B30])" office:value-type="percentage" office:value="0.426908133773474" calcext:value-type="percentage">
            <text:p>42.7%</text:p>
          </table:table-cell>
          <table:table-cell table:formula="of:=([.C30]-[$1dBoundaries.C30])/([$1dBoundaries.$C30]-[$1dBoundaries.$B30])" office:value-type="percentage" office:value="-0.234030406266396" calcext:value-type="percentage">
            <text:p>-23.4%</text:p>
          </table:table-cell>
          <table:table-cell table:style-name="ce4" table:formula="of:=-[.D30]+[.E30]" office:value-type="percentage" office:value="-0.66093854003987" calcext:value-type="percentage">
            <text:p>-66.09%</text:p>
          </table:table-cell>
          <table:table-cell/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.0083527699" calcext:value-type="float">
            <text:p>0.0083527699</text:p>
          </table:table-cell>
          <table:table-cell office:value-type="float" office:value="0.1726640275" calcext:value-type="float">
            <text:p>0.1726640275</text:p>
          </table:table-cell>
          <table:table-cell table:style-name="ce1" table:formula="of:=([.B31]-[$1dBoundaries.B31])/([$1dBoundaries.$C31]-[$1dBoundaries.$B31])" office:value-type="percentage" office:value="0.0369552794617512" calcext:value-type="percentage">
            <text:p>3.7%</text:p>
          </table:table-cell>
          <table:table-cell table:formula="of:=([.C31]-[$1dBoundaries.C31])/([$1dBoundaries.$C31]-[$1dBoundaries.$B31])" office:value-type="percentage" office:value="-0.226071338518631" calcext:value-type="percentage">
            <text:p>-22.6%</text:p>
          </table:table-cell>
          <table:table-cell table:style-name="ce4" table:formula="of:=-[.D31]+[.E31]" office:value-type="percentage" office:value="-0.263026617980383" calcext:value-type="percentage">
            <text:p>-26.30%</text:p>
          </table:table-cell>
          <table:table-cell/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.0066917282" calcext:value-type="float">
            <text:p>0.0066917282</text:p>
          </table:table-cell>
          <table:table-cell office:value-type="float" office:value="0.1697150035" calcext:value-type="float">
            <text:p>0.1697150035</text:p>
          </table:table-cell>
          <table:table-cell table:style-name="ce1" table:formula="of:=([.B32]-[$1dBoundaries.B32])/([$1dBoundaries.$C32]-[$1dBoundaries.$B32])" office:value-type="percentage" office:value="0.0295051276594957" calcext:value-type="percentage">
            <text:p>3.0%</text:p>
          </table:table-cell>
          <table:table-cell table:formula="of:=([.C32]-[$1dBoundaries.C32])/([$1dBoundaries.$C32]-[$1dBoundaries.$B32])" office:value-type="percentage" office:value="-0.239298383709628" calcext:value-type="percentage">
            <text:p>-23.9%</text:p>
          </table:table-cell>
          <table:table-cell table:style-name="ce4" table:formula="of:=-[.D32]+[.E32]" office:value-type="percentage" office:value="-0.268803511369124" calcext:value-type="percentage">
            <text:p>-26.88%</text:p>
          </table:table-cell>
          <table:table-cell/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81156521" calcext:value-type="float">
            <text:p>0.0081156521</text:p>
          </table:table-cell>
          <table:table-cell office:value-type="float" office:value="0.0647364296" calcext:value-type="float">
            <text:p>0.0647364296</text:p>
          </table:table-cell>
          <table:table-cell table:style-name="ce1" table:formula="of:=([.B33]-[$1dBoundaries.B33])/([$1dBoundaries.$C33]-[$1dBoundaries.$B33])" office:value-type="percentage" office:value="0.151430758703875" calcext:value-type="percentage">
            <text:p>15.1%</text:p>
          </table:table-cell>
          <table:table-cell table:formula="of:=([.C33]-[$1dBoundaries.C33])/([$1dBoundaries.$C33]-[$1dBoundaries.$B33])" office:value-type="percentage" office:value="0.21745528326332" calcext:value-type="percentage">
            <text:p>21.7%</text:p>
          </table:table-cell>
          <table:table-cell table:style-name="ce4" table:formula="of:=-[.D33]+[.E33]" office:value-type="percentage" office:value="0.0660245245594459" calcext:value-type="percentage">
            <text:p>6.60%</text:p>
          </table:table-cell>
          <table:table-cell/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074654729" calcext:value-type="float">
            <text:p>0.0074654729</text:p>
          </table:table-cell>
          <table:table-cell office:value-type="float" office:value="0.0644192283" calcext:value-type="float">
            <text:p>0.0644192283</text:p>
          </table:table-cell>
          <table:table-cell table:style-name="ce1" table:formula="of:=([.B34]-[$1dBoundaries.B34])/([$1dBoundaries.$C34]-[$1dBoundaries.$B34])" office:value-type="percentage" office:value="0.72660493374399" calcext:value-type="percentage">
            <text:p>72.7%</text:p>
          </table:table-cell>
          <table:table-cell table:formula="of:=([.C34]-[$1dBoundaries.C34])/([$1dBoundaries.$C34]-[$1dBoundaries.$B34])" office:value-type="percentage" office:value="0.0671674715884121" calcext:value-type="percentage">
            <text:p>6.7%</text:p>
          </table:table-cell>
          <table:table-cell table:style-name="ce4" table:formula="of:=-[.D34]+[.E34]" office:value-type="percentage" office:value="-0.659437462155578" calcext:value-type="percentage">
            <text:p>-65.94%</text:p>
          </table:table-cell>
          <table:table-cell/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.2791551915" calcext:value-type="float">
            <text:p>0.2791551915</text:p>
          </table:table-cell>
          <table:table-cell office:value-type="float" office:value="0.6727380843" calcext:value-type="float">
            <text:p>0.6727380843</text:p>
          </table:table-cell>
          <table:table-cell table:style-name="ce1" table:formula="of:=([.B35]-[$1dBoundaries.B35])/([$1dBoundaries.$C35]-[$1dBoundaries.$B35])" office:value-type="percentage" office:value="0.298004940398975" calcext:value-type="percentage">
            <text:p>29.8%</text:p>
          </table:table-cell>
          <table:table-cell table:formula="of:=([.C35]-[$1dBoundaries.C35])/([$1dBoundaries.$C35]-[$1dBoundaries.$B35])" office:value-type="percentage" office:value="-0.162494039637349" calcext:value-type="percentage">
            <text:p>-16.2%</text:p>
          </table:table-cell>
          <table:table-cell table:style-name="ce4" table:formula="of:=-[.D35]+[.E35]" office:value-type="percentage" office:value="-0.460498980036324" calcext:value-type="percentage">
            <text:p>-46.05%</text:p>
          </table:table-cell>
          <table:table-cell/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-0.1258682985" calcext:value-type="float">
            <text:p>-0.1258682985</text:p>
          </table:table-cell>
          <table:table-cell office:value-type="float" office:value="0.4853816041" calcext:value-type="float">
            <text:p>0.4853816041</text:p>
          </table:table-cell>
          <table:table-cell table:style-name="ce1" table:formula="of:=([.B36]-[$1dBoundaries.B36])/([$1dBoundaries.$C36]-[$1dBoundaries.$B36])" office:value-type="percentage" office:value="0.0545910886273202" calcext:value-type="percentage">
            <text:p>5.5%</text:p>
          </table:table-cell>
          <table:table-cell table:formula="of:=([.C36]-[$1dBoundaries.C36])/([$1dBoundaries.$C36]-[$1dBoundaries.$B36])" office:value-type="percentage" office:value="0.470293316268053" calcext:value-type="percentage">
            <text:p>47.0%</text:p>
          </table:table-cell>
          <table:table-cell table:style-name="ce4" table:formula="of:=-[.D36]+[.E36]" office:value-type="percentage" office:value="0.415702227640733" calcext:value-type="percentage">
            <text:p>41.57%</text:p>
          </table:table-cell>
          <table:table-cell/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0.0059164716" calcext:value-type="float">
            <text:p>0.0059164716</text:p>
          </table:table-cell>
          <table:table-cell office:value-type="float" office:value="0.1799735399" calcext:value-type="float">
            <text:p>0.1799735399</text:p>
          </table:table-cell>
          <table:table-cell table:style-name="ce1" table:formula="of:=([.B37]-[$1dBoundaries.B37])/([$1dBoundaries.$C37]-[$1dBoundaries.$B37])" office:value-type="percentage" office:value="0.0125404983044454" calcext:value-type="percentage">
            <text:p>1.3%</text:p>
          </table:table-cell>
          <table:table-cell table:formula="of:=([.C37]-[$1dBoundaries.C37])/([$1dBoundaries.$C37]-[$1dBoundaries.$B37])" office:value-type="percentage" office:value="-0.603267076567923" calcext:value-type="percentage">
            <text:p>-60.3%</text:p>
          </table:table-cell>
          <table:table-cell table:style-name="ce4" table:formula="of:=-[.D37]+[.E37]" office:value-type="percentage" office:value="-0.615807574872368" calcext:value-type="percentage">
            <text:p>-61.58%</text:p>
          </table:table-cell>
          <table:table-cell/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1.1852313635" calcext:value-type="float">
            <text:p>1.1852313635</text:p>
          </table:table-cell>
          <table:table-cell office:value-type="float" office:value="3.1544035279" calcext:value-type="float">
            <text:p>3.1544035279</text:p>
          </table:table-cell>
          <table:table-cell table:style-name="ce1" table:formula="of:=([.B38]-[$1dBoundaries.B38])/([$1dBoundaries.$C38]-[$1dBoundaries.$B38])" office:value-type="percentage" office:value="0.314612841487423" calcext:value-type="percentage">
            <text:p>31.5%</text:p>
          </table:table-cell>
          <table:table-cell table:formula="of:=([.C38]-[$1dBoundaries.C38])/([$1dBoundaries.$C38]-[$1dBoundaries.$B38])" office:value-type="percentage" office:value="0.166865128187451" calcext:value-type="percentage">
            <text:p>16.7%</text:p>
          </table:table-cell>
          <table:table-cell table:style-name="ce4" table:formula="of:=-[.D38]+[.E38]" office:value-type="percentage" office:value="-0.147747713299972" calcext:value-type="percentage">
            <text:p>-14.77%</text:p>
          </table:table-cell>
          <table:table-cell/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.003596859" calcext:value-type="float">
            <text:p>0.003596859</text:p>
          </table:table-cell>
          <table:table-cell office:value-type="float" office:value="0.0085115019" calcext:value-type="float">
            <text:p>0.0085115019</text:p>
          </table:table-cell>
          <table:table-cell table:style-name="ce1" table:formula="of:=([.B39]-[$1dBoundaries.B39])/([$1dBoundaries.$C39]-[$1dBoundaries.$B39])" office:value-type="percentage" office:value="0.403402054553939" calcext:value-type="percentage">
            <text:p>40.3%</text:p>
          </table:table-cell>
          <table:table-cell table:formula="of:=([.C39]-[$1dBoundaries.C39])/([$1dBoundaries.$C39]-[$1dBoundaries.$B39])" office:value-type="percentage" office:value="-0.0248364817904416" calcext:value-type="percentage">
            <text:p>-2.5%</text:p>
          </table:table-cell>
          <table:table-cell table:style-name="ce4" table:formula="of:=-[.D39]+[.E39]" office:value-type="percentage" office:value="-0.428238536344381" calcext:value-type="percentage">
            <text:p>-42.82%</text:p>
          </table:table-cell>
          <table:table-cell/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.0037465343" calcext:value-type="float">
            <text:p>0.0037465343</text:p>
          </table:table-cell>
          <table:table-cell office:value-type="float" office:value="0.0085093205" calcext:value-type="float">
            <text:p>0.0085093205</text:p>
          </table:table-cell>
          <table:table-cell table:style-name="ce1" table:formula="of:=([.B40]-[$1dBoundaries.B40])/([$1dBoundaries.$C40]-[$1dBoundaries.$B40])" office:value-type="percentage" office:value="0.420792020863646" calcext:value-type="percentage">
            <text:p>42.1%</text:p>
          </table:table-cell>
          <table:table-cell table:formula="of:=([.C40]-[$1dBoundaries.C40])/([$1dBoundaries.$C40]-[$1dBoundaries.$B40])" office:value-type="percentage" office:value="-0.0250912591394243" calcext:value-type="percentage">
            <text:p>-2.5%</text:p>
          </table:table-cell>
          <table:table-cell table:style-name="ce4" table:formula="of:=-[.D40]+[.E40]" office:value-type="percentage" office:value="-0.445883280003071" calcext:value-type="percentage">
            <text:p>-44.59%</text:p>
          </table:table-cell>
          <table:table-cell/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0.001761249" calcext:value-type="float">
            <text:p>0.001761249</text:p>
          </table:table-cell>
          <table:table-cell office:value-type="float" office:value="0.1728361192" calcext:value-type="float">
            <text:p>0.1728361192</text:p>
          </table:table-cell>
          <table:table-cell table:style-name="ce1" table:formula="of:=([.B41]-[$1dBoundaries.B41])/([$1dBoundaries.$C41]-[$1dBoundaries.$B41])" office:value-type="percentage" office:value="0.00367236430568074" calcext:value-type="percentage">
            <text:p>0.4%</text:p>
          </table:table-cell>
          <table:table-cell table:formula="of:=([.C41]-[$1dBoundaries.C41])/([$1dBoundaries.$C41]-[$1dBoundaries.$B41])" office:value-type="percentage" office:value="-0.616939280553635" calcext:value-type="percentage">
            <text:p>-61.7%</text:p>
          </table:table-cell>
          <table:table-cell table:style-name="ce4" table:formula="of:=-[.D41]+[.E41]" office:value-type="percentage" office:value="-0.620611644859315" calcext:value-type="percentage">
            <text:p>-62.06%</text:p>
          </table:table-cell>
          <table:table-cell/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017530247" calcext:value-type="float">
            <text:p>0.0017530247</text:p>
          </table:table-cell>
          <table:table-cell office:value-type="float" office:value="0.2060899582" calcext:value-type="float">
            <text:p>0.2060899582</text:p>
          </table:table-cell>
          <table:table-cell table:style-name="ce1" table:formula="of:=([.B42]-[$1dBoundaries.B42])/([$1dBoundaries.$C42]-[$1dBoundaries.$B42])" office:value-type="percentage" office:value="0.00365440343061327" calcext:value-type="percentage">
            <text:p>0.4%</text:p>
          </table:table-cell>
          <table:table-cell table:formula="of:=([.C42]-[$1dBoundaries.C42])/([$1dBoundaries.$C42]-[$1dBoundaries.$B42])" office:value-type="percentage" office:value="-0.543159888107794" calcext:value-type="percentage">
            <text:p>-54.3%</text:p>
          </table:table-cell>
          <table:table-cell table:style-name="ce4" table:formula="of:=-[.D42]+[.E42]" office:value-type="percentage" office:value="-0.546814291538407" calcext:value-type="percentage">
            <text:p>-54.68%</text:p>
          </table:table-cell>
          <table:table-cell/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0.0016918036" calcext:value-type="float">
            <text:p>0.0016918036</text:p>
          </table:table-cell>
          <table:table-cell office:value-type="float" office:value="0.1744685121" calcext:value-type="float">
            <text:p>0.1744685121</text:p>
          </table:table-cell>
          <table:table-cell table:style-name="ce1" table:formula="of:=([.B43]-[$1dBoundaries.B43])/([$1dBoundaries.$C43]-[$1dBoundaries.$B43])" office:value-type="percentage" office:value="0.00348925943183524" calcext:value-type="percentage">
            <text:p>0.3%</text:p>
          </table:table-cell>
          <table:table-cell table:formula="of:=([.C43]-[$1dBoundaries.C43])/([$1dBoundaries.$C43]-[$1dBoundaries.$B43])" office:value-type="percentage" office:value="-0.613346768840616" calcext:value-type="percentage">
            <text:p>-61.3%</text:p>
          </table:table-cell>
          <table:table-cell table:style-name="ce4" table:formula="of:=-[.D43]+[.E43]" office:value-type="percentage" office:value="-0.616836028272451" calcext:value-type="percentage">
            <text:p>-61.68%</text:p>
          </table:table-cell>
          <table:table-cell/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.216947085" calcext:value-type="float">
            <text:p>0.216947085</text:p>
          </table:table-cell>
          <table:table-cell office:value-type="float" office:value="0.2300001533" calcext:value-type="float">
            <text:p>0.2300001533</text:p>
          </table:table-cell>
          <table:table-cell table:style-name="ce1" table:formula="of:=([.B44]-[$1dBoundaries.B44])/([$1dBoundaries.$C44]-[$1dBoundaries.$B44])" office:value-type="percentage" office:value="0.859782999278445" calcext:value-type="percentage">
            <text:p>86.0%</text:p>
          </table:table-cell>
          <table:table-cell table:formula="of:=([.C44]-[$1dBoundaries.C44])/([$1dBoundaries.$C44]-[$1dBoundaries.$B44])" office:value-type="percentage" office:value="-0.0623832712220976" calcext:value-type="percentage">
            <text:p>-6.2%</text:p>
          </table:table-cell>
          <table:table-cell table:style-name="ce4" table:formula="of:=-[.D44]+[.E44]" office:value-type="percentage" office:value="-0.922166270500542" calcext:value-type="percentage">
            <text:p>-92.22%</text:p>
          </table:table-cell>
          <table:table-cell/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0.5285774892" calcext:value-type="float">
            <text:p>0.5285774892</text:p>
          </table:table-cell>
          <table:table-cell office:value-type="float" office:value="1.2381006307" calcext:value-type="float">
            <text:p>1.2381006307</text:p>
          </table:table-cell>
          <table:table-cell table:style-name="ce1" table:formula="of:=([.B45]-[$1dBoundaries.B45])/([$1dBoundaries.$C45]-[$1dBoundaries.$B45])" office:value-type="percentage" office:value="0.387549634049723" calcext:value-type="percentage">
            <text:p>38.8%</text:p>
          </table:table-cell>
          <table:table-cell table:formula="of:=([.C45]-[$1dBoundaries.C45])/([$1dBoundaries.$C45]-[$1dBoundaries.$B45])" office:value-type="percentage" office:value="0.158339067302756" calcext:value-type="percentage">
            <text:p>15.8%</text:p>
          </table:table-cell>
          <table:table-cell table:style-name="ce4" table:formula="of:=-[.D45]+[.E45]" office:value-type="percentage" office:value="-0.229210566746966" calcext:value-type="percentage">
            <text:p>-22.92%</text:p>
          </table:table-cell>
          <table:table-cell/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1401033953" calcext:value-type="float">
            <text:p>0.1401033953</text:p>
          </table:table-cell>
          <table:table-cell office:value-type="float" office:value="0.40669817" calcext:value-type="float">
            <text:p>0.40669817</text:p>
          </table:table-cell>
          <table:table-cell table:style-name="ce1" table:formula="of:=([.B46]-[$1dBoundaries.B46])/([$1dBoundaries.$C46]-[$1dBoundaries.$B46])" office:value-type="percentage" office:value="0.377317203798217" calcext:value-type="percentage">
            <text:p>37.7%</text:p>
          </table:table-cell>
          <table:table-cell table:formula="of:=([.C46]-[$1dBoundaries.C46])/([$1dBoundaries.$C46]-[$1dBoundaries.$B46])" office:value-type="percentage" office:value="0.157356454258334" calcext:value-type="percentage">
            <text:p>15.7%</text:p>
          </table:table-cell>
          <table:table-cell table:style-name="ce4" table:formula="of:=-[.D46]+[.E46]" office:value-type="percentage" office:value="-0.219960749539882" calcext:value-type="percentage">
            <text:p>-22.00%</text:p>
          </table:table-cell>
          <table:table-cell/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3692178897" calcext:value-type="float">
            <text:p>0.3692178897</text:p>
          </table:table-cell>
          <table:table-cell office:value-type="float" office:value="0.9877025603" calcext:value-type="float">
            <text:p>0.9877025603</text:p>
          </table:table-cell>
          <table:table-cell table:style-name="ce1" table:formula="of:=([.B47]-[$1dBoundaries.B47])/([$1dBoundaries.$C47]-[$1dBoundaries.$B47])" office:value-type="percentage" office:value="0.327015516554032" calcext:value-type="percentage">
            <text:p>32.7%</text:p>
          </table:table-cell>
          <table:table-cell table:formula="of:=([.C47]-[$1dBoundaries.C47])/([$1dBoundaries.$C47]-[$1dBoundaries.$B47])" office:value-type="percentage" office:value="0.0906072865513912" calcext:value-type="percentage">
            <text:p>9.1%</text:p>
          </table:table-cell>
          <table:table-cell table:style-name="ce4" table:formula="of:=-[.D47]+[.E47]" office:value-type="percentage" office:value="-0.236408230002641" calcext:value-type="percentage">
            <text:p>-23.64%</text:p>
          </table:table-cell>
          <table:table-cell/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0.1906472612" calcext:value-type="float">
            <text:p>-0.1906472612</text:p>
          </table:table-cell>
          <table:table-cell office:value-type="float" office:value="3.6572376243" calcext:value-type="float">
            <text:p>3.6572376243</text:p>
          </table:table-cell>
          <table:table-cell table:style-name="ce1" table:formula="of:=([.B48]-[$1dBoundaries.B48])/([$1dBoundaries.$C48]-[$1dBoundaries.$B48])" office:value-type="percentage" office:value="-0.137390839409162" calcext:value-type="percentage">
            <text:p>-13.7%</text:p>
          </table:table-cell>
          <table:table-cell table:formula="of:=([.C48]-[$1dBoundaries.C48])/([$1dBoundaries.$C48]-[$1dBoundaries.$B48])" office:value-type="percentage" office:value="0.376417874659643" calcext:value-type="percentage">
            <text:p>37.6%</text:p>
          </table:table-cell>
          <table:table-cell table:style-name="ce4" table:formula="of:=-[.D48]+[.E48]" office:value-type="percentage" office:value="0.513808714068805" calcext:value-type="percentage">
            <text:p>51.38%</text:p>
          </table:table-cell>
          <table:table-cell/>
        </table:table-row>
        <table:table-row table:style-name="ro1">
          <table:table-cell office:value-type="string" calcext:value-type="string">
            <text:p>GLCtexi</text:p>
          </table:table-cell>
          <table:table-cell office:value-type="float" office:value="0.2220455347" calcext:value-type="float">
            <text:p>0.2220455347</text:p>
          </table:table-cell>
          <table:table-cell office:value-type="float" office:value="0.2300000304" calcext:value-type="float">
            <text:p>0.2300000304</text:p>
          </table:table-cell>
          <table:table-cell table:style-name="ce1" table:formula="of:=([.B49]-[$1dBoundaries.B49])/([$1dBoundaries.$C49]-[$1dBoundaries.$B49])" office:value-type="percentage" office:value="0.890058011658124" calcext:value-type="percentage">
            <text:p>89.0%</text:p>
          </table:table-cell>
          <table:table-cell table:formula="of:=([.C49]-[$1dBoundaries.C49])/([$1dBoundaries.$C49]-[$1dBoundaries.$B49])" office:value-type="percentage" office:value="-0.062384814775883" calcext:value-type="percentage">
            <text:p>-6.2%</text:p>
          </table:table-cell>
          <table:table-cell table:style-name="ce4" table:formula="of:=-[.D49]+[.E49]" office:value-type="percentage" office:value="-0.952442826434007" calcext:value-type="percentage">
            <text:p>-95.24%</text:p>
          </table:table-cell>
          <table:table-cell/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0.0142463776" calcext:value-type="float">
            <text:p>0.0142463776</text:p>
          </table:table-cell>
          <table:table-cell office:value-type="float" office:value="0.0665246168" calcext:value-type="float">
            <text:p>0.0665246168</text:p>
          </table:table-cell>
          <table:table-cell table:style-name="ce1" table:formula="of:=([.B50]-[$1dBoundaries.B50])/([$1dBoundaries.$C50]-[$1dBoundaries.$B50])" office:value-type="percentage" office:value="0.0546010662933014" calcext:value-type="percentage">
            <text:p>5.5%</text:p>
          </table:table-cell>
          <table:table-cell table:formula="of:=([.C50]-[$1dBoundaries.C50])/([$1dBoundaries.$C50]-[$1dBoundaries.$B50])" office:value-type="percentage" office:value="-0.628932963668614" calcext:value-type="percentage">
            <text:p>-62.9%</text:p>
          </table:table-cell>
          <table:table-cell table:style-name="ce4" table:formula="of:=-[.D50]+[.E50]" office:value-type="percentage" office:value="-0.683534029961915" calcext:value-type="percentage">
            <text:p>-68.35%</text:p>
          </table:table-cell>
          <table:table-cell/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0.0137804384" calcext:value-type="float">
            <text:p>0.0137804384</text:p>
          </table:table-cell>
          <table:table-cell office:value-type="float" office:value="0.0767628888" calcext:value-type="float">
            <text:p>0.0767628888</text:p>
          </table:table-cell>
          <table:table-cell table:style-name="ce1" table:formula="of:=([.B51]-[$1dBoundaries.B51])/([$1dBoundaries.$C51]-[$1dBoundaries.$B51])" office:value-type="percentage" office:value="0.0517803932709313" calcext:value-type="percentage">
            <text:p>5.2%</text:p>
          </table:table-cell>
          <table:table-cell table:formula="of:=([.C51]-[$1dBoundaries.C51])/([$1dBoundaries.$C51]-[$1dBoundaries.$B51])" office:value-type="percentage" office:value="-0.566956492602407" calcext:value-type="percentage">
            <text:p>-56.7%</text:p>
          </table:table-cell>
          <table:table-cell table:style-name="ce4" table:formula="of:=-[.D51]+[.E51]" office:value-type="percentage" office:value="-0.618736885873338" calcext:value-type="percentage">
            <text:p>-61.87%</text:p>
          </table:table-cell>
          <table:table-cell/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0.000000103677912824279" calcext:value-type="float">
            <text:p>1.03677912824279E-07</text:p>
          </table:table-cell>
          <table:table-cell office:value-type="float" office:value="0.0000134264950356642" calcext:value-type="float">
            <text:p>1.34264950356642E-05</text:p>
          </table:table-cell>
          <table:table-cell table:style-name="ce1" table:formula="of:=([.B52]-[$1dBoundaries.B52])/([$1dBoundaries.$C52]-[$1dBoundaries.$B52])" office:value-type="percentage" office:value="0.00299650802262407" calcext:value-type="percentage">
            <text:p>0.3%</text:p>
          </table:table-cell>
          <table:table-cell table:formula="of:=([.C52]-[$1dBoundaries.C52])/([$1dBoundaries.$C52]-[$1dBoundaries.$B52])" office:value-type="percentage" office:value="-0.589833350001185" calcext:value-type="percentage">
            <text:p>-59.0%</text:p>
          </table:table-cell>
          <table:table-cell table:style-name="ce4" table:formula="of:=-[.D52]+[.E52]" office:value-type="percentage" office:value="-0.592829858023809" calcext:value-type="percentage">
            <text:p>-59.28%</text:p>
          </table:table-cell>
          <table:table-cell/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.000000096514976049648" calcext:value-type="float">
            <text:p>9.6514976049648E-08</text:p>
          </table:table-cell>
          <table:table-cell office:value-type="float" office:value="0.0000117903307537224" calcext:value-type="float">
            <text:p>1.17903307537224E-05</text:p>
          </table:table-cell>
          <table:table-cell table:style-name="ce1" table:formula="of:=([.B53]-[$1dBoundaries.B53])/([$1dBoundaries.$C53]-[$1dBoundaries.$B53])" office:value-type="percentage" office:value="0.00314286105270514" calcext:value-type="percentage">
            <text:p>0.3%</text:p>
          </table:table-cell>
          <table:table-cell table:formula="of:=([.C53]-[$1dBoundaries.C53])/([$1dBoundaries.$C53]-[$1dBoundaries.$B53])" office:value-type="percentage" office:value="-0.591497307753942" calcext:value-type="percentage">
            <text:p>-59.1%</text:p>
          </table:table-cell>
          <table:table-cell table:style-name="ce4" table:formula="of:=-[.D53]+[.E53]" office:value-type="percentage" office:value="-0.594640168806647" calcext:value-type="percentage">
            <text:p>-59.46%</text:p>
          </table:table-cell>
          <table:table-cell/>
        </table:table-row>
        <table:table-row table:style-name="ro1">
          <table:table-cell office:value-type="string" calcext:value-type="string">
            <text:p>ACACtex</text:p>
          </table:table-cell>
          <table:table-cell office:value-type="float" office:value="-0.0000100621624092879" calcext:value-type="float">
            <text:p>-1.00621624092879E-05</text:p>
          </table:table-cell>
          <table:table-cell office:value-type="float" office:value="-0.0000000991927621461088" calcext:value-type="float">
            <text:p>-9.91927621461088E-08</text:p>
          </table:table-cell>
          <table:table-cell table:style-name="ce1" table:formula="of:=([.B54]-[$1dBoundaries.B54])/([$1dBoundaries.$C54]-[$1dBoundaries.$B54])" office:value-type="percentage" office:value="0.692563185544095" calcext:value-type="percentage">
            <text:p>69.3%</text:p>
          </table:table-cell>
          <table:table-cell table:formula="of:=([.C54]-[$1dBoundaries.C54])/([$1dBoundaries.$C54]-[$1dBoundaries.$B54])" office:value-type="percentage" office:value="-0.00286025841823814" calcext:value-type="percentage">
            <text:p>-0.3%</text:p>
          </table:table-cell>
          <table:table-cell table:style-name="ce4" table:formula="of:=-[.D54]+[.E54]" office:value-type="percentage" office:value="-0.695423443962334" calcext:value-type="percentage">
            <text:p>-69.54%</text:p>
          </table:table-cell>
          <table:table-cell/>
        </table:table-row>
        <table:table-row table:style-name="ro1">
          <table:table-cell table:number-columns-repeated="5"/>
          <table:table-cell table:style-name="ce5" table:formula="of:=SUM([.F1:.F54])" office:value-type="percentage" office:value="-22.2935468129952" calcext:value-type="percentage">
            <text:p>-2229.35%</text:p>
          </table:table-cell>
          <table:table-cell office:value-type="string" calcext:value-type="string">
            <text:p>score</text:p>
          </table:table-cell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4dBoundaries.D1:4dBoundaries.D54">
            <calcext:condition calcext:apply-style-name="Untitled1" calcext:value="&lt;0" calcext:base-cell-address="4dBoundaries.D1"/>
          </calcext:conditional-format>
          <calcext:conditional-format calcext:target-range-address="4dBoundaries.E3:4dBoundaries.E1048576">
            <calcext:condition calcext:apply-style-name="Untitled1" calcext:value="&gt;0" calcext:base-cell-address="4dBoundaries.E3"/>
          </calcext:conditional-format>
        </calcext:conditional-formats>
      </table:table>
      <table:table table:name="5dBoundaries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2" table:default-cell-style-name="ce7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GI</text:p>
          </table:table-cell>
          <table:table-cell office:value-type="float" office:value="0.0432705189" calcext:value-type="float">
            <text:p>0.0432705189</text:p>
          </table:table-cell>
          <table:table-cell office:value-type="float" office:value="0.2136968466" calcext:value-type="float">
            <text:p>0.2136968466</text:p>
          </table:table-cell>
          <table:table-cell table:style-name="ce6" table:formula="of:=([.B1]-[$1dBoundaries.B1])/([$1dBoundaries.$C1]-[$1dBoundaries.$B1])" office:value-type="percentage" office:value="0.197859460659164" calcext:value-type="percentage">
            <text:p>19.8%</text:p>
          </table:table-cell>
          <table:table-cell table:style-name="ce2" table:formula="of:=([.C1]-[$1dBoundaries.C1])/([$1dBoundaries.$C1]-[$1dBoundaries.$B1])" office:value-type="percentage" office:value="-0.108413208050617" calcext:value-type="percentage">
            <text:p>-10.8%</text:p>
          </table:table-cell>
          <table:table-cell table:style-name="ce4" table:formula="of:=-[.D1]+[.E1]" office:value-type="percentage" office:value="-0.306272668709782" calcext:value-type="percentage">
            <text:p>-30.63%</text:p>
          </table:table-cell>
          <table:table-cell/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0534544436" calcext:value-type="float">
            <text:p>0.0534544436</text:p>
          </table:table-cell>
          <table:table-cell office:value-type="float" office:value="0.2226973036" calcext:value-type="float">
            <text:p>0.2226973036</text:p>
          </table:table-cell>
          <table:table-cell table:style-name="ce6" table:formula="of:=([.B2]-[$1dBoundaries.B2])/([$1dBoundaries.$C2]-[$1dBoundaries.$B2])" office:value-type="percentage" office:value="0.0183625626097632" calcext:value-type="percentage">
            <text:p>1.8%</text:p>
          </table:table-cell>
          <table:table-cell table:style-name="ce2" table:formula="of:=([.C2]-[$1dBoundaries.C2])/([$1dBoundaries.$C2]-[$1dBoundaries.$B2])" office:value-type="percentage" office:value="-0.0907736778288579" calcext:value-type="percentage">
            <text:p>-9.1%</text:p>
          </table:table-cell>
          <table:table-cell table:style-name="ce4" table:formula="of:=-[.D2]+[.E2]" office:value-type="percentage" office:value="-0.109136240438621" calcext:value-type="percentage">
            <text:p>-10.91%</text:p>
          </table:table-cell>
          <table:table-cell/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0583094562" calcext:value-type="float">
            <text:p>0.0583094562</text:p>
          </table:table-cell>
          <table:table-cell office:value-type="float" office:value="0.2128798901" calcext:value-type="float">
            <text:p>0.2128798901</text:p>
          </table:table-cell>
          <table:table-cell table:style-name="ce6" table:formula="of:=([.B3]-[$1dBoundaries.B3])/([$1dBoundaries.$C3]-[$1dBoundaries.$B3])" office:value-type="percentage" office:value="0.0458225520794824" calcext:value-type="percentage">
            <text:p>4.6%</text:p>
          </table:table-cell>
          <table:table-cell table:formula="of:=([.C3]-[$1dBoundaries.C3])/([$1dBoundaries.$C3]-[$1dBoundaries.$B3])" office:value-type="percentage" office:value="-0.105283277043163" calcext:value-type="percentage">
            <text:p>-10.5%</text:p>
          </table:table-cell>
          <table:table-cell table:style-name="ce4" table:formula="of:=-[.D3]+[.E3]" office:value-type="percentage" office:value="-0.151105829122646" calcext:value-type="percentage">
            <text:p>-15.11%</text:p>
          </table:table-cell>
          <table:table-cell/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0519010589" calcext:value-type="float">
            <text:p>0.0519010589</text:p>
          </table:table-cell>
          <table:table-cell office:value-type="float" office:value="0.2132405559" calcext:value-type="float">
            <text:p>0.2132405559</text:p>
          </table:table-cell>
          <table:table-cell table:style-name="ce6" table:formula="of:=([.B4]-[$1dBoundaries.B4])/([$1dBoundaries.$C4]-[$1dBoundaries.$B4])" office:value-type="percentage" office:value="0.0106503078177007" calcext:value-type="percentage">
            <text:p>1.1%</text:p>
          </table:table-cell>
          <table:table-cell table:formula="of:=([.C4]-[$1dBoundaries.C4])/([$1dBoundaries.$C4]-[$1dBoundaries.$B4])" office:value-type="percentage" office:value="-0.101550436565612" calcext:value-type="percentage">
            <text:p>-10.2%</text:p>
          </table:table-cell>
          <table:table-cell table:style-name="ce4" table:formula="of:=-[.D4]+[.E4]" office:value-type="percentage" office:value="-0.112200744383313" calcext:value-type="percentage">
            <text:p>-11.22%</text:p>
          </table:table-cell>
          <table:table-cell/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2179090867" calcext:value-type="float">
            <text:p>0.2179090867</text:p>
          </table:table-cell>
          <table:table-cell office:value-type="float" office:value="0.4455557972" calcext:value-type="float">
            <text:p>0.4455557972</text:p>
          </table:table-cell>
          <table:table-cell table:style-name="ce6" table:formula="of:=([.B5]-[$1dBoundaries.B5])/([$1dBoundaries.$C5]-[$1dBoundaries.$B5])" office:value-type="percentage" office:value="0.31335154652942" calcext:value-type="percentage">
            <text:p>31.3%</text:p>
          </table:table-cell>
          <table:table-cell table:formula="of:=([.C5]-[$1dBoundaries.C5])/([$1dBoundaries.$C5]-[$1dBoundaries.$B5])" office:value-type="percentage" office:value="0.0627776932710178" calcext:value-type="percentage">
            <text:p>6.3%</text:p>
          </table:table-cell>
          <table:table-cell table:style-name="ce4" table:formula="of:=-[.D5]+[.E5]" office:value-type="percentage" office:value="-0.250573853258402" calcext:value-type="percentage">
            <text:p>-25.06%</text:p>
          </table:table-cell>
          <table:table-cell/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4441839596" calcext:value-type="float">
            <text:p>-0.4441839596</text:p>
          </table:table-cell>
          <table:table-cell office:value-type="float" office:value="-0.2000363763" calcext:value-type="float">
            <text:p>-0.2000363763</text:p>
          </table:table-cell>
          <table:table-cell table:style-name="ce6" table:formula="of:=([.B6]-[$1dBoundaries.B6])/([$1dBoundaries.$C6]-[$1dBoundaries.$B6])" office:value-type="percentage" office:value="-0.0460487012491503" calcext:value-type="percentage">
            <text:p>-4.6%</text:p>
          </table:table-cell>
          <table:table-cell table:formula="of:=([.C6]-[$1dBoundaries.C6])/([$1dBoundaries.$C6]-[$1dBoundaries.$B6])" office:value-type="percentage" office:value="-0.410801828918801" calcext:value-type="percentage">
            <text:p>-41.1%</text:p>
          </table:table-cell>
          <table:table-cell table:style-name="ce4" table:formula="of:=-[.D6]+[.E6]" office:value-type="percentage" office:value="-0.364753127669651" calcext:value-type="percentage">
            <text:p>-36.48%</text:p>
          </table:table-cell>
          <table:table-cell/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343375108" calcext:value-type="float">
            <text:p>-0.4343375108</text:p>
          </table:table-cell>
          <table:table-cell office:value-type="float" office:value="-0.2047971201" calcext:value-type="float">
            <text:p>-0.2047971201</text:p>
          </table:table-cell>
          <table:table-cell table:style-name="ce6" table:formula="of:=([.B7]-[$1dBoundaries.B7])/([$1dBoundaries.$C7]-[$1dBoundaries.$B7])" office:value-type="percentage" office:value="-0.0665159105587527" calcext:value-type="percentage">
            <text:p>-6.7%</text:p>
          </table:table-cell>
          <table:table-cell table:formula="of:=([.C7]-[$1dBoundaries.C7])/([$1dBoundaries.$C7]-[$1dBoundaries.$B7])" office:value-type="percentage" office:value="-0.442301724862909" calcext:value-type="percentage">
            <text:p>-44.2%</text:p>
          </table:table-cell>
          <table:table-cell table:style-name="ce4" table:formula="of:=-[.D7]+[.E7]" office:value-type="percentage" office:value="-0.375785814304156" calcext:value-type="percentage">
            <text:p>-37.58%</text:p>
          </table:table-cell>
          <table:table-cell/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1993216076" calcext:value-type="float">
            <text:p>0.1993216076</text:p>
          </table:table-cell>
          <table:table-cell office:value-type="float" office:value="0.4423425509" calcext:value-type="float">
            <text:p>0.4423425509</text:p>
          </table:table-cell>
          <table:table-cell table:style-name="ce6" table:formula="of:=([.B8]-[$1dBoundaries.B8])/([$1dBoundaries.$C8]-[$1dBoundaries.$B8])" office:value-type="percentage" office:value="0.427423996708967" calcext:value-type="percentage">
            <text:p>42.7%</text:p>
          </table:table-cell>
          <table:table-cell table:formula="of:=([.C8]-[$1dBoundaries.C8])/([$1dBoundaries.$C8]-[$1dBoundaries.$B8])" office:value-type="percentage" office:value="0.0883165805233023" calcext:value-type="percentage">
            <text:p>8.8%</text:p>
          </table:table-cell>
          <table:table-cell table:style-name="ce4" table:formula="of:=-[.D8]+[.E8]" office:value-type="percentage" office:value="-0.339107416185664" calcext:value-type="percentage">
            <text:p>-33.91%</text:p>
          </table:table-cell>
          <table:table-cell/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014322134" calcext:value-type="float">
            <text:p>0.014322134</text:p>
          </table:table-cell>
          <table:table-cell office:value-type="float" office:value="0.2471816308" calcext:value-type="float">
            <text:p>0.2471816308</text:p>
          </table:table-cell>
          <table:table-cell table:style-name="ce6" table:formula="of:=([.B9]-[$1dBoundaries.B9])/([$1dBoundaries.$C9]-[$1dBoundaries.$B9])" office:value-type="percentage" office:value="0.0447080352440445" calcext:value-type="percentage">
            <text:p>4.5%</text:p>
          </table:table-cell>
          <table:table-cell table:formula="of:=([.C9]-[$1dBoundaries.C9])/([$1dBoundaries.$C9]-[$1dBoundaries.$B9])" office:value-type="percentage" office:value="-0.228396748798314" calcext:value-type="percentage">
            <text:p>-22.8%</text:p>
          </table:table-cell>
          <table:table-cell table:style-name="ce4" table:formula="of:=-[.D9]+[.E9]" office:value-type="percentage" office:value="-0.273104784042358" calcext:value-type="percentage">
            <text:p>-27.31%</text:p>
          </table:table-cell>
          <table:table-cell/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0.0082022262" calcext:value-type="float">
            <text:p>0.0082022262</text:p>
          </table:table-cell>
          <table:table-cell office:value-type="float" office:value="0.1825729794" calcext:value-type="float">
            <text:p>0.1825729794</text:p>
          </table:table-cell>
          <table:table-cell table:style-name="ce6" table:formula="of:=([.B10]-[$1dBoundaries.B10])/([$1dBoundaries.$C10]-[$1dBoundaries.$B10])" office:value-type="percentage" office:value="0.0386376743474154" calcext:value-type="percentage">
            <text:p>3.9%</text:p>
          </table:table-cell>
          <table:table-cell table:formula="of:=([.C10]-[$1dBoundaries.C10])/([$1dBoundaries.$C10]-[$1dBoundaries.$B10])" office:value-type="percentage" office:value="-0.139916902988599" calcext:value-type="percentage">
            <text:p>-14.0%</text:p>
          </table:table-cell>
          <table:table-cell table:style-name="ce4" table:formula="of:=-[.D10]+[.E10]" office:value-type="percentage" office:value="-0.178554577336014" calcext:value-type="percentage">
            <text:p>-17.86%</text:p>
          </table:table-cell>
          <table:table-cell/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8702653" calcext:value-type="float">
            <text:p>0.008702653</text:p>
          </table:table-cell>
          <table:table-cell office:value-type="float" office:value="0.1812769662" calcext:value-type="float">
            <text:p>0.1812769662</text:p>
          </table:table-cell>
          <table:table-cell table:style-name="ce6" table:formula="of:=([.B11]-[$1dBoundaries.B11])/([$1dBoundaries.$C11]-[$1dBoundaries.$B11])" office:value-type="percentage" office:value="0.0410083497062508" calcext:value-type="percentage">
            <text:p>4.1%</text:p>
          </table:table-cell>
          <table:table-cell table:formula="of:=([.C11]-[$1dBoundaries.C11])/([$1dBoundaries.$C11]-[$1dBoundaries.$B11])" office:value-type="percentage" office:value="-0.146019566254737" calcext:value-type="percentage">
            <text:p>-14.6%</text:p>
          </table:table-cell>
          <table:table-cell table:style-name="ce4" table:formula="of:=-[.D11]+[.E11]" office:value-type="percentage" office:value="-0.187027915960988" calcext:value-type="percentage">
            <text:p>-18.70%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.0002847547" calcext:value-type="float">
            <text:p>0.0002847547</text:p>
          </table:table-cell>
          <table:table-cell office:value-type="float" office:value="0.1198695938" calcext:value-type="float">
            <text:p>0.1198695938</text:p>
          </table:table-cell>
          <table:table-cell table:style-name="ce6" table:formula="of:=([.B12]-[$1dBoundaries.B12])/([$1dBoundaries.$C12]-[$1dBoundaries.$B12])" office:value-type="percentage" office:value="0.0281230575326706" calcext:value-type="percentage">
            <text:p>2.8%</text:p>
          </table:table-cell>
          <table:table-cell table:formula="of:=([.C12]-[$1dBoundaries.C12])/([$1dBoundaries.$C12]-[$1dBoundaries.$B12])" office:value-type="percentage" office:value="-0.240012544913789" calcext:value-type="percentage">
            <text:p>-24.0%</text:p>
          </table:table-cell>
          <table:table-cell table:style-name="ce4" table:formula="of:=-[.D12]+[.E12]" office:value-type="percentage" office:value="-0.26813560244646" calcext:value-type="percentage">
            <text:p>-26.81%</text:p>
          </table:table-cell>
          <table:table-cell/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0.004285313" calcext:value-type="float">
            <text:p>-0.004285313</text:p>
          </table:table-cell>
          <table:table-cell office:value-type="float" office:value="0.0763344997" calcext:value-type="float">
            <text:p>0.0763344997</text:p>
          </table:table-cell>
          <table:table-cell table:style-name="ce6" table:formula="of:=([.B13]-[$1dBoundaries.B13])/([$1dBoundaries.$C13]-[$1dBoundaries.$B13])" office:value-type="percentage" office:value="0.0775254468268418" calcext:value-type="percentage">
            <text:p>7.8%</text:p>
          </table:table-cell>
          <table:table-cell table:formula="of:=([.C13]-[$1dBoundaries.C13])/([$1dBoundaries.$C13]-[$1dBoundaries.$B13])" office:value-type="percentage" office:value="-0.1838724108687" calcext:value-type="percentage">
            <text:p>-18.4%</text:p>
          </table:table-cell>
          <table:table-cell table:style-name="ce4" table:formula="of:=-[.D13]+[.E13]" office:value-type="percentage" office:value="-0.261397857695542" calcext:value-type="percentage">
            <text:p>-26.14%</text:p>
          </table:table-cell>
          <table:table-cell/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547581712" calcext:value-type="float">
            <text:p>-0.0547581712</text:p>
          </table:table-cell>
          <table:table-cell office:value-type="float" office:value="-0.0003266993" calcext:value-type="float">
            <text:p>-0.0003266993</text:p>
          </table:table-cell>
          <table:table-cell table:style-name="ce6" table:formula="of:=([.B14]-[$1dBoundaries.B14])/([$1dBoundaries.$C14]-[$1dBoundaries.$B14])" office:value-type="percentage" office:value="0.126246061312013" calcext:value-type="percentage">
            <text:p>12.6%</text:p>
          </table:table-cell>
          <table:table-cell table:formula="of:=([.C14]-[$1dBoundaries.C14])/([$1dBoundaries.$C14]-[$1dBoundaries.$B14])" office:value-type="percentage" office:value="-0.00658519683755719" calcext:value-type="percentage">
            <text:p>-0.7%</text:p>
          </table:table-cell>
          <table:table-cell table:style-name="ce4" table:formula="of:=-[.D14]+[.E14]" office:value-type="percentage" office:value="-0.13283125814957" calcext:value-type="percentage">
            <text:p>-13.28%</text:p>
          </table:table-cell>
          <table:table-cell/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7.61E-019" calcext:value-type="float">
            <text:p>7.61E-19</text:p>
          </table:table-cell>
          <table:table-cell office:value-type="float" office:value="0.0027529994" calcext:value-type="float">
            <text:p>0.0027529994</text:p>
          </table:table-cell>
          <table:table-cell table:style-name="ce6" table:formula="of:=([.B15]-[$1dBoundaries.B15])/([$1dBoundaries.$C15]-[$1dBoundaries.$B15])" office:value-type="percentage" office:value="-0.0000000147052414646112" calcext:value-type="percentage">
            <text:p>0.0%</text:p>
          </table:table-cell>
          <table:table-cell table:formula="of:=([.C15]-[$1dBoundaries.C15])/([$1dBoundaries.$C15]-[$1dBoundaries.$B15])" office:value-type="percentage" office:value="1.38711135059486" calcext:value-type="percentage">
            <text:p>138.7%</text:p>
          </table:table-cell>
          <table:table-cell table:style-name="ce4" table:formula="of:=-[.D15]+[.E15]" office:value-type="percentage" office:value="1.3871113653001" calcext:value-type="percentage">
            <text:p>138.71%</text:p>
          </table:table-cell>
          <table:table-cell/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000185" calcext:value-type="float">
            <text:p>0.0000185</text:p>
          </table:table-cell>
          <table:table-cell office:value-type="float" office:value="0.7240948762" calcext:value-type="float">
            <text:p>0.7240948762</text:p>
          </table:table-cell>
          <table:table-cell table:style-name="ce6" table:formula="of:=([.B16]-[$1dBoundaries.B16])/([$1dBoundaries.$C16]-[$1dBoundaries.$B16])" office:value-type="percentage" office:value="0.0000165670877736873" calcext:value-type="percentage">
            <text:p>0.0%</text:p>
          </table:table-cell>
          <table:table-cell table:formula="of:=([.C16]-[$1dBoundaries.C16])/([$1dBoundaries.$C16]-[$1dBoundaries.$B16])" office:value-type="percentage" office:value="-0.246782578839595" calcext:value-type="percentage">
            <text:p>-24.7%</text:p>
          </table:table-cell>
          <table:table-cell table:style-name="ce4" table:formula="of:=-[.D16]+[.E16]" office:value-type="percentage" office:value="-0.246799145927368" calcext:value-type="percentage">
            <text:p>-24.68%</text:p>
          </table:table-cell>
          <table:table-cell/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079025727" calcext:value-type="float">
            <text:p>-0.079025727</text:p>
          </table:table-cell>
          <table:table-cell office:value-type="float" office:value="1.2556297678" calcext:value-type="float">
            <text:p>1.2556297678</text:p>
          </table:table-cell>
          <table:table-cell table:style-name="ce6" table:formula="of:=([.B17]-[$1dBoundaries.B17])/([$1dBoundaries.$C17]-[$1dBoundaries.$B17])" office:value-type="percentage" office:value="0.0801790526200518" calcext:value-type="percentage">
            <text:p>8.0%</text:p>
          </table:table-cell>
          <table:table-cell table:formula="of:=([.C17]-[$1dBoundaries.C17])/([$1dBoundaries.$C17]-[$1dBoundaries.$B17])" office:value-type="percentage" office:value="0.205974648096535" calcext:value-type="percentage">
            <text:p>20.6%</text:p>
          </table:table-cell>
          <table:table-cell table:style-name="ce4" table:formula="of:=-[.D17]+[.E17]" office:value-type="percentage" office:value="0.125795595476483" calcext:value-type="percentage">
            <text:p>12.58%</text:p>
          </table:table-cell>
          <table:table-cell/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0000000585" calcext:value-type="float">
            <text:p>5.85E-08</text:p>
          </table:table-cell>
          <table:table-cell office:value-type="float" office:value="0.0000611" calcext:value-type="float">
            <text:p>0.0000611</text:p>
          </table:table-cell>
          <table:table-cell table:style-name="ce6" table:formula="of:=([.B18]-[$1dBoundaries.B18])/([$1dBoundaries.$C18]-[$1dBoundaries.$B18])" office:value-type="percentage" office:value="0.0000153087647214899" calcext:value-type="percentage">
            <text:p>0.0%</text:p>
          </table:table-cell>
          <table:table-cell table:formula="of:=([.C18]-[$1dBoundaries.C18])/([$1dBoundaries.$C18]-[$1dBoundaries.$B18])" office:value-type="percentage" office:value="-0.955594157988729" calcext:value-type="percentage">
            <text:p>-95.6%</text:p>
          </table:table-cell>
          <table:table-cell table:style-name="ce4" table:formula="of:=-[.D18]+[.E18]" office:value-type="percentage" office:value="-0.955609466753451" calcext:value-type="percentage">
            <text:p>-95.56%</text:p>
          </table:table-cell>
          <table:table-cell/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.00000127" calcext:value-type="float">
            <text:p>0.00000127</text:p>
          </table:table-cell>
          <table:table-cell office:value-type="float" office:value="0.1336035312" calcext:value-type="float">
            <text:p>0.1336035312</text:p>
          </table:table-cell>
          <table:table-cell table:style-name="ce6" table:formula="of:=([.B19]-[$1dBoundaries.B19])/([$1dBoundaries.$C19]-[$1dBoundaries.$B19])" office:value-type="percentage" office:value="-0.0014249193083623" calcext:value-type="percentage">
            <text:p>-0.1%</text:p>
          </table:table-cell>
          <table:table-cell table:formula="of:=([.C19]-[$1dBoundaries.C19])/([$1dBoundaries.$C19]-[$1dBoundaries.$B19])" office:value-type="percentage" office:value="-0.19778283991804" calcext:value-type="percentage">
            <text:p>-19.8%</text:p>
          </table:table-cell>
          <table:table-cell table:style-name="ce4" table:formula="of:=-[.D19]+[.E19]" office:value-type="percentage" office:value="-0.196357920609677" calcext:value-type="percentage">
            <text:p>-19.64%</text:p>
          </table:table-cell>
          <table:table-cell/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2923851759" calcext:value-type="float">
            <text:p>0.2923851759</text:p>
          </table:table-cell>
          <table:table-cell office:value-type="float" office:value="0.5442609644" calcext:value-type="float">
            <text:p>0.5442609644</text:p>
          </table:table-cell>
          <table:table-cell table:style-name="ce6" table:formula="of:=([.B20]-[$1dBoundaries.B20])/([$1dBoundaries.$C20]-[$1dBoundaries.$B20])" office:value-type="percentage" office:value="0.442831979347739" calcext:value-type="percentage">
            <text:p>44.3%</text:p>
          </table:table-cell>
          <table:table-cell table:formula="of:=([.C20]-[$1dBoundaries.C20])/([$1dBoundaries.$C20]-[$1dBoundaries.$B20])" office:value-type="percentage" office:value="-0.0176199603303015" calcext:value-type="percentage">
            <text:p>-1.8%</text:p>
          </table:table-cell>
          <table:table-cell table:style-name="ce4" table:formula="of:=-[.D20]+[.E20]" office:value-type="percentage" office:value="-0.460451939678041" calcext:value-type="percentage">
            <text:p>-46.05%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.1591294187" calcext:value-type="float">
            <text:p>0.1591294187</text:p>
          </table:table-cell>
          <table:table-cell office:value-type="float" office:value="0.4201436973" calcext:value-type="float">
            <text:p>0.4201436973</text:p>
          </table:table-cell>
          <table:table-cell table:style-name="ce6" table:formula="of:=([.B21]-[$1dBoundaries.B21])/([$1dBoundaries.$C21]-[$1dBoundaries.$B21])" office:value-type="percentage" office:value="0.346531945818606" calcext:value-type="percentage">
            <text:p>34.7%</text:p>
          </table:table-cell>
          <table:table-cell table:formula="of:=([.C21]-[$1dBoundaries.C21])/([$1dBoundaries.$C21]-[$1dBoundaries.$B21])" office:value-type="percentage" office:value="0.19548747063876" calcext:value-type="percentage">
            <text:p>19.5%</text:p>
          </table:table-cell>
          <table:table-cell table:style-name="ce4" table:formula="of:=-[.D21]+[.E21]" office:value-type="percentage" office:value="-0.151044475179846" calcext:value-type="percentage">
            <text:p>-15.10%</text:p>
          </table:table-cell>
          <table:table-cell/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0.1091751141" calcext:value-type="float">
            <text:p>0.1091751141</text:p>
          </table:table-cell>
          <table:table-cell office:value-type="float" office:value="0.4198781585" calcext:value-type="float">
            <text:p>0.4198781585</text:p>
          </table:table-cell>
          <table:table-cell table:style-name="ce6" table:formula="of:=([.B22]-[$1dBoundaries.B22])/([$1dBoundaries.$C22]-[$1dBoundaries.$B22])" office:value-type="percentage" office:value="0.185266891621535" calcext:value-type="percentage">
            <text:p>18.5%</text:p>
          </table:table-cell>
          <table:table-cell table:formula="of:=([.C22]-[$1dBoundaries.C22])/([$1dBoundaries.$C22]-[$1dBoundaries.$B22])" office:value-type="percentage" office:value="0.19433456745875" calcext:value-type="percentage">
            <text:p>19.4%</text:p>
          </table:table-cell>
          <table:table-cell table:style-name="ce4" table:formula="of:=-[.D22]+[.E22]" office:value-type="percentage" office:value="0.00906767583721524" calcext:value-type="percentage">
            <text:p>0.91%</text:p>
          </table:table-cell>
          <table:table-cell/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0.1064106575" calcext:value-type="float">
            <text:p>0.1064106575</text:p>
          </table:table-cell>
          <table:table-cell office:value-type="float" office:value="0.4244923384" calcext:value-type="float">
            <text:p>0.4244923384</text:p>
          </table:table-cell>
          <table:table-cell table:style-name="ce6" table:formula="of:=([.B23]-[$1dBoundaries.B23])/([$1dBoundaries.$C23]-[$1dBoundaries.$B23])" office:value-type="percentage" office:value="0.200119564945348" calcext:value-type="percentage">
            <text:p>20.0%</text:p>
          </table:table-cell>
          <table:table-cell table:formula="of:=([.C23]-[$1dBoundaries.C23])/([$1dBoundaries.$C23]-[$1dBoundaries.$B23])" office:value-type="percentage" office:value="0.203264167286396" calcext:value-type="percentage">
            <text:p>20.3%</text:p>
          </table:table-cell>
          <table:table-cell table:style-name="ce4" table:formula="of:=-[.D23]+[.E23]" office:value-type="percentage" office:value="0.00314460234104866" calcext:value-type="percentage">
            <text:p>0.31%</text:p>
          </table:table-cell>
          <table:table-cell/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0.0414248565" calcext:value-type="float">
            <text:p>0.0414248565</text:p>
          </table:table-cell>
          <table:table-cell office:value-type="float" office:value="0.4094128222" calcext:value-type="float">
            <text:p>0.4094128222</text:p>
          </table:table-cell>
          <table:table-cell table:style-name="ce6" table:formula="of:=([.B24]-[$1dBoundaries.B24])/([$1dBoundaries.$C24]-[$1dBoundaries.$B24])" office:value-type="percentage" office:value="0.129428749650532" calcext:value-type="percentage">
            <text:p>12.9%</text:p>
          </table:table-cell>
          <table:table-cell table:formula="of:=([.C24]-[$1dBoundaries.C24])/([$1dBoundaries.$C24]-[$1dBoundaries.$B24])" office:value-type="percentage" office:value="0.295294930339389" calcext:value-type="percentage">
            <text:p>29.5%</text:p>
          </table:table-cell>
          <table:table-cell table:style-name="ce4" table:formula="of:=-[.D24]+[.E24]" office:value-type="percentage" office:value="0.165866180688857" calcext:value-type="percentage">
            <text:p>16.59%</text:p>
          </table:table-cell>
          <table:table-cell/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.0114249025" calcext:value-type="float">
            <text:p>0.0114249025</text:p>
          </table:table-cell>
          <table:table-cell office:value-type="float" office:value="0.4109970647" calcext:value-type="float">
            <text:p>0.4109970647</text:p>
          </table:table-cell>
          <table:table-cell table:style-name="ce6" table:formula="of:=([.B25]-[$1dBoundaries.B25])/([$1dBoundaries.$C25]-[$1dBoundaries.$B25])" office:value-type="percentage" office:value="0.0352562376237975" calcext:value-type="percentage">
            <text:p>3.5%</text:p>
          </table:table-cell>
          <table:table-cell table:formula="of:=([.C25]-[$1dBoundaries.C25])/([$1dBoundaries.$C25]-[$1dBoundaries.$B25])" office:value-type="percentage" office:value="0.330304836692081" calcext:value-type="percentage">
            <text:p>33.0%</text:p>
          </table:table-cell>
          <table:table-cell table:style-name="ce4" table:formula="of:=-[.D25]+[.E25]" office:value-type="percentage" office:value="0.295048599068283" calcext:value-type="percentage">
            <text:p>29.50%</text:p>
          </table:table-cell>
          <table:table-cell/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4132164721" calcext:value-type="float">
            <text:p>-0.4132164721</text:p>
          </table:table-cell>
          <table:table-cell office:value-type="float" office:value="-0.0065052711" calcext:value-type="float">
            <text:p>-0.0065052711</text:p>
          </table:table-cell>
          <table:table-cell table:style-name="ce6" table:formula="of:=([.B26]-[$1dBoundaries.B26])/([$1dBoundaries.$C26]-[$1dBoundaries.$B26])" office:value-type="percentage" office:value="-0.337499493962819" calcext:value-type="percentage">
            <text:p>-33.7%</text:p>
          </table:table-cell>
          <table:table-cell table:formula="of:=([.C26]-[$1dBoundaries.C26])/([$1dBoundaries.$C26]-[$1dBoundaries.$B26])" office:value-type="percentage" office:value="-0.0193073354159537" calcext:value-type="percentage">
            <text:p>-1.9%</text:p>
          </table:table-cell>
          <table:table-cell table:style-name="ce4" table:formula="of:=-[.D26]+[.E26]" office:value-type="percentage" office:value="0.318192158546866" calcext:value-type="percentage">
            <text:p>31.82%</text:p>
          </table:table-cell>
          <table:table-cell/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0623167022" calcext:value-type="float">
            <text:p>0.0623167022</text:p>
          </table:table-cell>
          <table:table-cell office:value-type="float" office:value="0.4091307004" calcext:value-type="float">
            <text:p>0.4091307004</text:p>
          </table:table-cell>
          <table:table-cell table:style-name="ce6" table:formula="of:=([.B27]-[$1dBoundaries.B27])/([$1dBoundaries.$C27]-[$1dBoundaries.$B27])" office:value-type="percentage" office:value="0.149718318868277" calcext:value-type="percentage">
            <text:p>15.0%</text:p>
          </table:table-cell>
          <table:table-cell table:formula="of:=([.C27]-[$1dBoundaries.C27])/([$1dBoundaries.$C27]-[$1dBoundaries.$B27])" office:value-type="percentage" office:value="0.164473882302168" calcext:value-type="percentage">
            <text:p>16.4%</text:p>
          </table:table-cell>
          <table:table-cell table:style-name="ce4" table:formula="of:=-[.D27]+[.E27]" office:value-type="percentage" office:value="0.0147555634338918" calcext:value-type="percentage">
            <text:p>1.48%</text:p>
          </table:table-cell>
          <table:table-cell/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0.1050064565" calcext:value-type="float">
            <text:p>0.1050064565</text:p>
          </table:table-cell>
          <table:table-cell office:value-type="float" office:value="0.4190180192" calcext:value-type="float">
            <text:p>0.4190180192</text:p>
          </table:table-cell>
          <table:table-cell table:style-name="ce6" table:formula="of:=([.B28]-[$1dBoundaries.B28])/([$1dBoundaries.$C28]-[$1dBoundaries.$B28])" office:value-type="percentage" office:value="0.274627573178714" calcext:value-type="percentage">
            <text:p>27.5%</text:p>
          </table:table-cell>
          <table:table-cell table:formula="of:=([.C28]-[$1dBoundaries.C28])/([$1dBoundaries.$C28]-[$1dBoundaries.$B28])" office:value-type="percentage" office:value="0.193403074047888" calcext:value-type="percentage">
            <text:p>19.3%</text:p>
          </table:table-cell>
          <table:table-cell table:style-name="ce4" table:formula="of:=-[.D28]+[.E28]" office:value-type="percentage" office:value="-0.0812244991308257" calcext:value-type="percentage">
            <text:p>-8.12%</text:p>
          </table:table-cell>
          <table:table-cell/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1.8523518768" calcext:value-type="float">
            <text:p>1.8523518768</text:p>
          </table:table-cell>
          <table:table-cell office:value-type="float" office:value="3.3454725474" calcext:value-type="float">
            <text:p>3.3454725474</text:p>
          </table:table-cell>
          <table:table-cell table:style-name="ce6" table:formula="of:=([.B29]-[$1dBoundaries.B29])/([$1dBoundaries.$C29]-[$1dBoundaries.$B29])" office:value-type="percentage" office:value="0.408540975032351" calcext:value-type="percentage">
            <text:p>40.9%</text:p>
          </table:table-cell>
          <table:table-cell table:formula="of:=([.C29]-[$1dBoundaries.C29])/([$1dBoundaries.$C29]-[$1dBoundaries.$B29])" office:value-type="percentage" office:value="-0.18976608127163" calcext:value-type="percentage">
            <text:p>-19.0%</text:p>
          </table:table-cell>
          <table:table-cell table:style-name="ce4" table:formula="of:=-[.D29]+[.E29]" office:value-type="percentage" office:value="-0.598307056303982" calcext:value-type="percentage">
            <text:p>-59.83%</text:p>
          </table:table-cell>
          <table:table-cell/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1.5184043718" calcext:value-type="float">
            <text:p>1.5184043718</text:p>
          </table:table-cell>
          <table:table-cell office:value-type="float" office:value="2.944097516" calcext:value-type="float">
            <text:p>2.944097516</text:p>
          </table:table-cell>
          <table:table-cell table:style-name="ce6" table:formula="of:=([.B30]-[$1dBoundaries.B30])/([$1dBoundaries.$C30]-[$1dBoundaries.$B30])" office:value-type="percentage" office:value="0.369894389229177" calcext:value-type="percentage">
            <text:p>37.0%</text:p>
          </table:table-cell>
          <table:table-cell table:formula="of:=([.C30]-[$1dBoundaries.C30])/([$1dBoundaries.$C30]-[$1dBoundaries.$B30])" office:value-type="percentage" office:value="-0.236708365854953" calcext:value-type="percentage">
            <text:p>-23.7%</text:p>
          </table:table-cell>
          <table:table-cell table:style-name="ce4" table:formula="of:=-[.D30]+[.E30]" office:value-type="percentage" office:value="-0.60660275508413" calcext:value-type="percentage">
            <text:p>-60.66%</text:p>
          </table:table-cell>
          <table:table-cell/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.0017184632" calcext:value-type="float">
            <text:p>0.0017184632</text:p>
          </table:table-cell>
          <table:table-cell office:value-type="float" office:value="0.1712665541" calcext:value-type="float">
            <text:p>0.1712665541</text:p>
          </table:table-cell>
          <table:table-cell table:style-name="ce6" table:formula="of:=([.B31]-[$1dBoundaries.B31])/([$1dBoundaries.$C31]-[$1dBoundaries.$B31])" office:value-type="percentage" office:value="0.0071989041684834" calcext:value-type="percentage">
            <text:p>0.7%</text:p>
          </table:table-cell>
          <table:table-cell table:formula="of:=([.C31]-[$1dBoundaries.C31])/([$1dBoundaries.$C31]-[$1dBoundaries.$B31])" office:value-type="percentage" office:value="-0.232339324735301" calcext:value-type="percentage">
            <text:p>-23.2%</text:p>
          </table:table-cell>
          <table:table-cell table:style-name="ce4" table:formula="of:=-[.D31]+[.E31]" office:value-type="percentage" office:value="-0.239538228903784" calcext:value-type="percentage">
            <text:p>-23.95%</text:p>
          </table:table-cell>
          <table:table-cell/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.0042190097" calcext:value-type="float">
            <text:p>0.0042190097</text:p>
          </table:table-cell>
          <table:table-cell office:value-type="float" office:value="0.1675473562" calcext:value-type="float">
            <text:p>0.1675473562</text:p>
          </table:table-cell>
          <table:table-cell table:style-name="ce6" table:formula="of:=([.B32]-[$1dBoundaries.B32])/([$1dBoundaries.$C32]-[$1dBoundaries.$B32])" office:value-type="percentage" office:value="0.0184144224749421" calcext:value-type="percentage">
            <text:p>1.8%</text:p>
          </table:table-cell>
          <table:table-cell table:formula="of:=([.C32]-[$1dBoundaries.C32])/([$1dBoundaries.$C32]-[$1dBoundaries.$B32])" office:value-type="percentage" office:value="-0.249020775137683" calcext:value-type="percentage">
            <text:p>-24.9%</text:p>
          </table:table-cell>
          <table:table-cell table:style-name="ce4" table:formula="of:=-[.D32]+[.E32]" office:value-type="percentage" office:value="-0.267435197612625" calcext:value-type="percentage">
            <text:p>-26.74%</text:p>
          </table:table-cell>
          <table:table-cell/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58770348" calcext:value-type="float">
            <text:p>0.0058770348</text:p>
          </table:table-cell>
          <table:table-cell office:value-type="float" office:value="0.0727478961" calcext:value-type="float">
            <text:p>0.0727478961</text:p>
          </table:table-cell>
          <table:table-cell table:style-name="ce6" table:formula="of:=([.B33]-[$1dBoundaries.B33])/([$1dBoundaries.$C33]-[$1dBoundaries.$B33])" office:value-type="percentage" office:value="0.109283316576238" calcext:value-type="percentage">
            <text:p>10.9%</text:p>
          </table:table-cell>
          <table:table-cell table:formula="of:=([.C33]-[$1dBoundaries.C33])/([$1dBoundaries.$C33]-[$1dBoundaries.$B33])" office:value-type="percentage" office:value="0.368290721132156" calcext:value-type="percentage">
            <text:p>36.8%</text:p>
          </table:table-cell>
          <table:table-cell table:style-name="ce4" table:formula="of:=-[.D33]+[.E33]" office:value-type="percentage" office:value="0.259007404555918" calcext:value-type="percentage">
            <text:p>25.90%</text:p>
          </table:table-cell>
          <table:table-cell/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057794409" calcext:value-type="float">
            <text:p>0.0057794409</text:p>
          </table:table-cell>
          <table:table-cell office:value-type="float" office:value="0.072876673" calcext:value-type="float">
            <text:p>0.072876673</text:p>
          </table:table-cell>
          <table:table-cell table:style-name="ce6" table:formula="of:=([.B34]-[$1dBoundaries.B34])/([$1dBoundaries.$C34]-[$1dBoundaries.$B34])" office:value-type="percentage" office:value="0.716523081673408" calcext:value-type="percentage">
            <text:p>71.7%</text:p>
          </table:table-cell>
          <table:table-cell table:formula="of:=([.C34]-[$1dBoundaries.C34])/([$1dBoundaries.$C34]-[$1dBoundaries.$B34])" office:value-type="percentage" office:value="0.117739884425492" calcext:value-type="percentage">
            <text:p>11.8%</text:p>
          </table:table-cell>
          <table:table-cell table:style-name="ce4" table:formula="of:=-[.D34]+[.E34]" office:value-type="percentage" office:value="-0.598783197247916" calcext:value-type="percentage">
            <text:p>-59.88%</text:p>
          </table:table-cell>
          <table:table-cell/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.2653998147" calcext:value-type="float">
            <text:p>0.2653998147</text:p>
          </table:table-cell>
          <table:table-cell office:value-type="float" office:value="0.6943605406" calcext:value-type="float">
            <text:p>0.6943605406</text:p>
          </table:table-cell>
          <table:table-cell table:style-name="ce6" table:formula="of:=([.B35]-[$1dBoundaries.B35])/([$1dBoundaries.$C35]-[$1dBoundaries.$B35])" office:value-type="percentage" office:value="0.27914985307343" calcext:value-type="percentage">
            <text:p>27.9%</text:p>
          </table:table-cell>
          <table:table-cell table:formula="of:=([.C35]-[$1dBoundaries.C35])/([$1dBoundaries.$C35]-[$1dBoundaries.$B35])" office:value-type="percentage" office:value="-0.132855207662256" calcext:value-type="percentage">
            <text:p>-13.3%</text:p>
          </table:table-cell>
          <table:table-cell table:style-name="ce4" table:formula="of:=-[.D35]+[.E35]" office:value-type="percentage" office:value="-0.412005060735686" calcext:value-type="percentage">
            <text:p>-41.20%</text:p>
          </table:table-cell>
          <table:table-cell/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-0.1681305436" calcext:value-type="float">
            <text:p>-0.1681305436</text:p>
          </table:table-cell>
          <table:table-cell office:value-type="float" office:value="0.4804366648" calcext:value-type="float">
            <text:p>0.4804366648</text:p>
          </table:table-cell>
          <table:table-cell table:style-name="ce6" table:formula="of:=([.B36]-[$1dBoundaries.B36])/([$1dBoundaries.$C36]-[$1dBoundaries.$B36])" office:value-type="percentage" office:value="-0.0432915519729872" calcext:value-type="percentage">
            <text:p>-4.3%</text:p>
          </table:table-cell>
          <table:table-cell table:formula="of:=([.C36]-[$1dBoundaries.C36])/([$1dBoundaries.$C36]-[$1dBoundaries.$B36])" office:value-type="percentage" office:value="0.458840452958332" calcext:value-type="percentage">
            <text:p>45.9%</text:p>
          </table:table-cell>
          <table:table-cell table:style-name="ce4" table:formula="of:=-[.D36]+[.E36]" office:value-type="percentage" office:value="0.502132004931319" calcext:value-type="percentage">
            <text:p>50.21%</text:p>
          </table:table-cell>
          <table:table-cell/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0.0007774863" calcext:value-type="float">
            <text:p>0.0007774863</text:p>
          </table:table-cell>
          <table:table-cell office:value-type="float" office:value="0.3200600095" calcext:value-type="float">
            <text:p>0.3200600095</text:p>
          </table:table-cell>
          <table:table-cell table:style-name="ce6" table:formula="of:=([.B37]-[$1dBoundaries.B37])/([$1dBoundaries.$C37]-[$1dBoundaries.$B37])" office:value-type="percentage" office:value="0.00119732652529475" calcext:value-type="percentage">
            <text:p>0.1%</text:p>
          </table:table-cell>
          <table:table-cell table:formula="of:=([.C37]-[$1dBoundaries.C37])/([$1dBoundaries.$C37]-[$1dBoundaries.$B37])" office:value-type="percentage" office:value="-0.294057223679735" calcext:value-type="percentage">
            <text:p>-29.4%</text:p>
          </table:table-cell>
          <table:table-cell table:style-name="ce4" table:formula="of:=-[.D37]+[.E37]" office:value-type="percentage" office:value="-0.29525455020503" calcext:value-type="percentage">
            <text:p>-29.53%</text:p>
          </table:table-cell>
          <table:table-cell/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1.0159519181" calcext:value-type="float">
            <text:p>1.0159519181</text:p>
          </table:table-cell>
          <table:table-cell office:value-type="float" office:value="3.2407634961" calcext:value-type="float">
            <text:p>3.2407634961</text:p>
          </table:table-cell>
          <table:table-cell table:style-name="ce6" table:formula="of:=([.B38]-[$1dBoundaries.B38])/([$1dBoundaries.$C38]-[$1dBoundaries.$B38])" office:value-type="percentage" office:value="0.241349163967677" calcext:value-type="percentage">
            <text:p>24.1%</text:p>
          </table:table-cell>
          <table:table-cell table:formula="of:=([.C38]-[$1dBoundaries.C38])/([$1dBoundaries.$C38]-[$1dBoundaries.$B38])" office:value-type="percentage" office:value="0.204241484459589" calcext:value-type="percentage">
            <text:p>20.4%</text:p>
          </table:table-cell>
          <table:table-cell table:style-name="ce4" table:formula="of:=-[.D38]+[.E38]" office:value-type="percentage" office:value="-0.0371076795080879" calcext:value-type="percentage">
            <text:p>-3.71%</text:p>
          </table:table-cell>
          <table:table-cell/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.0000258" calcext:value-type="float">
            <text:p>0.0000258</text:p>
          </table:table-cell>
          <table:table-cell office:value-type="float" office:value="0.0090748351" calcext:value-type="float">
            <text:p>0.0090748351</text:p>
          </table:table-cell>
          <table:table-cell table:style-name="ce6" table:formula="of:=([.B39]-[$1dBoundaries.B39])/([$1dBoundaries.$C39]-[$1dBoundaries.$B39])" office:value-type="percentage" office:value="-0.0120490702145707" calcext:value-type="percentage">
            <text:p>-1.2%</text:p>
          </table:table-cell>
          <table:table-cell table:formula="of:=([.C39]-[$1dBoundaries.C39])/([$1dBoundaries.$C39]-[$1dBoundaries.$B39])" office:value-type="percentage" office:value="0.0407007752415603" calcext:value-type="percentage">
            <text:p>4.1%</text:p>
          </table:table-cell>
          <table:table-cell table:style-name="ce4" table:formula="of:=-[.D39]+[.E39]" office:value-type="percentage" office:value="0.0527498454561311" calcext:value-type="percentage">
            <text:p>5.27%</text:p>
          </table:table-cell>
          <table:table-cell/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.0000188" calcext:value-type="float">
            <text:p>0.0000188</text:p>
          </table:table-cell>
          <table:table-cell office:value-type="float" office:value="0.0090752389" calcext:value-type="float">
            <text:p>0.0090752389</text:p>
          </table:table-cell>
          <table:table-cell table:style-name="ce6" table:formula="of:=([.B40]-[$1dBoundaries.B40])/([$1dBoundaries.$C40]-[$1dBoundaries.$B40])" office:value-type="percentage" office:value="-0.0129036808951373" calcext:value-type="percentage">
            <text:p>-1.3%</text:p>
          </table:table-cell>
          <table:table-cell table:formula="of:=([.C40]-[$1dBoundaries.C40])/([$1dBoundaries.$C40]-[$1dBoundaries.$B40])" office:value-type="percentage" office:value="0.0407493716228616" calcext:value-type="percentage">
            <text:p>4.1%</text:p>
          </table:table-cell>
          <table:table-cell table:style-name="ce4" table:formula="of:=-[.D40]+[.E40]" office:value-type="percentage" office:value="0.0536530525179988" calcext:value-type="percentage">
            <text:p>5.37%</text:p>
          </table:table-cell>
          <table:table-cell/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0.0007651944" calcext:value-type="float">
            <text:p>0.0007651944</text:p>
          </table:table-cell>
          <table:table-cell office:value-type="float" office:value="0.3518738882" calcext:value-type="float">
            <text:p>0.3518738882</text:p>
          </table:table-cell>
          <table:table-cell table:style-name="ce6" table:formula="of:=([.B41]-[$1dBoundaries.B41])/([$1dBoundaries.$C41]-[$1dBoundaries.$B41])" office:value-type="percentage" office:value="0.00146343954728387" calcext:value-type="percentage">
            <text:p>0.1%</text:p>
          </table:table-cell>
          <table:table-cell table:formula="of:=([.C41]-[$1dBoundaries.C41])/([$1dBoundaries.$C41]-[$1dBoundaries.$B41])" office:value-type="percentage" office:value="-0.219891808826441" calcext:value-type="percentage">
            <text:p>-22.0%</text:p>
          </table:table-cell>
          <table:table-cell table:style-name="ce4" table:formula="of:=-[.D41]+[.E41]" office:value-type="percentage" office:value="-0.221355248373725" calcext:value-type="percentage">
            <text:p>-22.14%</text:p>
          </table:table-cell>
          <table:table-cell/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008350999" calcext:value-type="float">
            <text:p>0.0008350999</text:p>
          </table:table-cell>
          <table:table-cell office:value-type="float" office:value="0.2815280502" calcext:value-type="float">
            <text:p>0.2815280502</text:p>
          </table:table-cell>
          <table:table-cell table:style-name="ce6" table:formula="of:=([.B42]-[$1dBoundaries.B42])/([$1dBoundaries.$C42]-[$1dBoundaries.$B42])" office:value-type="percentage" office:value="0.00161859720764054" calcext:value-type="percentage">
            <text:p>0.2%</text:p>
          </table:table-cell>
          <table:table-cell table:formula="of:=([.C42]-[$1dBoundaries.C42])/([$1dBoundaries.$C42]-[$1dBoundaries.$B42])" office:value-type="percentage" office:value="-0.37585060836855" calcext:value-type="percentage">
            <text:p>-37.6%</text:p>
          </table:table-cell>
          <table:table-cell table:style-name="ce4" table:formula="of:=-[.D42]+[.E42]" office:value-type="percentage" office:value="-0.377469205576191" calcext:value-type="percentage">
            <text:p>-37.75%</text:p>
          </table:table-cell>
          <table:table-cell/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0.0008217197" calcext:value-type="float">
            <text:p>0.0008217197</text:p>
          </table:table-cell>
          <table:table-cell office:value-type="float" office:value="0.3720167783" calcext:value-type="float">
            <text:p>0.3720167783</text:p>
          </table:table-cell>
          <table:table-cell table:style-name="ce6" table:formula="of:=([.B43]-[$1dBoundaries.B43])/([$1dBoundaries.$C43]-[$1dBoundaries.$B43])" office:value-type="percentage" office:value="0.00155968914568643" calcext:value-type="percentage">
            <text:p>0.2%</text:p>
          </table:table-cell>
          <table:table-cell table:formula="of:=([.C43]-[$1dBoundaries.C43])/([$1dBoundaries.$C43]-[$1dBoundaries.$B43])" office:value-type="percentage" office:value="-0.175247334361095" calcext:value-type="percentage">
            <text:p>-17.5%</text:p>
          </table:table-cell>
          <table:table-cell table:style-name="ce4" table:formula="of:=-[.D43]+[.E43]" office:value-type="percentage" office:value="-0.176807023506781" calcext:value-type="percentage">
            <text:p>-17.68%</text:p>
          </table:table-cell>
          <table:table-cell/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.1703216056" calcext:value-type="float">
            <text:p>0.1703216056</text:p>
          </table:table-cell>
          <table:table-cell office:value-type="float" office:value="0.2300011173" calcext:value-type="float">
            <text:p>0.2300011173</text:p>
          </table:table-cell>
          <table:table-cell table:style-name="ce6" table:formula="of:=([.B44]-[$1dBoundaries.B44])/([$1dBoundaries.$C44]-[$1dBoundaries.$B44])" office:value-type="percentage" office:value="0.581761397920384" calcext:value-type="percentage">
            <text:p>58.2%</text:p>
          </table:table-cell>
          <table:table-cell table:formula="of:=([.C44]-[$1dBoundaries.C44])/([$1dBoundaries.$C44]-[$1dBoundaries.$B44])" office:value-type="percentage" office:value="-0.0623775230168855" calcext:value-type="percentage">
            <text:p>-6.2%</text:p>
          </table:table-cell>
          <table:table-cell table:style-name="ce4" table:formula="of:=-[.D44]+[.E44]" office:value-type="percentage" office:value="-0.64413892093727" calcext:value-type="percentage">
            <text:p>-64.41%</text:p>
          </table:table-cell>
          <table:table-cell/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0.3825442347" calcext:value-type="float">
            <text:p>0.3825442347</text:p>
          </table:table-cell>
          <table:table-cell office:value-type="float" office:value="1.2524820756" calcext:value-type="float">
            <text:p>1.2524820756</text:p>
          </table:table-cell>
          <table:table-cell table:style-name="ce6" table:formula="of:=([.B45]-[$1dBoundaries.B45])/([$1dBoundaries.$C45]-[$1dBoundaries.$B45])" office:value-type="percentage" office:value="0.228906620329005" calcext:value-type="percentage">
            <text:p>22.9%</text:p>
          </table:table-cell>
          <table:table-cell table:formula="of:=([.C45]-[$1dBoundaries.C45])/([$1dBoundaries.$C45]-[$1dBoundaries.$B45])" office:value-type="percentage" office:value="0.173962329061909" calcext:value-type="percentage">
            <text:p>17.4%</text:p>
          </table:table-cell>
          <table:table-cell table:style-name="ce4" table:formula="of:=-[.D45]+[.E45]" office:value-type="percentage" office:value="-0.0549442912670964" calcext:value-type="percentage">
            <text:p>-5.49%</text:p>
          </table:table-cell>
          <table:table-cell/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0977797537" calcext:value-type="float">
            <text:p>0.0977797537</text:p>
          </table:table-cell>
          <table:table-cell office:value-type="float" office:value="0.4191113186" calcext:value-type="float">
            <text:p>0.4191113186</text:p>
          </table:table-cell>
          <table:table-cell table:style-name="ce6" table:formula="of:=([.B46]-[$1dBoundaries.B46])/([$1dBoundaries.$C46]-[$1dBoundaries.$B46])" office:value-type="percentage" office:value="0.2534809369113" calcext:value-type="percentage">
            <text:p>25.3%</text:p>
          </table:table-cell>
          <table:table-cell table:formula="of:=([.C46]-[$1dBoundaries.C46])/([$1dBoundaries.$C46]-[$1dBoundaries.$B46])" office:value-type="percentage" office:value="0.19367653270207" calcext:value-type="percentage">
            <text:p>19.4%</text:p>
          </table:table-cell>
          <table:table-cell table:style-name="ce4" table:formula="of:=-[.D46]+[.E46]" office:value-type="percentage" office:value="-0.05980440420923" calcext:value-type="percentage">
            <text:p>-5.98%</text:p>
          </table:table-cell>
          <table:table-cell/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4525378824" calcext:value-type="float">
            <text:p>0.4525378824</text:p>
          </table:table-cell>
          <table:table-cell office:value-type="float" office:value="0.9922940474" calcext:value-type="float">
            <text:p>0.9922940474</text:p>
          </table:table-cell>
          <table:table-cell table:style-name="ce6" table:formula="of:=([.B47]-[$1dBoundaries.B47])/([$1dBoundaries.$C47]-[$1dBoundaries.$B47])" office:value-type="percentage" office:value="0.42988380695198" calcext:value-type="percentage">
            <text:p>43.0%</text:p>
          </table:table-cell>
          <table:table-cell table:formula="of:=([.C47]-[$1dBoundaries.C47])/([$1dBoundaries.$C47]-[$1dBoundaries.$B47])" office:value-type="percentage" office:value="0.096276015184888" calcext:value-type="percentage">
            <text:p>9.6%</text:p>
          </table:table-cell>
          <table:table-cell table:style-name="ce4" table:formula="of:=-[.D47]+[.E47]" office:value-type="percentage" office:value="-0.333607791767092" calcext:value-type="percentage">
            <text:p>-33.36%</text:p>
          </table:table-cell>
          <table:table-cell/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0.5221751298" calcext:value-type="float">
            <text:p>-0.5221751298</text:p>
          </table:table-cell>
          <table:table-cell office:value-type="float" office:value="3.8434157019" calcext:value-type="float">
            <text:p>3.8434157019</text:p>
          </table:table-cell>
          <table:table-cell table:style-name="ce6" table:formula="of:=([.B48]-[$1dBoundaries.B48])/([$1dBoundaries.$C48]-[$1dBoundaries.$B48])" office:value-type="percentage" office:value="-0.267818279776345" calcext:value-type="percentage">
            <text:p>-26.8%</text:p>
          </table:table-cell>
          <table:table-cell table:formula="of:=([.C48]-[$1dBoundaries.C48])/([$1dBoundaries.$C48]-[$1dBoundaries.$B48])" office:value-type="percentage" office:value="0.449662788326762" calcext:value-type="percentage">
            <text:p>45.0%</text:p>
          </table:table-cell>
          <table:table-cell table:style-name="ce4" table:formula="of:=-[.D48]+[.E48]" office:value-type="percentage" office:value="0.717481068103107" calcext:value-type="percentage">
            <text:p>71.75%</text:p>
          </table:table-cell>
          <table:table-cell/>
        </table:table-row>
        <table:table-row table:style-name="ro1">
          <table:table-cell office:value-type="string" calcext:value-type="string">
            <text:p>GLCtexi</text:p>
          </table:table-cell>
          <table:table-cell office:value-type="float" office:value="0.1704540664" calcext:value-type="float">
            <text:p>0.1704540664</text:p>
          </table:table-cell>
          <table:table-cell office:value-type="float" office:value="0.2316664111" calcext:value-type="float">
            <text:p>0.2316664111</text:p>
          </table:table-cell>
          <table:table-cell table:style-name="ce6" table:formula="of:=([.B49]-[$1dBoundaries.B49])/([$1dBoundaries.$C49]-[$1dBoundaries.$B49])" office:value-type="percentage" office:value="0.581610499081368" calcext:value-type="percentage">
            <text:p>58.2%</text:p>
          </table:table-cell>
          <table:table-cell table:formula="of:=([.C49]-[$1dBoundaries.C49])/([$1dBoundaries.$C49]-[$1dBoundaries.$B49])" office:value-type="percentage" office:value="-0.0524221019697248" calcext:value-type="percentage">
            <text:p>-5.2%</text:p>
          </table:table-cell>
          <table:table-cell table:style-name="ce4" table:formula="of:=-[.D49]+[.E49]" office:value-type="percentage" office:value="-0.634032601051092" calcext:value-type="percentage">
            <text:p>-63.40%</text:p>
          </table:table-cell>
          <table:table-cell/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0.0093706455" calcext:value-type="float">
            <text:p>0.0093706455</text:p>
          </table:table-cell>
          <table:table-cell office:value-type="float" office:value="0.3455918912" calcext:value-type="float">
            <text:p>0.3455918912</text:p>
          </table:table-cell>
          <table:table-cell table:style-name="ce6" table:formula="of:=([.B50]-[$1dBoundaries.B50])/([$1dBoundaries.$C50]-[$1dBoundaries.$B50])" office:value-type="percentage" office:value="0.0250858547581675" calcext:value-type="percentage">
            <text:p>2.5%</text:p>
          </table:table-cell>
          <table:table-cell table:formula="of:=([.C50]-[$1dBoundaries.C50])/([$1dBoundaries.$C50]-[$1dBoundaries.$B50])" office:value-type="percentage" office:value="1.06039890845152" calcext:value-type="percentage">
            <text:p>106.0%</text:p>
          </table:table-cell>
          <table:table-cell table:style-name="ce4" table:formula="of:=-[.D50]+[.E50]" office:value-type="percentage" office:value="1.03531305369336" calcext:value-type="percentage">
            <text:p>103.53%</text:p>
          </table:table-cell>
          <table:table-cell/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0.0055877789" calcext:value-type="float">
            <text:p>0.0055877789</text:p>
          </table:table-cell>
          <table:table-cell office:value-type="float" office:value="0.3572518368" calcext:value-type="float">
            <text:p>0.3572518368</text:p>
          </table:table-cell>
          <table:table-cell table:style-name="ce6" table:formula="of:=([.B51]-[$1dBoundaries.B51])/([$1dBoundaries.$C51]-[$1dBoundaries.$B51])" office:value-type="percentage" office:value="0.00218627849591483" calcext:value-type="percentage">
            <text:p>0.2%</text:p>
          </table:table-cell>
          <table:table-cell table:formula="of:=([.C51]-[$1dBoundaries.C51])/([$1dBoundaries.$C51]-[$1dBoundaries.$B51])" office:value-type="percentage" office:value="1.13097823545942" calcext:value-type="percentage">
            <text:p>113.1%</text:p>
          </table:table-cell>
          <table:table-cell table:style-name="ce4" table:formula="of:=-[.D51]+[.E51]" office:value-type="percentage" office:value="1.1287919569635" calcext:value-type="percentage">
            <text:p>112.88%</text:p>
          </table:table-cell>
          <table:table-cell/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0000719" calcext:value-type="float">
            <text:p>-7.19E-08</text:p>
          </table:table-cell>
          <table:table-cell office:value-type="float" office:value="0.0000159" calcext:value-type="float">
            <text:p>0.0000159</text:p>
          </table:table-cell>
          <table:table-cell table:style-name="ce6" table:formula="of:=([.B52]-[$1dBoundaries.B52])/([$1dBoundaries.$C52]-[$1dBoundaries.$B52])" office:value-type="percentage" office:value="-0.0023694804941729" calcext:value-type="percentage">
            <text:p>-0.2%</text:p>
          </table:table-cell>
          <table:table-cell table:formula="of:=([.C52]-[$1dBoundaries.C52])/([$1dBoundaries.$C52]-[$1dBoundaries.$B52])" office:value-type="percentage" office:value="-0.514238424526989" calcext:value-type="percentage">
            <text:p>-51.4%</text:p>
          </table:table-cell>
          <table:table-cell table:style-name="ce4" table:formula="of:=-[.D52]+[.E52]" office:value-type="percentage" office:value="-0.511868944032816" calcext:value-type="percentage">
            <text:p>-51.19%</text:p>
          </table:table-cell>
          <table:table-cell/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.0000000449" calcext:value-type="float">
            <text:p>4.49E-08</text:p>
          </table:table-cell>
          <table:table-cell office:value-type="float" office:value="0.0000166" calcext:value-type="float">
            <text:p>0.0000166</text:p>
          </table:table-cell>
          <table:table-cell table:style-name="ce6" table:formula="of:=([.B53]-[$1dBoundaries.B53])/([$1dBoundaries.$C53]-[$1dBoundaries.$B53])" office:value-type="percentage" office:value="0.0013536556832754" calcext:value-type="percentage">
            <text:p>0.1%</text:p>
          </table:table-cell>
          <table:table-cell table:formula="of:=([.C53]-[$1dBoundaries.C53])/([$1dBoundaries.$C53]-[$1dBoundaries.$B53])" office:value-type="percentage" office:value="-0.424772711537072" calcext:value-type="percentage">
            <text:p>-42.5%</text:p>
          </table:table-cell>
          <table:table-cell table:style-name="ce4" table:formula="of:=-[.D53]+[.E53]" office:value-type="percentage" office:value="-0.426126367220347" calcext:value-type="percentage">
            <text:p>-42.61%</text:p>
          </table:table-cell>
          <table:table-cell/>
        </table:table-row>
        <table:table-row table:style-name="ro1">
          <table:table-cell office:value-type="string" calcext:value-type="string">
            <text:p>ACACtex</text:p>
          </table:table-cell>
          <table:table-cell office:value-type="float" office:value="-0.00000989" calcext:value-type="float">
            <text:p>-0.00000989</text:p>
          </table:table-cell>
          <table:table-cell office:value-type="float" office:value="0.0000000512" calcext:value-type="float">
            <text:p>5.12E-08</text:p>
          </table:table-cell>
          <table:table-cell table:style-name="ce6" table:formula="of:=([.B54]-[$1dBoundaries.B54])/([$1dBoundaries.$C54]-[$1dBoundaries.$B54])" office:value-type="percentage" office:value="0.697826338555417" calcext:value-type="percentage">
            <text:p>69.8%</text:p>
          </table:table-cell>
          <table:table-cell table:formula="of:=([.C54]-[$1dBoundaries.C54])/([$1dBoundaries.$C54]-[$1dBoundaries.$B54])" office:value-type="percentage" office:value="0.00173737774545275" calcext:value-type="percentage">
            <text:p>0.2%</text:p>
          </table:table-cell>
          <table:table-cell table:style-name="ce4" table:formula="of:=-[.D54]+[.E54]" office:value-type="percentage" office:value="-0.696088960809964" calcext:value-type="percentage">
            <text:p>-69.61%</text:p>
          </table:table-cell>
          <table:table-cell/>
        </table:table-row>
        <table:table-row table:style-name="ro1">
          <table:table-cell table:number-columns-repeated="5"/>
          <table:table-cell table:style-name="ce5" table:formula="of:=SUM([.F1:.F54])" office:value-type="percentage" office:value="-6.52464249442114" calcext:value-type="percentage">
            <text:p>-652.46%</text:p>
          </table:table-cell>
          <table:table-cell office:value-type="string" calcext:value-type="string">
            <text:p>score</text:p>
          </table:table-cell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5dBoundaries.D1:5dBoundaries.D54">
            <calcext:condition calcext:apply-style-name="Untitled1" calcext:value="&lt;0" calcext:base-cell-address="5dBoundaries.D1"/>
          </calcext:conditional-format>
          <calcext:conditional-format calcext:target-range-address="5dBoundaries.E3:5dBoundaries.E1048576">
            <calcext:condition calcext:apply-style-name="Untitled1" calcext:value="&gt;0" calcext:base-cell-address="5dBoundaries.E3"/>
          </calcext:conditional-format>
        </calcext:conditional-formats>
      </table:table>
      <table:table table:name="6dBoundaries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GI</text:p>
          </table:table-cell>
          <table:table-cell office:value-type="float" office:value="0.0047114694" calcext:value-type="float">
            <text:p>0.0047114694</text:p>
          </table:table-cell>
          <table:table-cell office:value-type="float" office:value="0.211053503" calcext:value-type="float">
            <text:p>0.211053503</text:p>
          </table:table-cell>
          <table:table-cell table:style-name="ce8" table:formula="of:=([.B1]-[$1dBoundaries.B1])/([$1dBoundaries.$C1]-[$1dBoundaries.$B1])" office:value-type="percentage" office:value="0.0409032739729778" calcext:value-type="percentage">
            <text:p>4.1%</text:p>
          </table:table-cell>
          <table:table-cell table:style-name="ce2" table:formula="of:=([.C1]-[$1dBoundaries.C1])/([$1dBoundaries.$C1]-[$1dBoundaries.$B1])" office:value-type="percentage" office:value="-0.119173046193343" calcext:value-type="percentage">
            <text:p>-11.9%</text:p>
          </table:table-cell>
          <table:table-cell table:style-name="ce4" table:formula="of:=-[.D1]+[.E1]" office:value-type="percentage" office:value="-0.160076320166321" calcext:value-type="percentage">
            <text:p>-16.01%</text:p>
          </table:table-cell>
          <table:table-cell/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0114582324" calcext:value-type="float">
            <text:p>0.0114582324</text:p>
          </table:table-cell>
          <table:table-cell office:value-type="float" office:value="0.215478386" calcext:value-type="float">
            <text:p>0.215478386</text:p>
          </table:table-cell>
          <table:table-cell table:style-name="ce8" table:formula="of:=([.B2]-[$1dBoundaries.B2])/([$1dBoundaries.$C2]-[$1dBoundaries.$B2])" office:value-type="percentage" office:value="-0.20269788624442" calcext:value-type="percentage">
            <text:p>-20.3%</text:p>
          </table:table-cell>
          <table:table-cell table:style-name="ce2" table:formula="of:=([.C2]-[$1dBoundaries.C2])/([$1dBoundaries.$C2]-[$1dBoundaries.$B2])" office:value-type="percentage" office:value="-0.128772752490559" calcext:value-type="percentage">
            <text:p>-12.9%</text:p>
          </table:table-cell>
          <table:table-cell table:style-name="ce4" table:formula="of:=-[.D2]+[.E2]" office:value-type="percentage" office:value="0.0739251337538613" calcext:value-type="percentage">
            <text:p>7.39%</text:p>
          </table:table-cell>
          <table:table-cell/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0077864961" calcext:value-type="float">
            <text:p>0.0077864961</text:p>
          </table:table-cell>
          <table:table-cell office:value-type="float" office:value="0.2094658986" calcext:value-type="float">
            <text:p>0.2094658986</text:p>
          </table:table-cell>
          <table:table-cell table:style-name="ce8" table:formula="of:=([.B3]-[$1dBoundaries.B3])/([$1dBoundaries.$C3]-[$1dBoundaries.$B3])" office:value-type="percentage" office:value="-0.231647370480909" calcext:value-type="percentage">
            <text:p>-23.2%</text:p>
          </table:table-cell>
          <table:table-cell table:formula="of:=([.C3]-[$1dBoundaries.C3])/([$1dBoundaries.$C3]-[$1dBoundaries.$B3])" office:value-type="percentage" office:value="-0.124032771436443" calcext:value-type="percentage">
            <text:p>-12.4%</text:p>
          </table:table-cell>
          <table:table-cell table:style-name="ce4" table:formula="of:=-[.D3]+[.E3]" office:value-type="percentage" office:value="0.107614599044466" calcext:value-type="percentage">
            <text:p>10.76%</text:p>
          </table:table-cell>
          <table:table-cell/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0145838207" calcext:value-type="float">
            <text:p>0.0145838207</text:p>
          </table:table-cell>
          <table:table-cell office:value-type="float" office:value="0.2128412051" calcext:value-type="float">
            <text:p>0.2128412051</text:p>
          </table:table-cell>
          <table:table-cell table:style-name="ce8" table:formula="of:=([.B4]-[$1dBoundaries.B4])/([$1dBoundaries.$C4]-[$1dBoundaries.$B4])" office:value-type="percentage" office:value="-0.194694427424846" calcext:value-type="percentage">
            <text:p>-19.5%</text:p>
          </table:table-cell>
          <table:table-cell table:formula="of:=([.C4]-[$1dBoundaries.C4])/([$1dBoundaries.$C4]-[$1dBoundaries.$B4])" office:value-type="percentage" office:value="-0.10374793531553" calcext:value-type="percentage">
            <text:p>-10.4%</text:p>
          </table:table-cell>
          <table:table-cell table:style-name="ce4" table:formula="of:=-[.D4]+[.E4]" office:value-type="percentage" office:value="0.0909464921093154" calcext:value-type="percentage">
            <text:p>9.09%</text:p>
          </table:table-cell>
          <table:table-cell/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1510900265" calcext:value-type="float">
            <text:p>0.1510900265</text:p>
          </table:table-cell>
          <table:table-cell office:value-type="float" office:value="0.4364912441" calcext:value-type="float">
            <text:p>0.4364912441</text:p>
          </table:table-cell>
          <table:table-cell table:style-name="ce8" table:formula="of:=([.B5]-[$1dBoundaries.B5])/([$1dBoundaries.$C5]-[$1dBoundaries.$B5])" office:value-type="percentage" office:value="0.0933793329859216" calcext:value-type="percentage">
            <text:p>9.3%</text:p>
          </table:table-cell>
          <table:table-cell table:formula="of:=([.C5]-[$1dBoundaries.C5])/([$1dBoundaries.$C5]-[$1dBoundaries.$B5])" office:value-type="percentage" office:value="0.0329366598260491" calcext:value-type="percentage">
            <text:p>3.3%</text:p>
          </table:table-cell>
          <table:table-cell table:style-name="ce4" table:formula="of:=-[.D5]+[.E5]" office:value-type="percentage" office:value="-0.0604426731598724" calcext:value-type="percentage">
            <text:p>-6.04%</text:p>
          </table:table-cell>
          <table:table-cell/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4384475021" calcext:value-type="float">
            <text:p>-0.4384475021</text:p>
          </table:table-cell>
          <table:table-cell office:value-type="float" office:value="-0.1516510676" calcext:value-type="float">
            <text:p>-0.1516510676</text:p>
          </table:table-cell>
          <table:table-cell table:style-name="ce8" table:formula="of:=([.B6]-[$1dBoundaries.B6])/([$1dBoundaries.$C6]-[$1dBoundaries.$B6])" office:value-type="percentage" office:value="-0.0311230295063615" calcext:value-type="percentage">
            <text:p>-3.1%</text:p>
          </table:table-cell>
          <table:table-cell table:formula="of:=([.C6]-[$1dBoundaries.C6])/([$1dBoundaries.$C6]-[$1dBoundaries.$B6])" office:value-type="percentage" office:value="-0.284908237825395" calcext:value-type="percentage">
            <text:p>-28.5%</text:p>
          </table:table-cell>
          <table:table-cell table:style-name="ce4" table:formula="of:=-[.D6]+[.E6]" office:value-type="percentage" office:value="-0.253785208319033" calcext:value-type="percentage">
            <text:p>-25.38%</text:p>
          </table:table-cell>
          <table:table-cell/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372152384" calcext:value-type="float">
            <text:p>-0.4372152384</text:p>
          </table:table-cell>
          <table:table-cell office:value-type="float" office:value="-0.1407054261" calcext:value-type="float">
            <text:p>-0.1407054261</text:p>
          </table:table-cell>
          <table:table-cell table:style-name="ce8" table:formula="of:=([.B7]-[$1dBoundaries.B7])/([$1dBoundaries.$C7]-[$1dBoundaries.$B7])" office:value-type="percentage" office:value="-0.0743416286600876" calcext:value-type="percentage">
            <text:p>-7.4%</text:p>
          </table:table-cell>
          <table:table-cell table:formula="of:=([.C7]-[$1dBoundaries.C7])/([$1dBoundaries.$C7]-[$1dBoundaries.$B7])" office:value-type="percentage" office:value="-0.26801020057791" calcext:value-type="percentage">
            <text:p>-26.8%</text:p>
          </table:table-cell>
          <table:table-cell table:style-name="ce4" table:formula="of:=-[.D7]+[.E7]" office:value-type="percentage" office:value="-0.193668571917823" calcext:value-type="percentage">
            <text:p>-19.37%</text:p>
          </table:table-cell>
          <table:table-cell/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1398003041" calcext:value-type="float">
            <text:p>0.1398003041</text:p>
          </table:table-cell>
          <table:table-cell office:value-type="float" office:value="0.4432200156" calcext:value-type="float">
            <text:p>0.4432200156</text:p>
          </table:table-cell>
          <table:table-cell table:style-name="ce8" table:formula="of:=([.B8]-[$1dBoundaries.B8])/([$1dBoundaries.$C8]-[$1dBoundaries.$B8])" office:value-type="percentage" office:value="0.265556515133307" calcext:value-type="percentage">
            <text:p>26.6%</text:p>
          </table:table-cell>
          <table:table-cell table:formula="of:=([.C8]-[$1dBoundaries.C8])/([$1dBoundaries.$C8]-[$1dBoundaries.$B8])" office:value-type="percentage" office:value="0.0907028354069935" calcext:value-type="percentage">
            <text:p>9.1%</text:p>
          </table:table-cell>
          <table:table-cell table:style-name="ce4" table:formula="of:=-[.D8]+[.E8]" office:value-type="percentage" office:value="-0.174853679726313" calcext:value-type="percentage">
            <text:p>-17.49%</text:p>
          </table:table-cell>
          <table:table-cell/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0138687451" calcext:value-type="float">
            <text:p>0.0138687451</text:p>
          </table:table-cell>
          <table:table-cell office:value-type="float" office:value="0.4918755425" calcext:value-type="float">
            <text:p>0.4918755425</text:p>
          </table:table-cell>
          <table:table-cell table:style-name="ce8" table:formula="of:=([.B9]-[$1dBoundaries.B9])/([$1dBoundaries.$C9]-[$1dBoundaries.$B9])" office:value-type="percentage" office:value="0.0432927344858308" calcext:value-type="percentage">
            <text:p>4.3%</text:p>
          </table:table-cell>
          <table:table-cell table:formula="of:=([.C9]-[$1dBoundaries.C9])/([$1dBoundaries.$C9]-[$1dBoundaries.$B9])" office:value-type="percentage" office:value="0.535440828079468" calcext:value-type="percentage">
            <text:p>53.5%</text:p>
          </table:table-cell>
          <table:table-cell table:style-name="ce4" table:formula="of:=-[.D9]+[.E9]" office:value-type="percentage" office:value="0.492148093593638" calcext:value-type="percentage">
            <text:p>49.21%</text:p>
          </table:table-cell>
          <table:table-cell/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0.0097841839" calcext:value-type="float">
            <text:p>0.0097841839</text:p>
          </table:table-cell>
          <table:table-cell office:value-type="float" office:value="0.2035428101" calcext:value-type="float">
            <text:p>0.2035428101</text:p>
          </table:table-cell>
          <table:table-cell table:style-name="ce8" table:formula="of:=([.B10]-[$1dBoundaries.B10])/([$1dBoundaries.$C10]-[$1dBoundaries.$B10])" office:value-type="percentage" office:value="0.0460901392113055" calcext:value-type="percentage">
            <text:p>4.6%</text:p>
          </table:table-cell>
          <table:table-cell table:formula="of:=([.C10]-[$1dBoundaries.C10])/([$1dBoundaries.$C10]-[$1dBoundaries.$B10])" office:value-type="percentage" office:value="-0.0411298579914581" calcext:value-type="percentage">
            <text:p>-4.1%</text:p>
          </table:table-cell>
          <table:table-cell table:style-name="ce4" table:formula="of:=-[.D10]+[.E10]" office:value-type="percentage" office:value="-0.0872199972027636" calcext:value-type="percentage">
            <text:p>-8.72%</text:p>
          </table:table-cell>
          <table:table-cell/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65312941" calcext:value-type="float">
            <text:p>0.0065312941</text:p>
          </table:table-cell>
          <table:table-cell office:value-type="float" office:value="0.2035345056" calcext:value-type="float">
            <text:p>0.2035345056</text:p>
          </table:table-cell>
          <table:table-cell table:style-name="ce8" table:formula="of:=([.B11]-[$1dBoundaries.B11])/([$1dBoundaries.$C11]-[$1dBoundaries.$B11])" office:value-type="percentage" office:value="0.0307793988421447" calcext:value-type="percentage">
            <text:p>3.1%</text:p>
          </table:table-cell>
          <table:table-cell table:formula="of:=([.C11]-[$1dBoundaries.C11])/([$1dBoundaries.$C11]-[$1dBoundaries.$B11])" office:value-type="percentage" office:value="-0.0411675876718756" calcext:value-type="percentage">
            <text:p>-4.1%</text:p>
          </table:table-cell>
          <table:table-cell table:style-name="ce4" table:formula="of:=-[.D11]+[.E11]" office:value-type="percentage" office:value="-0.0719469865140203" calcext:value-type="percentage">
            <text:p>-7.19%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.0002400918" calcext:value-type="float">
            <text:p>0.0002400918</text:p>
          </table:table-cell>
          <table:table-cell office:value-type="float" office:value="0.1343098031" calcext:value-type="float">
            <text:p>0.1343098031</text:p>
          </table:table-cell>
          <table:table-cell table:style-name="ce8" table:formula="of:=([.B12]-[$1dBoundaries.B12])/([$1dBoundaries.$C12]-[$1dBoundaries.$B12])" office:value-type="percentage" office:value="0.0278497186491842" calcext:value-type="percentage">
            <text:p>2.8%</text:p>
          </table:table-cell>
          <table:table-cell table:formula="of:=([.C12]-[$1dBoundaries.C12])/([$1dBoundaries.$C12]-[$1dBoundaries.$B12])" office:value-type="percentage" office:value="-0.151637838224975" calcext:value-type="percentage">
            <text:p>-15.2%</text:p>
          </table:table-cell>
          <table:table-cell table:style-name="ce4" table:formula="of:=-[.D12]+[.E12]" office:value-type="percentage" office:value="-0.179487556874159" calcext:value-type="percentage">
            <text:p>-17.95%</text:p>
          </table:table-cell>
          <table:table-cell/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0.0041557593" calcext:value-type="float">
            <text:p>-0.0041557593</text:p>
          </table:table-cell>
          <table:table-cell office:value-type="float" office:value="0.0741454598" calcext:value-type="float">
            <text:p>0.0741454598</text:p>
          </table:table-cell>
          <table:table-cell table:style-name="ce8" table:formula="of:=([.B13]-[$1dBoundaries.B13])/([$1dBoundaries.$C13]-[$1dBoundaries.$B13])" office:value-type="percentage" office:value="0.0787123590405869" calcext:value-type="percentage">
            <text:p>7.9%</text:p>
          </table:table-cell>
          <table:table-cell table:formula="of:=([.C13]-[$1dBoundaries.C13])/([$1dBoundaries.$C13]-[$1dBoundaries.$B13])" office:value-type="percentage" office:value="-0.203927401144433" calcext:value-type="percentage">
            <text:p>-20.4%</text:p>
          </table:table-cell>
          <table:table-cell table:style-name="ce4" table:formula="of:=-[.D13]+[.E13]" office:value-type="percentage" office:value="-0.28263976018502" calcext:value-type="percentage">
            <text:p>-28.26%</text:p>
          </table:table-cell>
          <table:table-cell/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625103206" calcext:value-type="float">
            <text:p>-0.0625103206</text:p>
          </table:table-cell>
          <table:table-cell office:value-type="float" office:value="-0.0028078336" calcext:value-type="float">
            <text:p>-0.0028078336</text:p>
          </table:table-cell>
          <table:table-cell table:style-name="ce8" table:formula="of:=([.B14]-[$1dBoundaries.B14])/([$1dBoundaries.$C14]-[$1dBoundaries.$B14])" office:value-type="percentage" office:value="0.00274358366112678" calcext:value-type="percentage">
            <text:p>0.3%</text:p>
          </table:table-cell>
          <table:table-cell table:formula="of:=([.C14]-[$1dBoundaries.C14])/([$1dBoundaries.$C14]-[$1dBoundaries.$B14])" office:value-type="percentage" office:value="-0.0461131029218486" calcext:value-type="percentage">
            <text:p>-4.6%</text:p>
          </table:table-cell>
          <table:table-cell table:style-name="ce4" table:formula="of:=-[.D14]+[.E14]" office:value-type="percentage" office:value="-0.0488566865829754" calcext:value-type="percentage">
            <text:p>-4.89%</text:p>
          </table:table-cell>
          <table:table-cell/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3.92E-019" calcext:value-type="float">
            <text:p>3.92E-19</text:p>
          </table:table-cell>
          <table:table-cell office:value-type="float" office:value="0.0028445245" calcext:value-type="float">
            <text:p>0.0028445245</text:p>
          </table:table-cell>
          <table:table-cell table:style-name="ce8" table:formula="of:=([.B15]-[$1dBoundaries.B15])/([$1dBoundaries.$C15]-[$1dBoundaries.$B15])" office:value-type="percentage" office:value="-0.0000000147052417845692" calcext:value-type="percentage">
            <text:p>0.0%</text:p>
          </table:table-cell>
          <table:table-cell table:formula="of:=([.C15]-[$1dBoundaries.C15])/([$1dBoundaries.$C15]-[$1dBoundaries.$B15])" office:value-type="percentage" office:value="1.46647228558824" calcext:value-type="percentage">
            <text:p>146.6%</text:p>
          </table:table-cell>
          <table:table-cell table:style-name="ce4" table:formula="of:=-[.D15]+[.E15]" office:value-type="percentage" office:value="1.46647230029349" calcext:value-type="percentage">
            <text:p>146.65%</text:p>
          </table:table-cell>
          <table:table-cell/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8296231317" calcext:value-type="float">
            <text:p>0.8296231317</text:p>
          </table:table-cell>
          <table:table-cell table:style-name="ce8" table:formula="of:=([.B16]-[$1dBoundaries.B16])/([$1dBoundaries.$C16]-[$1dBoundaries.$B16])" office:value-type="percentage" office:value="0.0000139665304332259" calcext:value-type="percentage">
            <text:p>0.0%</text:p>
          </table:table-cell>
          <table:table-cell table:formula="of:=([.C16]-[$1dBoundaries.C16])/([$1dBoundaries.$C16]-[$1dBoundaries.$B16])" office:value-type="percentage" office:value="-0.137009667052952" calcext:value-type="percentage">
            <text:p>-13.7%</text:p>
          </table:table-cell>
          <table:table-cell table:style-name="ce4" table:formula="of:=-[.D16]+[.E16]" office:value-type="percentage" office:value="-0.137023633583385" calcext:value-type="percentage">
            <text:p>-13.70%</text:p>
          </table:table-cell>
          <table:table-cell/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1089659514" calcext:value-type="float">
            <text:p>-0.1089659514</text:p>
          </table:table-cell>
          <table:table-cell office:value-type="float" office:value="0.756544962" calcext:value-type="float">
            <text:p>0.756544962</text:p>
          </table:table-cell>
          <table:table-cell table:style-name="ce8" table:formula="of:=([.B17]-[$1dBoundaries.B17])/([$1dBoundaries.$C17]-[$1dBoundaries.$B17])" office:value-type="percentage" office:value="0.0549241663303517" calcext:value-type="percentage">
            <text:p>5.5%</text:p>
          </table:table-cell>
          <table:table-cell table:formula="of:=([.C17]-[$1dBoundaries.C17])/([$1dBoundaries.$C17]-[$1dBoundaries.$B17])" office:value-type="percentage" office:value="-0.21500850323202" calcext:value-type="percentage">
            <text:p>-21.5%</text:p>
          </table:table-cell>
          <table:table-cell table:style-name="ce4" table:formula="of:=-[.D17]+[.E17]" office:value-type="percentage" office:value="-0.269932669562372" calcext:value-type="percentage">
            <text:p>-26.99%</text:p>
          </table:table-cell>
          <table:table-cell/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000000052" calcext:value-type="float">
            <text:p>0.000000052</text:p>
          </table:table-cell>
          <table:table-cell office:value-type="float" office:value="0.0000812" calcext:value-type="float">
            <text:p>0.0000812</text:p>
          </table:table-cell>
          <table:table-cell table:style-name="ce8" table:formula="of:=([.B18]-[$1dBoundaries.B18])/([$1dBoundaries.$C18]-[$1dBoundaries.$B18])" office:value-type="percentage" office:value="0.0000105818417903271" calcext:value-type="percentage">
            <text:p>0.0%</text:p>
          </table:table-cell>
          <table:table-cell table:formula="of:=([.C18]-[$1dBoundaries.C18])/([$1dBoundaries.$C18]-[$1dBoundaries.$B18])" office:value-type="percentage" office:value="-0.940977057847749" calcext:value-type="percentage">
            <text:p>-94.1%</text:p>
          </table:table-cell>
          <table:table-cell table:style-name="ce4" table:formula="of:=-[.D18]+[.E18]" office:value-type="percentage" office:value="-0.940987639689539" calcext:value-type="percentage">
            <text:p>-94.10%</text:p>
          </table:table-cell>
          <table:table-cell/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.00000142" calcext:value-type="float">
            <text:p>0.00000142</text:p>
          </table:table-cell>
          <table:table-cell office:value-type="float" office:value="0.1263821876" calcext:value-type="float">
            <text:p>0.1263821876</text:p>
          </table:table-cell>
          <table:table-cell table:style-name="ce8" table:formula="of:=([.B19]-[$1dBoundaries.B19])/([$1dBoundaries.$C19]-[$1dBoundaries.$B19])" office:value-type="percentage" office:value="-0.00142401703087967" calcext:value-type="percentage">
            <text:p>-0.1%</text:p>
          </table:table-cell>
          <table:table-cell table:formula="of:=([.C19]-[$1dBoundaries.C19])/([$1dBoundaries.$C19]-[$1dBoundaries.$B19])" office:value-type="percentage" office:value="-0.241220544748562" calcext:value-type="percentage">
            <text:p>-24.1%</text:p>
          </table:table-cell>
          <table:table-cell table:style-name="ce4" table:formula="of:=-[.D19]+[.E19]" office:value-type="percentage" office:value="-0.239796527717683" calcext:value-type="percentage">
            <text:p>-23.98%</text:p>
          </table:table-cell>
          <table:table-cell/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2895156576" calcext:value-type="float">
            <text:p>0.2895156576</text:p>
          </table:table-cell>
          <table:table-cell office:value-type="float" office:value="0.7318297081" calcext:value-type="float">
            <text:p>0.7318297081</text:p>
          </table:table-cell>
          <table:table-cell table:style-name="ce8" table:formula="of:=([.B20]-[$1dBoundaries.B20])/([$1dBoundaries.$C20]-[$1dBoundaries.$B20])" office:value-type="percentage" office:value="0.436685127988807" calcext:value-type="percentage">
            <text:p>43.7%</text:p>
          </table:table-cell>
          <table:table-cell table:formula="of:=([.C20]-[$1dBoundaries.C20])/([$1dBoundaries.$C20]-[$1dBoundaries.$B20])" office:value-type="percentage" office:value="0.384174719670717" calcext:value-type="percentage">
            <text:p>38.4%</text:p>
          </table:table-cell>
          <table:table-cell table:style-name="ce4" table:formula="of:=-[.D20]+[.E20]" office:value-type="percentage" office:value="-0.0525104083180903" calcext:value-type="percentage">
            <text:p>-5.25%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.1693965111" calcext:value-type="float">
            <text:p>0.1693965111</text:p>
          </table:table-cell>
          <table:table-cell office:value-type="float" office:value="0.4214660003" calcext:value-type="float">
            <text:p>0.4214660003</text:p>
          </table:table-cell>
          <table:table-cell table:style-name="ce8" table:formula="of:=([.B21]-[$1dBoundaries.B21])/([$1dBoundaries.$C21]-[$1dBoundaries.$B21])" office:value-type="percentage" office:value="0.379925922820824" calcext:value-type="percentage">
            <text:p>38.0%</text:p>
          </table:table-cell>
          <table:table-cell table:formula="of:=([.C21]-[$1dBoundaries.C21])/([$1dBoundaries.$C21]-[$1dBoundaries.$B21])" office:value-type="percentage" office:value="0.199788294499268" calcext:value-type="percentage">
            <text:p>20.0%</text:p>
          </table:table-cell>
          <table:table-cell table:style-name="ce4" table:formula="of:=-[.D21]+[.E21]" office:value-type="percentage" office:value="-0.180137628321556" calcext:value-type="percentage">
            <text:p>-18.01%</text:p>
          </table:table-cell>
          <table:table-cell/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0.1197418423" calcext:value-type="float">
            <text:p>0.1197418423</text:p>
          </table:table-cell>
          <table:table-cell office:value-type="float" office:value="0.4209758951" calcext:value-type="float">
            <text:p>0.4209758951</text:p>
          </table:table-cell>
          <table:table-cell table:style-name="ce8" table:formula="of:=([.B22]-[$1dBoundaries.B22])/([$1dBoundaries.$C22]-[$1dBoundaries.$B22])" office:value-type="percentage" office:value="0.219584366323362" calcext:value-type="percentage">
            <text:p>22.0%</text:p>
          </table:table-cell>
          <table:table-cell table:formula="of:=([.C22]-[$1dBoundaries.C22])/([$1dBoundaries.$C22]-[$1dBoundaries.$B22])" office:value-type="percentage" office:value="0.197899677423419" calcext:value-type="percentage">
            <text:p>19.8%</text:p>
          </table:table-cell>
          <table:table-cell table:style-name="ce4" table:formula="of:=-[.D22]+[.E22]" office:value-type="percentage" office:value="-0.0216846888999426" calcext:value-type="percentage">
            <text:p>-2.17%</text:p>
          </table:table-cell>
          <table:table-cell/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0.0670790123" calcext:value-type="float">
            <text:p>0.0670790123</text:p>
          </table:table-cell>
          <table:table-cell office:value-type="float" office:value="0.4177017758" calcext:value-type="float">
            <text:p>0.4177017758</text:p>
          </table:table-cell>
          <table:table-cell table:style-name="ce8" table:formula="of:=([.B23]-[$1dBoundaries.B23])/([$1dBoundaries.$C23]-[$1dBoundaries.$B23])" office:value-type="percentage" office:value="0.076078068836751" calcext:value-type="percentage">
            <text:p>7.6%</text:p>
          </table:table-cell>
          <table:table-cell table:formula="of:=([.C23]-[$1dBoundaries.C23])/([$1dBoundaries.$C23]-[$1dBoundaries.$B23])" office:value-type="percentage" office:value="0.181848547877649" calcext:value-type="percentage">
            <text:p>18.2%</text:p>
          </table:table-cell>
          <table:table-cell table:style-name="ce4" table:formula="of:=-[.D23]+[.E23]" office:value-type="percentage" office:value="0.105770479040898" calcext:value-type="percentage">
            <text:p>10.58%</text:p>
          </table:table-cell>
          <table:table-cell/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0.0183031851" calcext:value-type="float">
            <text:p>0.0183031851</text:p>
          </table:table-cell>
          <table:table-cell office:value-type="float" office:value="0.401860906" calcext:value-type="float">
            <text:p>0.401860906</text:p>
          </table:table-cell>
          <table:table-cell table:style-name="ce8" table:formula="of:=([.B24]-[$1dBoundaries.B24])/([$1dBoundaries.$C24]-[$1dBoundaries.$B24])" office:value-type="percentage" office:value="0.0561742488546093" calcext:value-type="percentage">
            <text:p>5.6%</text:p>
          </table:table-cell>
          <table:table-cell table:formula="of:=([.C24]-[$1dBoundaries.C24])/([$1dBoundaries.$C24]-[$1dBoundaries.$B24])" office:value-type="percentage" office:value="0.271368811776713" calcext:value-type="percentage">
            <text:p>27.1%</text:p>
          </table:table-cell>
          <table:table-cell table:style-name="ce4" table:formula="of:=-[.D24]+[.E24]" office:value-type="percentage" office:value="0.215194562922104" calcext:value-type="percentage">
            <text:p>21.52%</text:p>
          </table:table-cell>
          <table:table-cell/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.0063652909" calcext:value-type="float">
            <text:p>0.0063652909</text:p>
          </table:table-cell>
          <table:table-cell office:value-type="float" office:value="0.4183003329" calcext:value-type="float">
            <text:p>0.4183003329</text:p>
          </table:table-cell>
          <table:table-cell table:style-name="ce8" table:formula="of:=([.B25]-[$1dBoundaries.B25])/([$1dBoundaries.$C25]-[$1dBoundaries.$B25])" office:value-type="percentage" office:value="0.0188575904349328" calcext:value-type="percentage">
            <text:p>1.9%</text:p>
          </table:table-cell>
          <table:table-cell table:formula="of:=([.C25]-[$1dBoundaries.C25])/([$1dBoundaries.$C25]-[$1dBoundaries.$B25])" office:value-type="percentage" office:value="0.353975372694776" calcext:value-type="percentage">
            <text:p>35.4%</text:p>
          </table:table-cell>
          <table:table-cell table:style-name="ce4" table:formula="of:=-[.D25]+[.E25]" office:value-type="percentage" office:value="0.335117782259843" calcext:value-type="percentage">
            <text:p>33.51%</text:p>
          </table:table-cell>
          <table:table-cell/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4031559624" calcext:value-type="float">
            <text:p>-0.4031559624</text:p>
          </table:table-cell>
          <table:table-cell office:value-type="float" office:value="-0.0064821809" calcext:value-type="float">
            <text:p>-0.0064821809</text:p>
          </table:table-cell>
          <table:table-cell table:style-name="ce8" table:formula="of:=([.B26]-[$1dBoundaries.B26])/([$1dBoundaries.$C26]-[$1dBoundaries.$B26])" office:value-type="percentage" office:value="-0.304892363977421" calcext:value-type="percentage">
            <text:p>-30.5%</text:p>
          </table:table-cell>
          <table:table-cell table:formula="of:=([.C26]-[$1dBoundaries.C26])/([$1dBoundaries.$C26]-[$1dBoundaries.$B26])" office:value-type="percentage" office:value="-0.0192324977411996" calcext:value-type="percentage">
            <text:p>-1.9%</text:p>
          </table:table-cell>
          <table:table-cell table:style-name="ce4" table:formula="of:=-[.D26]+[.E26]" office:value-type="percentage" office:value="0.285659866236221" calcext:value-type="percentage">
            <text:p>28.57%</text:p>
          </table:table-cell>
          <table:table-cell/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1065619576" calcext:value-type="float">
            <text:p>0.1065619576</text:p>
          </table:table-cell>
          <table:table-cell office:value-type="float" office:value="0.4186276811" calcext:value-type="float">
            <text:p>0.4186276811</text:p>
          </table:table-cell>
          <table:table-cell table:style-name="ce8" table:formula="of:=([.B27]-[$1dBoundaries.B27])/([$1dBoundaries.$C27]-[$1dBoundaries.$B27])" office:value-type="percentage" office:value="0.279177104573955" calcext:value-type="percentage">
            <text:p>27.9%</text:p>
          </table:table-cell>
          <table:table-cell table:formula="of:=([.C27]-[$1dBoundaries.C27])/([$1dBoundaries.$C27]-[$1dBoundaries.$B27])" office:value-type="percentage" office:value="0.192261440045417" calcext:value-type="percentage">
            <text:p>19.2%</text:p>
          </table:table-cell>
          <table:table-cell table:style-name="ce4" table:formula="of:=-[.D27]+[.E27]" office:value-type="percentage" office:value="-0.0869156645285386" calcext:value-type="percentage">
            <text:p>-8.69%</text:p>
          </table:table-cell>
          <table:table-cell/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0.0585621681" calcext:value-type="float">
            <text:p>0.0585621681</text:p>
          </table:table-cell>
          <table:table-cell office:value-type="float" office:value="0.4084368446" calcext:value-type="float">
            <text:p>0.4084368446</text:p>
          </table:table-cell>
          <table:table-cell table:style-name="ce8" table:formula="of:=([.B28]-[$1dBoundaries.B28])/([$1dBoundaries.$C28]-[$1dBoundaries.$B28])" office:value-type="percentage" office:value="0.138734888303316" calcext:value-type="percentage">
            <text:p>13.9%</text:p>
          </table:table-cell>
          <table:table-cell table:formula="of:=([.C28]-[$1dBoundaries.C28])/([$1dBoundaries.$C28]-[$1dBoundaries.$B28])" office:value-type="percentage" office:value="0.162443309670717" calcext:value-type="percentage">
            <text:p>16.2%</text:p>
          </table:table-cell>
          <table:table-cell table:style-name="ce4" table:formula="of:=-[.D28]+[.E28]" office:value-type="percentage" office:value="0.0237084213674015" calcext:value-type="percentage">
            <text:p>2.37%</text:p>
          </table:table-cell>
          <table:table-cell/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0.5214138982" calcext:value-type="float">
            <text:p>0.5214138982</text:p>
          </table:table-cell>
          <table:table-cell office:value-type="float" office:value="3.3687612851" calcext:value-type="float">
            <text:p>3.3687612851</text:p>
          </table:table-cell>
          <table:table-cell table:style-name="ce8" table:formula="of:=([.B29]-[$1dBoundaries.B29])/([$1dBoundaries.$C29]-[$1dBoundaries.$B29])" office:value-type="percentage" office:value="0.0504798986386896" calcext:value-type="percentage">
            <text:p>5.0%</text:p>
          </table:table-cell>
          <table:table-cell table:formula="of:=([.C29]-[$1dBoundaries.C29])/([$1dBoundaries.$C29]-[$1dBoundaries.$B29])" office:value-type="percentage" office:value="-0.183500732605659" calcext:value-type="percentage">
            <text:p>-18.4%</text:p>
          </table:table-cell>
          <table:table-cell table:style-name="ce4" table:formula="of:=-[.D29]+[.E29]" office:value-type="percentage" office:value="-0.233980631244349" calcext:value-type="percentage">
            <text:p>-23.40%</text:p>
          </table:table-cell>
          <table:table-cell/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0.6897145297" calcext:value-type="float">
            <text:p>0.6897145297</text:p>
          </table:table-cell>
          <table:table-cell office:value-type="float" office:value="2.9403590849" calcext:value-type="float">
            <text:p>2.9403590849</text:p>
          </table:table-cell>
          <table:table-cell table:style-name="ce8" table:formula="of:=([.B30]-[$1dBoundaries.B30])/([$1dBoundaries.$C30]-[$1dBoundaries.$B30])" office:value-type="percentage" office:value="0.141230667236716" calcext:value-type="percentage">
            <text:p>14.1%</text:p>
          </table:table-cell>
          <table:table-cell table:formula="of:=([.C30]-[$1dBoundaries.C30])/([$1dBoundaries.$C30]-[$1dBoundaries.$B30])" office:value-type="percentage" office:value="-0.237739926188276" calcext:value-type="percentage">
            <text:p>-23.8%</text:p>
          </table:table-cell>
          <table:table-cell table:style-name="ce4" table:formula="of:=-[.D30]+[.E30]" office:value-type="percentage" office:value="-0.378970593424992" calcext:value-type="percentage">
            <text:p>-37.90%</text:p>
          </table:table-cell>
          <table:table-cell/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.0012045424" calcext:value-type="float">
            <text:p>0.0012045424</text:p>
          </table:table-cell>
          <table:table-cell office:value-type="float" office:value="0.2924506068" calcext:value-type="float">
            <text:p>0.2924506068</text:p>
          </table:table-cell>
          <table:table-cell table:style-name="ce8" table:formula="of:=([.B31]-[$1dBoundaries.B31])/([$1dBoundaries.$C31]-[$1dBoundaries.$B31])" office:value-type="percentage" office:value="0.00489385242949514" calcext:value-type="percentage">
            <text:p>0.5%</text:p>
          </table:table-cell>
          <table:table-cell table:formula="of:=([.C31]-[$1dBoundaries.C31])/([$1dBoundaries.$C31]-[$1dBoundaries.$B31])" office:value-type="percentage" office:value="0.311198729014965" calcext:value-type="percentage">
            <text:p>31.1%</text:p>
          </table:table-cell>
          <table:table-cell table:style-name="ce4" table:formula="of:=-[.D31]+[.E31]" office:value-type="percentage" office:value="0.306304876585469" calcext:value-type="percentage">
            <text:p>30.63%</text:p>
          </table:table-cell>
          <table:table-cell/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.0004960116" calcext:value-type="float">
            <text:p>0.0004960116</text:p>
          </table:table-cell>
          <table:table-cell office:value-type="float" office:value="0.2759344348" calcext:value-type="float">
            <text:p>0.2759344348</text:p>
          </table:table-cell>
          <table:table-cell table:style-name="ce8" table:formula="of:=([.B32]-[$1dBoundaries.B32])/([$1dBoundaries.$C32]-[$1dBoundaries.$B32])" office:value-type="percentage" office:value="0.0017159287605331" calcext:value-type="percentage">
            <text:p>0.2%</text:p>
          </table:table-cell>
          <table:table-cell table:formula="of:=([.C32]-[$1dBoundaries.C32])/([$1dBoundaries.$C32]-[$1dBoundaries.$B32])" office:value-type="percentage" office:value="0.237119937833741" calcext:value-type="percentage">
            <text:p>23.7%</text:p>
          </table:table-cell>
          <table:table-cell table:style-name="ce4" table:formula="of:=-[.D32]+[.E32]" office:value-type="percentage" office:value="0.235404009073208" calcext:value-type="percentage">
            <text:p>23.54%</text:p>
          </table:table-cell>
          <table:table-cell/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69459385" calcext:value-type="float">
            <text:p>0.0069459385</text:p>
          </table:table-cell>
          <table:table-cell office:value-type="float" office:value="0.0729203137" calcext:value-type="float">
            <text:p>0.0729203137</text:p>
          </table:table-cell>
          <table:table-cell table:style-name="ce8" table:formula="of:=([.B33]-[$1dBoundaries.B33])/([$1dBoundaries.$C33]-[$1dBoundaries.$B33])" office:value-type="percentage" office:value="0.129408041260429" calcext:value-type="percentage">
            <text:p>12.9%</text:p>
          </table:table-cell>
          <table:table-cell table:formula="of:=([.C33]-[$1dBoundaries.C33])/([$1dBoundaries.$C33]-[$1dBoundaries.$B33])" office:value-type="percentage" office:value="0.371536903861909" calcext:value-type="percentage">
            <text:p>37.2%</text:p>
          </table:table-cell>
          <table:table-cell table:style-name="ce4" table:formula="of:=-[.D33]+[.E33]" office:value-type="percentage" office:value="0.24212886260148" calcext:value-type="percentage">
            <text:p>24.21%</text:p>
          </table:table-cell>
          <table:table-cell/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070134329" calcext:value-type="float">
            <text:p>0.0070134329</text:p>
          </table:table-cell>
          <table:table-cell office:value-type="float" office:value="0.0723718279" calcext:value-type="float">
            <text:p>0.0723718279</text:p>
          </table:table-cell>
          <table:table-cell table:style-name="ce8" table:formula="of:=([.B34]-[$1dBoundaries.B34])/([$1dBoundaries.$C34]-[$1dBoundaries.$B34])" office:value-type="percentage" office:value="0.723901900580926" calcext:value-type="percentage">
            <text:p>72.4%</text:p>
          </table:table-cell>
          <table:table-cell table:formula="of:=([.C34]-[$1dBoundaries.C34])/([$1dBoundaries.$C34]-[$1dBoundaries.$B34])" office:value-type="percentage" office:value="0.114721096160051" calcext:value-type="percentage">
            <text:p>11.5%</text:p>
          </table:table-cell>
          <table:table-cell table:style-name="ce4" table:formula="of:=-[.D34]+[.E34]" office:value-type="percentage" office:value="-0.609180804420876" calcext:value-type="percentage">
            <text:p>-60.92%</text:p>
          </table:table-cell>
          <table:table-cell/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.2588886954" calcext:value-type="float">
            <text:p>0.2588886954</text:p>
          </table:table-cell>
          <table:table-cell office:value-type="float" office:value="0.6808094508" calcext:value-type="float">
            <text:p>0.6808094508</text:p>
          </table:table-cell>
          <table:table-cell table:style-name="ce8" table:formula="of:=([.B35]-[$1dBoundaries.B35])/([$1dBoundaries.$C35]-[$1dBoundaries.$B35])" office:value-type="percentage" office:value="0.270224781461539" calcext:value-type="percentage">
            <text:p>27.0%</text:p>
          </table:table-cell>
          <table:table-cell table:formula="of:=([.C35]-[$1dBoundaries.C35])/([$1dBoundaries.$C35]-[$1dBoundaries.$B35])" office:value-type="percentage" office:value="-0.15143026999972" calcext:value-type="percentage">
            <text:p>-15.1%</text:p>
          </table:table-cell>
          <table:table-cell table:style-name="ce4" table:formula="of:=-[.D35]+[.E35]" office:value-type="percentage" office:value="-0.421655051461259" calcext:value-type="percentage">
            <text:p>-42.17%</text:p>
          </table:table-cell>
          <table:table-cell/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-0.1487024116" calcext:value-type="float">
            <text:p>-0.1487024116</text:p>
          </table:table-cell>
          <table:table-cell office:value-type="float" office:value="0.4894635474" calcext:value-type="float">
            <text:p>0.4894635474</text:p>
          </table:table-cell>
          <table:table-cell table:style-name="ce8" table:formula="of:=([.B36]-[$1dBoundaries.B36])/([$1dBoundaries.$C36]-[$1dBoundaries.$B36])" office:value-type="percentage" office:value="0.00170551000494666" calcext:value-type="percentage">
            <text:p>0.2%</text:p>
          </table:table-cell>
          <table:table-cell table:formula="of:=([.C36]-[$1dBoundaries.C36])/([$1dBoundaries.$C36]-[$1dBoundaries.$B36])" office:value-type="percentage" office:value="0.479747413844728" calcext:value-type="percentage">
            <text:p>48.0%</text:p>
          </table:table-cell>
          <table:table-cell table:style-name="ce4" table:formula="of:=-[.D36]+[.E36]" office:value-type="percentage" office:value="0.478041903839781" calcext:value-type="percentage">
            <text:p>47.80%</text:p>
          </table:table-cell>
          <table:table-cell/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0.0011677401" calcext:value-type="float">
            <text:p>0.0011677401</text:p>
          </table:table-cell>
          <table:table-cell office:value-type="float" office:value="0.3005932503" calcext:value-type="float">
            <text:p>0.3005932503</text:p>
          </table:table-cell>
          <table:table-cell table:style-name="ce8" table:formula="of:=([.B37]-[$1dBoundaries.B37])/([$1dBoundaries.$C37]-[$1dBoundaries.$B37])" office:value-type="percentage" office:value="0.00205872534869016" calcext:value-type="percentage">
            <text:p>0.2%</text:p>
          </table:table-cell>
          <table:table-cell table:formula="of:=([.C37]-[$1dBoundaries.C37])/([$1dBoundaries.$C37]-[$1dBoundaries.$B37])" office:value-type="percentage" office:value="-0.337025782782047" calcext:value-type="percentage">
            <text:p>-33.7%</text:p>
          </table:table-cell>
          <table:table-cell table:style-name="ce4" table:formula="of:=-[.D37]+[.E37]" office:value-type="percentage" office:value="-0.339084508130737" calcext:value-type="percentage">
            <text:p>-33.91%</text:p>
          </table:table-cell>
          <table:table-cell/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1.1024697282" calcext:value-type="float">
            <text:p>1.1024697282</text:p>
          </table:table-cell>
          <table:table-cell office:value-type="float" office:value="3.2011088217" calcext:value-type="float">
            <text:p>3.2011088217</text:p>
          </table:table-cell>
          <table:table-cell table:style-name="ce8" table:formula="of:=([.B38]-[$1dBoundaries.B38])/([$1dBoundaries.$C38]-[$1dBoundaries.$B38])" office:value-type="percentage" office:value="0.278793833779202" calcext:value-type="percentage">
            <text:p>27.9%</text:p>
          </table:table-cell>
          <table:table-cell table:formula="of:=([.C38]-[$1dBoundaries.C38])/([$1dBoundaries.$C38]-[$1dBoundaries.$B38])" office:value-type="percentage" office:value="0.187079050647692" calcext:value-type="percentage">
            <text:p>18.7%</text:p>
          </table:table-cell>
          <table:table-cell table:style-name="ce4" table:formula="of:=-[.D38]+[.E38]" office:value-type="percentage" office:value="-0.0917147831315098" calcext:value-type="percentage">
            <text:p>-9.17%</text:p>
          </table:table-cell>
          <table:table-cell/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.0000154" calcext:value-type="float">
            <text:p>0.0000154</text:p>
          </table:table-cell>
          <table:table-cell office:value-type="float" office:value="0.009073258" calcext:value-type="float">
            <text:p>0.009073258</text:p>
          </table:table-cell>
          <table:table-cell table:style-name="ce8" table:formula="of:=([.B39]-[$1dBoundaries.B39])/([$1dBoundaries.$C39]-[$1dBoundaries.$B39])" office:value-type="percentage" office:value="-0.0132589890923021" calcext:value-type="percentage">
            <text:p>-1.3%</text:p>
          </table:table-cell>
          <table:table-cell table:formula="of:=([.C39]-[$1dBoundaries.C39])/([$1dBoundaries.$C39]-[$1dBoundaries.$B39])" office:value-type="percentage" office:value="0.0405172980240535" calcext:value-type="percentage">
            <text:p>4.1%</text:p>
          </table:table-cell>
          <table:table-cell table:style-name="ce4" table:formula="of:=-[.D39]+[.E39]" office:value-type="percentage" office:value="0.0537762871163557" calcext:value-type="percentage">
            <text:p>5.38%</text:p>
          </table:table-cell>
          <table:table-cell/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.0000555" calcext:value-type="float">
            <text:p>0.0000555</text:p>
          </table:table-cell>
          <table:table-cell office:value-type="float" office:value="0.0090743409" calcext:value-type="float">
            <text:p>0.0090743409</text:p>
          </table:table-cell>
          <table:table-cell table:style-name="ce8" table:formula="of:=([.B40]-[$1dBoundaries.B40])/([$1dBoundaries.$C40]-[$1dBoundaries.$B40])" office:value-type="percentage" office:value="-0.00863389368027398" calcext:value-type="percentage">
            <text:p>-0.9%</text:p>
          </table:table-cell>
          <table:table-cell table:formula="of:=([.C40]-[$1dBoundaries.C40])/([$1dBoundaries.$C40]-[$1dBoundaries.$B40])" office:value-type="percentage" office:value="0.0406448956305196" calcext:value-type="percentage">
            <text:p>4.1%</text:p>
          </table:table-cell>
          <table:table-cell table:style-name="ce4" table:formula="of:=-[.D40]+[.E40]" office:value-type="percentage" office:value="0.0492787893107936" calcext:value-type="percentage">
            <text:p>4.93%</text:p>
          </table:table-cell>
          <table:table-cell/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0.000685482" calcext:value-type="float">
            <text:p>0.000685482</text:p>
          </table:table-cell>
          <table:table-cell office:value-type="float" office:value="0.1536676969" calcext:value-type="float">
            <text:p>0.1536676969</text:p>
          </table:table-cell>
          <table:table-cell table:style-name="ce8" table:formula="of:=([.B41]-[$1dBoundaries.B41])/([$1dBoundaries.$C41]-[$1dBoundaries.$B41])" office:value-type="percentage" office:value="0.00128666340076415" calcext:value-type="percentage">
            <text:p>0.1%</text:p>
          </table:table-cell>
          <table:table-cell table:formula="of:=([.C41]-[$1dBoundaries.C41])/([$1dBoundaries.$C41]-[$1dBoundaries.$B41])" office:value-type="percentage" office:value="-0.65944859941816" calcext:value-type="percentage">
            <text:p>-65.9%</text:p>
          </table:table-cell>
          <table:table-cell table:style-name="ce4" table:formula="of:=-[.D41]+[.E41]" office:value-type="percentage" office:value="-0.660735262818924" calcext:value-type="percentage">
            <text:p>-66.07%</text:p>
          </table:table-cell>
          <table:table-cell/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006944335" calcext:value-type="float">
            <text:p>0.0006944335</text:p>
          </table:table-cell>
          <table:table-cell office:value-type="float" office:value="0.2341954735" calcext:value-type="float">
            <text:p>0.2341954735</text:p>
          </table:table-cell>
          <table:table-cell table:style-name="ce8" table:formula="of:=([.B42]-[$1dBoundaries.B42])/([$1dBoundaries.$C42]-[$1dBoundaries.$B42])" office:value-type="percentage" office:value="0.00130662226973367" calcext:value-type="percentage">
            <text:p>0.1%</text:p>
          </table:table-cell>
          <table:table-cell table:formula="of:=([.C42]-[$1dBoundaries.C42])/([$1dBoundaries.$C42]-[$1dBoundaries.$B42])" office:value-type="percentage" office:value="-0.480826478064188" calcext:value-type="percentage">
            <text:p>-48.1%</text:p>
          </table:table-cell>
          <table:table-cell table:style-name="ce4" table:formula="of:=-[.D42]+[.E42]" office:value-type="percentage" office:value="-0.482133100333921" calcext:value-type="percentage">
            <text:p>-48.21%</text:p>
          </table:table-cell>
          <table:table-cell/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0.0006054404" calcext:value-type="float">
            <text:p>0.0006054404</text:p>
          </table:table-cell>
          <table:table-cell office:value-type="float" office:value="0.3327247566" calcext:value-type="float">
            <text:p>0.3327247566</text:p>
          </table:table-cell>
          <table:table-cell table:style-name="ce8" table:formula="of:=([.B43]-[$1dBoundaries.B43])/([$1dBoundaries.$C43]-[$1dBoundaries.$B43])" office:value-type="percentage" office:value="0.00108005021570615" calcext:value-type="percentage">
            <text:p>0.1%</text:p>
          </table:table-cell>
          <table:table-cell table:formula="of:=([.C43]-[$1dBoundaries.C43])/([$1dBoundaries.$C43]-[$1dBoundaries.$B43])" office:value-type="percentage" office:value="-0.262384583487339" calcext:value-type="percentage">
            <text:p>-26.2%</text:p>
          </table:table-cell>
          <table:table-cell table:style-name="ce4" table:formula="of:=-[.D43]+[.E43]" office:value-type="percentage" office:value="-0.263464633703046" calcext:value-type="percentage">
            <text:p>-26.35%</text:p>
          </table:table-cell>
          <table:table-cell/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.1600776042" calcext:value-type="float">
            <text:p>0.1600776042</text:p>
          </table:table-cell>
          <table:table-cell office:value-type="float" office:value="0.230001928" calcext:value-type="float">
            <text:p>0.230001928</text:p>
          </table:table-cell>
          <table:table-cell table:style-name="ce8" table:formula="of:=([.B44]-[$1dBoundaries.B44])/([$1dBoundaries.$C44]-[$1dBoundaries.$B44])" office:value-type="percentage" office:value="0.520677764889853" calcext:value-type="percentage">
            <text:p>52.1%</text:p>
          </table:table-cell>
          <table:table-cell table:formula="of:=([.C44]-[$1dBoundaries.C44])/([$1dBoundaries.$C44]-[$1dBoundaries.$B44])" office:value-type="percentage" office:value="-0.0623726889194107" calcext:value-type="percentage">
            <text:p>-6.2%</text:p>
          </table:table-cell>
          <table:table-cell table:style-name="ce4" table:formula="of:=-[.D44]+[.E44]" office:value-type="percentage" office:value="-0.583050453809263" calcext:value-type="percentage">
            <text:p>-58.31%</text:p>
          </table:table-cell>
          <table:table-cell/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0.5395834905" calcext:value-type="float">
            <text:p>0.5395834905</text:p>
          </table:table-cell>
          <table:table-cell office:value-type="float" office:value="1.266141221" calcext:value-type="float">
            <text:p>1.266141221</text:p>
          </table:table-cell>
          <table:table-cell table:style-name="ce8" table:formula="of:=([.B45]-[$1dBoundaries.B45])/([$1dBoundaries.$C45]-[$1dBoundaries.$B45])" office:value-type="percentage" office:value="0.399505987561286" calcext:value-type="percentage">
            <text:p>40.0%</text:p>
          </table:table-cell>
          <table:table-cell table:formula="of:=([.C45]-[$1dBoundaries.C45])/([$1dBoundaries.$C45]-[$1dBoundaries.$B45])" office:value-type="percentage" office:value="0.188800921809326" calcext:value-type="percentage">
            <text:p>18.9%</text:p>
          </table:table-cell>
          <table:table-cell table:style-name="ce4" table:formula="of:=-[.D45]+[.E45]" office:value-type="percentage" office:value="-0.21070506575196" calcext:value-type="percentage">
            <text:p>-21.07%</text:p>
          </table:table-cell>
          <table:table-cell/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1618726136" calcext:value-type="float">
            <text:p>0.1618726136</text:p>
          </table:table-cell>
          <table:table-cell office:value-type="float" office:value="0.410037376" calcext:value-type="float">
            <text:p>0.410037376</text:p>
          </table:table-cell>
          <table:table-cell table:style-name="ce8" table:formula="of:=([.B46]-[$1dBoundaries.B46])/([$1dBoundaries.$C46]-[$1dBoundaries.$B46])" office:value-type="percentage" office:value="0.44101254345723" calcext:value-type="percentage">
            <text:p>44.1%</text:p>
          </table:table-cell>
          <table:table-cell table:formula="of:=([.C46]-[$1dBoundaries.C46])/([$1dBoundaries.$C46]-[$1dBoundaries.$B46])" office:value-type="percentage" office:value="0.167126757327114" calcext:value-type="percentage">
            <text:p>16.7%</text:p>
          </table:table-cell>
          <table:table-cell table:style-name="ce4" table:formula="of:=-[.D46]+[.E46]" office:value-type="percentage" office:value="-0.273885786130117" calcext:value-type="percentage">
            <text:p>-27.39%</text:p>
          </table:table-cell>
          <table:table-cell/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3673789139" calcext:value-type="float">
            <text:p>0.3673789139</text:p>
          </table:table-cell>
          <table:table-cell office:value-type="float" office:value="1.0013480134" calcext:value-type="float">
            <text:p>1.0013480134</text:p>
          </table:table-cell>
          <table:table-cell table:style-name="ce8" table:formula="of:=([.B47]-[$1dBoundaries.B47])/([$1dBoundaries.$C47]-[$1dBoundaries.$B47])" office:value-type="percentage" office:value="0.324745085526628" calcext:value-type="percentage">
            <text:p>32.5%</text:p>
          </table:table-cell>
          <table:table-cell table:formula="of:=([.C47]-[$1dBoundaries.C47])/([$1dBoundaries.$C47]-[$1dBoundaries.$B47])" office:value-type="percentage" office:value="0.107454196718036" calcext:value-type="percentage">
            <text:p>10.7%</text:p>
          </table:table-cell>
          <table:table-cell table:style-name="ce4" table:formula="of:=-[.D47]+[.E47]" office:value-type="percentage" office:value="-0.217290888808592" calcext:value-type="percentage">
            <text:p>-21.73%</text:p>
          </table:table-cell>
          <table:table-cell/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0.4011371546" calcext:value-type="float">
            <text:p>-0.4011371546</text:p>
          </table:table-cell>
          <table:table-cell office:value-type="float" office:value="3.8367690069" calcext:value-type="float">
            <text:p>3.8367690069</text:p>
          </table:table-cell>
          <table:table-cell table:style-name="ce8" table:formula="of:=([.B48]-[$1dBoundaries.B48])/([$1dBoundaries.$C48]-[$1dBoundaries.$B48])" office:value-type="percentage" office:value="-0.220200342378721" calcext:value-type="percentage">
            <text:p>-22.0%</text:p>
          </table:table-cell>
          <table:table-cell table:formula="of:=([.C48]-[$1dBoundaries.C48])/([$1dBoundaries.$C48]-[$1dBoundaries.$B48])" office:value-type="percentage" office:value="0.447047890763513" calcext:value-type="percentage">
            <text:p>44.7%</text:p>
          </table:table-cell>
          <table:table-cell table:style-name="ce4" table:formula="of:=-[.D48]+[.E48]" office:value-type="percentage" office:value="0.667248233142234" calcext:value-type="percentage">
            <text:p>66.72%</text:p>
          </table:table-cell>
          <table:table-cell/>
        </table:table-row>
        <table:table-row table:style-name="ro1">
          <table:table-cell office:value-type="string" calcext:value-type="string">
            <text:p>GLCtexi</text:p>
          </table:table-cell>
          <table:table-cell office:value-type="float" office:value="0.1573293617" calcext:value-type="float">
            <text:p>0.1573293617</text:p>
          </table:table-cell>
          <table:table-cell office:value-type="float" office:value="0.2445544254" calcext:value-type="float">
            <text:p>0.2445544254</text:p>
          </table:table-cell>
          <table:table-cell table:style-name="ce8" table:formula="of:=([.B49]-[$1dBoundaries.B49])/([$1dBoundaries.$C49]-[$1dBoundaries.$B49])" office:value-type="percentage" office:value="0.503142437376299" calcext:value-type="percentage">
            <text:p>50.3%</text:p>
          </table:table-cell>
          <table:table-cell table:formula="of:=([.C49]-[$1dBoundaries.C49])/([$1dBoundaries.$C49]-[$1dBoundaries.$B49])" office:value-type="percentage" office:value="0.0246308698467155" calcext:value-type="percentage">
            <text:p>2.5%</text:p>
          </table:table-cell>
          <table:table-cell table:style-name="ce4" table:formula="of:=-[.D49]+[.E49]" office:value-type="percentage" office:value="-0.478511567529584" calcext:value-type="percentage">
            <text:p>-47.85%</text:p>
          </table:table-cell>
          <table:table-cell/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-0.001665775" calcext:value-type="float">
            <text:p>-0.001665775</text:p>
          </table:table-cell>
          <table:table-cell office:value-type="float" office:value="0.360801378" calcext:value-type="float">
            <text:p>0.360801378</text:p>
          </table:table-cell>
          <table:table-cell table:style-name="ce8" table:formula="of:=([.B50]-[$1dBoundaries.B50])/([$1dBoundaries.$C50]-[$1dBoundaries.$B50])" office:value-type="percentage" office:value="-0.0417230426478627" calcext:value-type="percentage">
            <text:p>-4.2%</text:p>
          </table:table-cell>
          <table:table-cell table:formula="of:=([.C50]-[$1dBoundaries.C50])/([$1dBoundaries.$C50]-[$1dBoundaries.$B50])" office:value-type="percentage" office:value="1.15246943468959" calcext:value-type="percentage">
            <text:p>115.2%</text:p>
          </table:table-cell>
          <table:table-cell table:style-name="ce4" table:formula="of:=-[.D50]+[.E50]" office:value-type="percentage" office:value="1.19419247733745" calcext:value-type="percentage">
            <text:p>119.42%</text:p>
          </table:table-cell>
          <table:table-cell/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0.0073800468" calcext:value-type="float">
            <text:p>0.0073800468</text:p>
          </table:table-cell>
          <table:table-cell office:value-type="float" office:value="0.2989473327" calcext:value-type="float">
            <text:p>0.2989473327</text:p>
          </table:table-cell>
          <table:table-cell table:style-name="ce8" table:formula="of:=([.B51]-[$1dBoundaries.B51])/([$1dBoundaries.$C51]-[$1dBoundaries.$B51])" office:value-type="percentage" office:value="0.0130357395213825" calcext:value-type="percentage">
            <text:p>1.3%</text:p>
          </table:table-cell>
          <table:table-cell table:formula="of:=([.C51]-[$1dBoundaries.C51])/([$1dBoundaries.$C51]-[$1dBoundaries.$B51])" office:value-type="percentage" office:value="0.778032983891741" calcext:value-type="percentage">
            <text:p>77.8%</text:p>
          </table:table-cell>
          <table:table-cell table:style-name="ce4" table:formula="of:=-[.D51]+[.E51]" office:value-type="percentage" office:value="0.764997244370358" calcext:value-type="percentage">
            <text:p>76.50%</text:p>
          </table:table-cell>
          <table:table-cell/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0000328" calcext:value-type="float">
            <text:p>-3.28E-08</text:p>
          </table:table-cell>
          <table:table-cell office:value-type="float" office:value="0.00000775" calcext:value-type="float">
            <text:p>0.00000775</text:p>
          </table:table-cell>
          <table:table-cell table:style-name="ce8" table:formula="of:=([.B52]-[$1dBoundaries.B52])/([$1dBoundaries.$C52]-[$1dBoundaries.$B52])" office:value-type="percentage" office:value="-0.0011745115619659" calcext:value-type="percentage">
            <text:p>-0.1%</text:p>
          </table:table-cell>
          <table:table-cell table:formula="of:=([.C52]-[$1dBoundaries.C52])/([$1dBoundaries.$C52]-[$1dBoundaries.$B52])" office:value-type="percentage" office:value="-0.763317626508754" calcext:value-type="percentage">
            <text:p>-76.3%</text:p>
          </table:table-cell>
          <table:table-cell table:style-name="ce4" table:formula="of:=-[.D52]+[.E52]" office:value-type="percentage" office:value="-0.762143114946788" calcext:value-type="percentage">
            <text:p>-76.21%</text:p>
          </table:table-cell>
          <table:table-cell/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.0000000329" calcext:value-type="float">
            <text:p>3.29E-08</text:p>
          </table:table-cell>
          <table:table-cell office:value-type="float" office:value="0.0000154" calcext:value-type="float">
            <text:p>0.0000154</text:p>
          </table:table-cell>
          <table:table-cell table:style-name="ce8" table:formula="of:=([.B53]-[$1dBoundaries.B53])/([$1dBoundaries.$C53]-[$1dBoundaries.$B53])" office:value-type="percentage" office:value="0.000937682140780587" calcext:value-type="percentage">
            <text:p>0.1%</text:p>
          </table:table-cell>
          <table:table-cell table:formula="of:=([.C53]-[$1dBoundaries.C53])/([$1dBoundaries.$C53]-[$1dBoundaries.$B53])" office:value-type="percentage" office:value="-0.466370065786553" calcext:value-type="percentage">
            <text:p>-46.6%</text:p>
          </table:table-cell>
          <table:table-cell table:style-name="ce4" table:formula="of:=-[.D53]+[.E53]" office:value-type="percentage" office:value="-0.467307747927334" calcext:value-type="percentage">
            <text:p>-46.73%</text:p>
          </table:table-cell>
          <table:table-cell/>
        </table:table-row>
        <table:table-row table:style-name="ro1">
          <table:table-cell office:value-type="string" calcext:value-type="string">
            <text:p>ACACtex</text:p>
          </table:table-cell>
          <table:table-cell office:value-type="float" office:value="-0.0000209" calcext:value-type="float">
            <text:p>-0.0000209</text:p>
          </table:table-cell>
          <table:table-cell office:value-type="float" office:value="0.0000000149" calcext:value-type="float">
            <text:p>1.49E-08</text:p>
          </table:table-cell>
          <table:table-cell table:style-name="ce8" table:formula="of:=([.B54]-[$1dBoundaries.B54])/([$1dBoundaries.$C54]-[$1dBoundaries.$B54])" office:value-type="percentage" office:value="0.361241163578322" calcext:value-type="percentage">
            <text:p>36.1%</text:p>
          </table:table-cell>
          <table:table-cell table:formula="of:=([.C54]-[$1dBoundaries.C54])/([$1dBoundaries.$C54]-[$1dBoundaries.$B54])" office:value-type="percentage" office:value="0.000627655506427452" calcext:value-type="percentage">
            <text:p>0.1%</text:p>
          </table:table-cell>
          <table:table-cell table:style-name="ce4" table:formula="of:=-[.D54]+[.E54]" office:value-type="percentage" office:value="-0.360613508071894" calcext:value-type="percentage">
            <text:p>-36.06%</text:p>
          </table:table-cell>
          <table:table-cell/>
        </table:table-row>
        <table:table-row table:style-name="ro1">
          <table:table-cell table:number-columns-repeated="5"/>
          <table:table-cell table:style-name="ce5" table:formula="of:=SUM([.F1:.F54])" office:value-type="percentage" office:value="-3.08846338891618" calcext:value-type="percentage">
            <text:p>-308.85%</text:p>
          </table:table-cell>
          <table:table-cell office:value-type="string" calcext:value-type="string">
            <text:p>score</text:p>
          </table:table-cell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6dBoundaries.D1:6dBoundaries.D54">
            <calcext:condition calcext:apply-style-name="Untitled1" calcext:value="&lt;0" calcext:base-cell-address="6dBoundaries.D1"/>
          </calcext:conditional-format>
          <calcext:conditional-format calcext:target-range-address="6dBoundaries.E3:6dBoundaries.E1048576">
            <calcext:condition calcext:apply-style-name="Untitled1" calcext:value="&gt;0" calcext:base-cell-address="6dBoundaries.E3"/>
          </calcext:conditional-format>
        </calcext:conditional-formats>
      </table:table>
      <table:table table:name="7dBoundaries" table:style-name="ta1">
        <table:table-column table:style-name="co1" table:number-columns-repeated="3" table:default-cell-style-name="Default"/>
        <table:table-column table:style-name="co2" table:default-cell-style-name="ce11"/>
        <table:table-column table:style-name="co2" table:default-cell-style-name="ce20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GI</text:p>
          </table:table-cell>
          <table:table-cell office:value-type="float" office:value="-0.0723820487" calcext:value-type="float">
            <text:p>-0.0723820487</text:p>
          </table:table-cell>
          <table:table-cell office:value-type="float" office:value="0.2444419763" calcext:value-type="float">
            <text:p>0.2444419763</text:p>
          </table:table-cell>
          <table:table-cell table:style-name="ce19" table:formula="of:=([.B1]-[$1dBoundaries.B1])/([$1dBoundaries.$C1]-[$1dBoundaries.$B1])" office:value-type="percentage" office:value="-0.272909041841459" calcext:value-type="percentage">
            <text:p>-27.3%</text:p>
          </table:table-cell>
          <table:table-cell table:style-name="ce11" table:formula="of:=([.C1]-[$1dBoundaries.C1])/([$1dBoundaries.$C1]-[$1dBoundaries.$B1])" office:value-type="percentage" office:value="0.0167360987777115" calcext:value-type="percentage">
            <text:p>1.7%</text:p>
          </table:table-cell>
          <table:table-cell table:style-name="ce13" table:formula="of:=-[.D1]+[.E1]" office:value-type="percentage" office:value="0.289645140619171" calcext:value-type="percentage">
            <text:p>28.96%</text:p>
          </table:table-cell>
          <table:table-cell/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0021330753" calcext:value-type="float">
            <text:p>0.0021330753</text:p>
          </table:table-cell>
          <table:table-cell office:value-type="float" office:value="0.2265161116" calcext:value-type="float">
            <text:p>0.2265161116</text:p>
          </table:table-cell>
          <table:table-cell table:style-name="ce19" table:formula="of:=([.B2]-[$1dBoundaries.B2])/([$1dBoundaries.$C2]-[$1dBoundaries.$B2])" office:value-type="percentage" office:value="-0.251783824124497" calcext:value-type="percentage">
            <text:p>-25.2%</text:p>
          </table:table-cell>
          <table:table-cell table:style-name="ce11" table:formula="of:=([.C2]-[$1dBoundaries.C2])/([$1dBoundaries.$C2]-[$1dBoundaries.$B2])" office:value-type="percentage" office:value="-0.0706721642292705" calcext:value-type="percentage">
            <text:p>-7.1%</text:p>
          </table:table-cell>
          <table:table-cell table:style-name="ce13" table:formula="of:=-[.D2]+[.E2]" office:value-type="percentage" office:value="0.181111659895226" calcext:value-type="percentage">
            <text:p>18.11%</text:p>
          </table:table-cell>
          <table:table-cell/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0046048196" calcext:value-type="float">
            <text:p>0.0046048196</text:p>
          </table:table-cell>
          <table:table-cell office:value-type="float" office:value="0.2250937921" calcext:value-type="float">
            <text:p>0.2250937921</text:p>
          </table:table-cell>
          <table:table-cell table:style-name="ce19" table:formula="of:=([.B3]-[$1dBoundaries.B3])/([$1dBoundaries.$C3]-[$1dBoundaries.$B3])" office:value-type="percentage" office:value="-0.24912100089211" calcext:value-type="percentage">
            <text:p>-24.9%</text:p>
          </table:table-cell>
          <table:table-cell table:formula="of:=([.C3]-[$1dBoundaries.C3])/([$1dBoundaries.$C3]-[$1dBoundaries.$B3])" office:value-type="percentage" office:value="-0.038205052897302" calcext:value-type="percentage">
            <text:p>-3.8%</text:p>
          </table:table-cell>
          <table:table-cell table:style-name="ce13" table:formula="of:=-[.D3]+[.E3]" office:value-type="percentage" office:value="0.210915947994808" calcext:value-type="percentage">
            <text:p>21.09%</text:p>
          </table:table-cell>
          <table:table-cell/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0020982753" calcext:value-type="float">
            <text:p>0.0020982753</text:p>
          </table:table-cell>
          <table:table-cell office:value-type="float" office:value="0.2226051552" calcext:value-type="float">
            <text:p>0.2226051552</text:p>
          </table:table-cell>
          <table:table-cell table:style-name="ce19" table:formula="of:=([.B4]-[$1dBoundaries.B4])/([$1dBoundaries.$C4]-[$1dBoundaries.$B4])" office:value-type="percentage" office:value="-0.263398359928666" calcext:value-type="percentage">
            <text:p>-26.3%</text:p>
          </table:table-cell>
          <table:table-cell table:formula="of:=([.C4]-[$1dBoundaries.C4])/([$1dBoundaries.$C4]-[$1dBoundaries.$B4])" office:value-type="percentage" office:value="-0.0500200646338802" calcext:value-type="percentage">
            <text:p>-5.0%</text:p>
          </table:table-cell>
          <table:table-cell table:style-name="ce13" table:formula="of:=-[.D4]+[.E4]" office:value-type="percentage" office:value="0.213378295294786" calcext:value-type="percentage">
            <text:p>21.34%</text:p>
          </table:table-cell>
          <table:table-cell/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1535865594" calcext:value-type="float">
            <text:p>0.1535865594</text:p>
          </table:table-cell>
          <table:table-cell office:value-type="float" office:value="0.4537429984" calcext:value-type="float">
            <text:p>0.4537429984</text:p>
          </table:table-cell>
          <table:table-cell table:style-name="ce19" table:formula="of:=([.B5]-[$1dBoundaries.B5])/([$1dBoundaries.$C5]-[$1dBoundaries.$B5])" office:value-type="percentage" office:value="0.101598063787484" calcext:value-type="percentage">
            <text:p>10.2%</text:p>
          </table:table-cell>
          <table:table-cell table:formula="of:=([.C5]-[$1dBoundaries.C5])/([$1dBoundaries.$C5]-[$1dBoundaries.$B5])" office:value-type="percentage" office:value="0.089730433481662" calcext:value-type="percentage">
            <text:p>9.0%</text:p>
          </table:table-cell>
          <table:table-cell table:style-name="ce13" table:formula="of:=-[.D5]+[.E5]" office:value-type="percentage" office:value="-0.0118676303058217" calcext:value-type="percentage">
            <text:p>-1.19%</text:p>
          </table:table-cell>
          <table:table-cell/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4516150318" calcext:value-type="float">
            <text:p>-0.4516150318</text:p>
          </table:table-cell>
          <table:table-cell office:value-type="float" office:value="-0.1351759932" calcext:value-type="float">
            <text:p>-0.1351759932</text:p>
          </table:table-cell>
          <table:table-cell table:style-name="ce19" table:formula="of:=([.B6]-[$1dBoundaries.B6])/([$1dBoundaries.$C6]-[$1dBoundaries.$B6])" office:value-type="percentage" office:value="-0.065383585950059" calcext:value-type="percentage">
            <text:p>-6.5%</text:p>
          </table:table-cell>
          <table:table-cell table:formula="of:=([.C6]-[$1dBoundaries.C6])/([$1dBoundaries.$C6]-[$1dBoundaries.$B6])" office:value-type="percentage" office:value="-0.242041790643938" calcext:value-type="percentage">
            <text:p>-24.2%</text:p>
          </table:table-cell>
          <table:table-cell table:style-name="ce13" table:formula="of:=-[.D6]+[.E6]" office:value-type="percentage" office:value="-0.176658204693879" calcext:value-type="percentage">
            <text:p>-17.67%</text:p>
          </table:table-cell>
          <table:table-cell/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409079139" calcext:value-type="float">
            <text:p>-0.4409079139</text:p>
          </table:table-cell>
          <table:table-cell office:value-type="float" office:value="-0.1539907004" calcext:value-type="float">
            <text:p>-0.1539907004</text:p>
          </table:table-cell>
          <table:table-cell table:style-name="ce19" table:formula="of:=([.B7]-[$1dBoundaries.B7])/([$1dBoundaries.$C7]-[$1dBoundaries.$B7])" office:value-type="percentage" office:value="-0.0843835233490447" calcext:value-type="percentage">
            <text:p>-8.4%</text:p>
          </table:table-cell>
          <table:table-cell table:formula="of:=([.C7]-[$1dBoundaries.C7])/([$1dBoundaries.$C7]-[$1dBoundaries.$B7])" office:value-type="percentage" office:value="-0.304138293998117" calcext:value-type="percentage">
            <text:p>-30.4%</text:p>
          </table:table-cell>
          <table:table-cell table:style-name="ce13" table:formula="of:=-[.D7]+[.E7]" office:value-type="percentage" office:value="-0.219754770649072" calcext:value-type="percentage">
            <text:p>-21.98%</text:p>
          </table:table-cell>
          <table:table-cell/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1333299211" calcext:value-type="float">
            <text:p>0.1333299211</text:p>
          </table:table-cell>
          <table:table-cell office:value-type="float" office:value="0.4375620021" calcext:value-type="float">
            <text:p>0.4375620021</text:p>
          </table:table-cell>
          <table:table-cell table:style-name="ce19" table:formula="of:=([.B8]-[$1dBoundaries.B8])/([$1dBoundaries.$C8]-[$1dBoundaries.$B8])" office:value-type="percentage" office:value="0.247960385017642" calcext:value-type="percentage">
            <text:p>24.8%</text:p>
          </table:table-cell>
          <table:table-cell table:formula="of:=([.C8]-[$1dBoundaries.C8])/([$1dBoundaries.$C8]-[$1dBoundaries.$B8])" office:value-type="percentage" office:value="0.0753159345477729" calcext:value-type="percentage">
            <text:p>7.5%</text:p>
          </table:table-cell>
          <table:table-cell table:style-name="ce13" table:formula="of:=-[.D8]+[.E8]" office:value-type="percentage" office:value="-0.172644450469869" calcext:value-type="percentage">
            <text:p>-17.26%</text:p>
          </table:table-cell>
          <table:table-cell/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0070113994" calcext:value-type="float">
            <text:p>0.0070113994</text:p>
          </table:table-cell>
          <table:table-cell office:value-type="float" office:value="0.4285413361" calcext:value-type="float">
            <text:p>0.4285413361</text:p>
          </table:table-cell>
          <table:table-cell table:style-name="ce19" table:formula="of:=([.B9]-[$1dBoundaries.B9])/([$1dBoundaries.$C9]-[$1dBoundaries.$B9])" office:value-type="percentage" office:value="0.0218868143838094" calcext:value-type="percentage">
            <text:p>2.2%</text:p>
          </table:table-cell>
          <table:table-cell table:formula="of:=([.C9]-[$1dBoundaries.C9])/([$1dBoundaries.$C9]-[$1dBoundaries.$B9])" office:value-type="percentage" office:value="0.337736494473634" calcext:value-type="percentage">
            <text:p>33.8%</text:p>
          </table:table-cell>
          <table:table-cell table:style-name="ce13" table:formula="of:=-[.D9]+[.E9]" office:value-type="percentage" office:value="0.315849680089825" calcext:value-type="percentage">
            <text:p>31.58%</text:p>
          </table:table-cell>
          <table:table-cell/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0.0012342186" calcext:value-type="float">
            <text:p>0.0012342186</text:p>
          </table:table-cell>
          <table:table-cell office:value-type="float" office:value="0.3237767904" calcext:value-type="float">
            <text:p>0.3237767904</text:p>
          </table:table-cell>
          <table:table-cell table:style-name="ce19" table:formula="of:=([.B10]-[$1dBoundaries.B10])/([$1dBoundaries.$C10]-[$1dBoundaries.$B10])" office:value-type="percentage" office:value="0.00581199777571" calcext:value-type="percentage">
            <text:p>0.6%</text:p>
          </table:table-cell>
          <table:table-cell table:formula="of:=([.C10]-[$1dBoundaries.C10])/([$1dBoundaries.$C10]-[$1dBoundaries.$B10])" office:value-type="percentage" office:value="0.525281945327557" calcext:value-type="percentage">
            <text:p>52.5%</text:p>
          </table:table-cell>
          <table:table-cell table:style-name="ce13" table:formula="of:=-[.D10]+[.E10]" office:value-type="percentage" office:value="0.519469947551847" calcext:value-type="percentage">
            <text:p>51.95%</text:p>
          </table:table-cell>
          <table:table-cell/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18095371" calcext:value-type="float">
            <text:p>0.0018095371</text:p>
          </table:table-cell>
          <table:table-cell office:value-type="float" office:value="0.3182485639" calcext:value-type="float">
            <text:p>0.3182485639</text:p>
          </table:table-cell>
          <table:table-cell table:style-name="ce19" table:formula="of:=([.B11]-[$1dBoundaries.B11])/([$1dBoundaries.$C11]-[$1dBoundaries.$B11])" office:value-type="percentage" office:value="0.00853589946244794" calcext:value-type="percentage">
            <text:p>0.9%</text:p>
          </table:table-cell>
          <table:table-cell table:formula="of:=([.C11]-[$1dBoundaries.C11])/([$1dBoundaries.$C11]-[$1dBoundaries.$B11])" office:value-type="percentage" office:value="0.499233386931127" calcext:value-type="percentage">
            <text:p>49.9%</text:p>
          </table:table-cell>
          <table:table-cell table:style-name="ce13" table:formula="of:=-[.D11]+[.E11]" office:value-type="percentage" office:value="0.490697487468679" calcext:value-type="percentage">
            <text:p>49.07%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073395194" calcext:value-type="float">
            <text:p>-0.0073395194</text:p>
          </table:table-cell>
          <table:table-cell office:value-type="float" office:value="0.2343041879" calcext:value-type="float">
            <text:p>0.2343041879</text:p>
          </table:table-cell>
          <table:table-cell table:style-name="ce19" table:formula="of:=([.B12]-[$1dBoundaries.B12])/([$1dBoundaries.$C12]-[$1dBoundaries.$B12])" office:value-type="percentage" office:value="-0.0185378303605972" calcext:value-type="percentage">
            <text:p>-1.9%</text:p>
          </table:table-cell>
          <table:table-cell table:formula="of:=([.C12]-[$1dBoundaries.C12])/([$1dBoundaries.$C12]-[$1dBoundaries.$B12])" office:value-type="percentage" office:value="0.460332130051621" calcext:value-type="percentage">
            <text:p>46.0%</text:p>
          </table:table-cell>
          <table:table-cell table:style-name="ce13" table:formula="of:=-[.D12]+[.E12]" office:value-type="percentage" office:value="0.478869960412218" calcext:value-type="percentage">
            <text:p>47.89%</text:p>
          </table:table-cell>
          <table:table-cell/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0.0110705801" calcext:value-type="float">
            <text:p>-0.0110705801</text:p>
          </table:table-cell>
          <table:table-cell office:value-type="float" office:value="0.1516314439" calcext:value-type="float">
            <text:p>0.1516314439</text:p>
          </table:table-cell>
          <table:table-cell table:style-name="ce19" table:formula="of:=([.B13]-[$1dBoundaries.B13])/([$1dBoundaries.$C13]-[$1dBoundaries.$B13])" office:value-type="percentage" office:value="0.0153619085063422" calcext:value-type="percentage">
            <text:p>1.5%</text:p>
          </table:table-cell>
          <table:table-cell table:formula="of:=([.C13]-[$1dBoundaries.C13])/([$1dBoundaries.$C13]-[$1dBoundaries.$B13])" office:value-type="percentage" office:value="0.505964025517603" calcext:value-type="percentage">
            <text:p>50.6%</text:p>
          </table:table-cell>
          <table:table-cell table:style-name="ce13" table:formula="of:=-[.D13]+[.E13]" office:value-type="percentage" office:value="0.490602117011261" calcext:value-type="percentage">
            <text:p>49.06%</text:p>
          </table:table-cell>
          <table:table-cell/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837365429" calcext:value-type="float">
            <text:p>-0.0837365429</text:p>
          </table:table-cell>
          <table:table-cell office:value-type="float" office:value="-0.0002160762" calcext:value-type="float">
            <text:p>-0.0002160762</text:p>
          </table:table-cell>
          <table:table-cell table:style-name="ce19" table:formula="of:=([.B14]-[$1dBoundaries.B14])/([$1dBoundaries.$C14]-[$1dBoundaries.$B14])" office:value-type="percentage" office:value="-0.33541953858449" calcext:value-type="percentage">
            <text:p>-33.5%</text:p>
          </table:table-cell>
          <table:table-cell table:formula="of:=([.C14]-[$1dBoundaries.C14])/([$1dBoundaries.$C14]-[$1dBoundaries.$B14])" office:value-type="percentage" office:value="-0.00482281762755103" calcext:value-type="percentage">
            <text:p>-0.5%</text:p>
          </table:table-cell>
          <table:table-cell table:style-name="ce13" table:formula="of:=-[.D14]+[.E14]" office:value-type="percentage" office:value="0.330596720956939" calcext:value-type="percentage">
            <text:p>33.06%</text:p>
          </table:table-cell>
          <table:table-cell/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5.39461846014765E-019" calcext:value-type="float">
            <text:p>5.39461846014765E-19</text:p>
          </table:table-cell>
          <table:table-cell office:value-type="float" office:value="0.0022648187" calcext:value-type="float">
            <text:p>0.0022648187</text:p>
          </table:table-cell>
          <table:table-cell table:style-name="ce19" table:formula="of:=([.B15]-[$1dBoundaries.B15])/([$1dBoundaries.$C15]-[$1dBoundaries.$B15])" office:value-type="percentage" office:value="-0.0000000147052416567058" calcext:value-type="percentage">
            <text:p>0.0%</text:p>
          </table:table-cell>
          <table:table-cell table:formula="of:=([.C15]-[$1dBoundaries.C15])/([$1dBoundaries.$C15]-[$1dBoundaries.$B15])" office:value-type="percentage" office:value="0.96381242169202" calcext:value-type="percentage">
            <text:p>96.4%</text:p>
          </table:table-cell>
          <table:table-cell table:style-name="ce13" table:formula="of:=-[.D15]+[.E15]" office:value-type="percentage" office:value="0.963812436397262" calcext:value-type="percentage">
            <text:p>96.38%</text:p>
          </table:table-cell>
          <table:table-cell/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0000972552346657394" calcext:value-type="float">
            <text:p>9.72552346657394E-06</text:p>
          </table:table-cell>
          <table:table-cell office:value-type="float" office:value="0.6971279999" calcext:value-type="float">
            <text:p>0.6971279999</text:p>
          </table:table-cell>
          <table:table-cell table:style-name="ce19" table:formula="of:=([.B16]-[$1dBoundaries.B16])/([$1dBoundaries.$C16]-[$1dBoundaries.$B16])" office:value-type="percentage" office:value="0.00000743967603060438" calcext:value-type="percentage">
            <text:p>0.0%</text:p>
          </table:table-cell>
          <table:table-cell table:formula="of:=([.C16]-[$1dBoundaries.C16])/([$1dBoundaries.$C16]-[$1dBoundaries.$B16])" office:value-type="percentage" office:value="-0.274834142084106" calcext:value-type="percentage">
            <text:p>-27.5%</text:p>
          </table:table-cell>
          <table:table-cell table:style-name="ce13" table:formula="of:=-[.D16]+[.E16]" office:value-type="percentage" office:value="-0.274841581760137" calcext:value-type="percentage">
            <text:p>-27.48%</text:p>
          </table:table-cell>
          <table:table-cell/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1269361244" calcext:value-type="float">
            <text:p>-0.1269361244</text:p>
          </table:table-cell>
          <table:table-cell office:value-type="float" office:value="1.1851624973" calcext:value-type="float">
            <text:p>1.1851624973</text:p>
          </table:table-cell>
          <table:table-cell table:style-name="ce19" table:formula="of:=([.B17]-[$1dBoundaries.B17])/([$1dBoundaries.$C17]-[$1dBoundaries.$B17])" office:value-type="percentage" office:value="0.039766141137954" calcext:value-type="percentage">
            <text:p>4.0%</text:p>
          </table:table-cell>
          <table:table-cell table:formula="of:=([.C17]-[$1dBoundaries.C17])/([$1dBoundaries.$C17]-[$1dBoundaries.$B17])" office:value-type="percentage" office:value="0.146534782855477" calcext:value-type="percentage">
            <text:p>14.7%</text:p>
          </table:table-cell>
          <table:table-cell table:style-name="ce13" table:formula="of:=-[.D17]+[.E17]" office:value-type="percentage" office:value="0.106768641717523" calcext:value-type="percentage">
            <text:p>10.68%</text:p>
          </table:table-cell>
          <table:table-cell/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0000000515860960155236" calcext:value-type="float">
            <text:p>5.15860960155236E-08</text:p>
          </table:table-cell>
          <table:table-cell office:value-type="float" office:value="0.0000668405986277554" calcext:value-type="float">
            <text:p>6.68405986277554E-05</text:p>
          </table:table-cell>
          <table:table-cell table:style-name="ce19" table:formula="of:=([.B18]-[$1dBoundaries.B18])/([$1dBoundaries.$C18]-[$1dBoundaries.$B18])" office:value-type="percentage" office:value="0.0000102808429848623" calcext:value-type="percentage">
            <text:p>0.0%</text:p>
          </table:table-cell>
          <table:table-cell table:formula="of:=([.C18]-[$1dBoundaries.C18])/([$1dBoundaries.$C18]-[$1dBoundaries.$B18])" office:value-type="percentage" office:value="-0.951419486097631" calcext:value-type="percentage">
            <text:p>-95.1%</text:p>
          </table:table-cell>
          <table:table-cell table:style-name="ce13" table:formula="of:=-[.D18]+[.E18]" office:value-type="percentage" office:value="-0.951429766940616" calcext:value-type="percentage">
            <text:p>-95.14%</text:p>
          </table:table-cell>
          <table:table-cell/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.00000148240092548326" calcext:value-type="float">
            <text:p>1.48240092548326E-06</text:p>
          </table:table-cell>
          <table:table-cell office:value-type="float" office:value="0.1641730738" calcext:value-type="float">
            <text:p>0.1641730738</text:p>
          </table:table-cell>
          <table:table-cell table:style-name="ce19" table:formula="of:=([.B19]-[$1dBoundaries.B19])/([$1dBoundaries.$C19]-[$1dBoundaries.$B19])" office:value-type="percentage" office:value="-0.00142364167787995" calcext:value-type="percentage">
            <text:p>-0.1%</text:p>
          </table:table-cell>
          <table:table-cell table:formula="of:=([.C19]-[$1dBoundaries.C19])/([$1dBoundaries.$C19]-[$1dBoundaries.$B19])" office:value-type="percentage" office:value="-0.0139014403038612" calcext:value-type="percentage">
            <text:p>-1.4%</text:p>
          </table:table-cell>
          <table:table-cell table:style-name="ce13" table:formula="of:=-[.D19]+[.E19]" office:value-type="percentage" office:value="-0.0124777986259813" calcext:value-type="percentage">
            <text:p>-1.25%</text:p>
          </table:table-cell>
          <table:table-cell/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2684632763" calcext:value-type="float">
            <text:p>0.2684632763</text:p>
          </table:table-cell>
          <table:table-cell office:value-type="float" office:value="0.6962577197" calcext:value-type="float">
            <text:p>0.6962577197</text:p>
          </table:table-cell>
          <table:table-cell table:style-name="ce19" table:formula="of:=([.B20]-[$1dBoundaries.B20])/([$1dBoundaries.$C20]-[$1dBoundaries.$B20])" office:value-type="percentage" office:value="0.39158840962926" calcext:value-type="percentage">
            <text:p>39.2%</text:p>
          </table:table-cell>
          <table:table-cell table:formula="of:=([.C20]-[$1dBoundaries.C20])/([$1dBoundaries.$C20]-[$1dBoundaries.$B20])" office:value-type="percentage" office:value="0.307975266530284" calcext:value-type="percentage">
            <text:p>30.8%</text:p>
          </table:table-cell>
          <table:table-cell table:style-name="ce13" table:formula="of:=-[.D20]+[.E20]" office:value-type="percentage" office:value="-0.0836131430989758" calcext:value-type="percentage">
            <text:p>-8.36%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.0524121984" calcext:value-type="float">
            <text:p>0.0524121984</text:p>
          </table:table-cell>
          <table:table-cell office:value-type="float" office:value="0.4298934611" calcext:value-type="float">
            <text:p>0.4298934611</text:p>
          </table:table-cell>
          <table:table-cell table:style-name="ce19" table:formula="of:=([.B21]-[$1dBoundaries.B21])/([$1dBoundaries.$C21]-[$1dBoundaries.$B21])" office:value-type="percentage" office:value="-0.000568504980771921" calcext:value-type="percentage">
            <text:p>-0.1%</text:p>
          </table:table-cell>
          <table:table-cell table:formula="of:=([.C21]-[$1dBoundaries.C21])/([$1dBoundaries.$C21]-[$1dBoundaries.$B21])" office:value-type="percentage" office:value="0.22719882332068" calcext:value-type="percentage">
            <text:p>22.7%</text:p>
          </table:table-cell>
          <table:table-cell table:style-name="ce13" table:formula="of:=-[.D21]+[.E21]" office:value-type="percentage" office:value="0.227767328301452" calcext:value-type="percentage">
            <text:p>22.78%</text:p>
          </table:table-cell>
          <table:table-cell/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0.1065728632" calcext:value-type="float">
            <text:p>0.1065728632</text:p>
          </table:table-cell>
          <table:table-cell office:value-type="float" office:value="0.4224884146" calcext:value-type="float">
            <text:p>0.4224884146</text:p>
          </table:table-cell>
          <table:table-cell table:style-name="ce19" table:formula="of:=([.B22]-[$1dBoundaries.B22])/([$1dBoundaries.$C22]-[$1dBoundaries.$B22])" office:value-type="percentage" office:value="0.176815583161783" calcext:value-type="percentage">
            <text:p>17.7%</text:p>
          </table:table-cell>
          <table:table-cell table:formula="of:=([.C22]-[$1dBoundaries.C22])/([$1dBoundaries.$C22]-[$1dBoundaries.$B22])" office:value-type="percentage" office:value="0.202811874339515" calcext:value-type="percentage">
            <text:p>20.3%</text:p>
          </table:table-cell>
          <table:table-cell table:style-name="ce13" table:formula="of:=-[.D22]+[.E22]" office:value-type="percentage" office:value="0.0259962911777323" calcext:value-type="percentage">
            <text:p>2.60%</text:p>
          </table:table-cell>
          <table:table-cell/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0.0713577993" calcext:value-type="float">
            <text:p>0.0713577993</text:p>
          </table:table-cell>
          <table:table-cell office:value-type="float" office:value="0.4217825076" calcext:value-type="float">
            <text:p>0.4217825076</text:p>
          </table:table-cell>
          <table:table-cell table:style-name="ce19" table:formula="of:=([.B23]-[$1dBoundaries.B23])/([$1dBoundaries.$C23]-[$1dBoundaries.$B23])" office:value-type="percentage" office:value="0.0895722193690052" calcext:value-type="percentage">
            <text:p>9.0%</text:p>
          </table:table-cell>
          <table:table-cell table:formula="of:=([.C23]-[$1dBoundaries.C23])/([$1dBoundaries.$C23]-[$1dBoundaries.$B23])" office:value-type="percentage" office:value="0.194718085246758" calcext:value-type="percentage">
            <text:p>19.5%</text:p>
          </table:table-cell>
          <table:table-cell table:style-name="ce13" table:formula="of:=-[.D23]+[.E23]" office:value-type="percentage" office:value="0.105145865877753" calcext:value-type="percentage">
            <text:p>10.51%</text:p>
          </table:table-cell>
          <table:table-cell/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0.0164602432" calcext:value-type="float">
            <text:p>0.0164602432</text:p>
          </table:table-cell>
          <table:table-cell office:value-type="float" office:value="0.4078916931" calcext:value-type="float">
            <text:p>0.4078916931</text:p>
          </table:table-cell>
          <table:table-cell table:style-name="ce19" table:formula="of:=([.B24]-[$1dBoundaries.B24])/([$1dBoundaries.$C24]-[$1dBoundaries.$B24])" office:value-type="percentage" office:value="0.0503354067335164" calcext:value-type="percentage">
            <text:p>5.0%</text:p>
          </table:table-cell>
          <table:table-cell table:formula="of:=([.C24]-[$1dBoundaries.C24])/([$1dBoundaries.$C24]-[$1dBoundaries.$B24])" office:value-type="percentage" office:value="0.290475661397324" calcext:value-type="percentage">
            <text:p>29.0%</text:p>
          </table:table-cell>
          <table:table-cell table:style-name="ce13" table:formula="of:=-[.D24]+[.E24]" office:value-type="percentage" office:value="0.240140254663808" calcext:value-type="percentage">
            <text:p>24.01%</text:p>
          </table:table-cell>
          <table:table-cell/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.0045323949" calcext:value-type="float">
            <text:p>0.0045323949</text:p>
          </table:table-cell>
          <table:table-cell office:value-type="float" office:value="0.4057140084" calcext:value-type="float">
            <text:p>0.4057140084</text:p>
          </table:table-cell>
          <table:table-cell table:style-name="ce19" table:formula="of:=([.B25]-[$1dBoundaries.B25])/([$1dBoundaries.$C25]-[$1dBoundaries.$B25])" office:value-type="percentage" office:value="0.0129170129333156" calcext:value-type="percentage">
            <text:p>1.3%</text:p>
          </table:table-cell>
          <table:table-cell table:formula="of:=([.C25]-[$1dBoundaries.C25])/([$1dBoundaries.$C25]-[$1dBoundaries.$B25])" office:value-type="percentage" office:value="0.313181985534373" calcext:value-type="percentage">
            <text:p>31.3%</text:p>
          </table:table-cell>
          <table:table-cell table:style-name="ce13" table:formula="of:=-[.D25]+[.E25]" office:value-type="percentage" office:value="0.300264972601058" calcext:value-type="percentage">
            <text:p>30.03%</text:p>
          </table:table-cell>
          <table:table-cell/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4066661479" calcext:value-type="float">
            <text:p>-0.4066661479</text:p>
          </table:table-cell>
          <table:table-cell office:value-type="float" office:value="-0.0034735567" calcext:value-type="float">
            <text:p>-0.0034735567</text:p>
          </table:table-cell>
          <table:table-cell table:style-name="ce19" table:formula="of:=([.B26]-[$1dBoundaries.B26])/([$1dBoundaries.$C26]-[$1dBoundaries.$B26])" office:value-type="percentage" office:value="-0.316269230387217" calcext:value-type="percentage">
            <text:p>-31.6%</text:p>
          </table:table-cell>
          <table:table-cell table:formula="of:=([.C26]-[$1dBoundaries.C26])/([$1dBoundaries.$C26]-[$1dBoundaries.$B26])" office:value-type="percentage" office:value="-0.00948124225892353" calcext:value-type="percentage">
            <text:p>-0.9%</text:p>
          </table:table-cell>
          <table:table-cell table:style-name="ce13" table:formula="of:=-[.D26]+[.E26]" office:value-type="percentage" office:value="0.306787988128293" calcext:value-type="percentage">
            <text:p>30.68%</text:p>
          </table:table-cell>
          <table:table-cell/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1463433355" calcext:value-type="float">
            <text:p>0.1463433355</text:p>
          </table:table-cell>
          <table:table-cell office:value-type="float" office:value="0.4173259334" calcext:value-type="float">
            <text:p>0.4173259334</text:p>
          </table:table-cell>
          <table:table-cell table:style-name="ce19" table:formula="of:=([.B27]-[$1dBoundaries.B27])/([$1dBoundaries.$C27]-[$1dBoundaries.$B27])" office:value-type="percentage" office:value="0.395574870392541" calcext:value-type="percentage">
            <text:p>39.6%</text:p>
          </table:table-cell>
          <table:table-cell table:formula="of:=([.C27]-[$1dBoundaries.C27])/([$1dBoundaries.$C27]-[$1dBoundaries.$B27])" office:value-type="percentage" office:value="0.18845260958408" calcext:value-type="percentage">
            <text:p>18.8%</text:p>
          </table:table-cell>
          <table:table-cell table:style-name="ce13" table:formula="of:=-[.D27]+[.E27]" office:value-type="percentage" office:value="-0.207122260808462" calcext:value-type="percentage">
            <text:p>-20.71%</text:p>
          </table:table-cell>
          <table:table-cell/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0.1380499087" calcext:value-type="float">
            <text:p>0.1380499087</text:p>
          </table:table-cell>
          <table:table-cell office:value-type="float" office:value="0.4202960171" calcext:value-type="float">
            <text:p>0.4202960171</text:p>
          </table:table-cell>
          <table:table-cell table:style-name="ce19" table:formula="of:=([.B28]-[$1dBoundaries.B28])/([$1dBoundaries.$C28]-[$1dBoundaries.$B28])" office:value-type="percentage" office:value="0.371310364361491" calcext:value-type="percentage">
            <text:p>37.1%</text:p>
          </table:table-cell>
          <table:table-cell table:formula="of:=([.C28]-[$1dBoundaries.C28])/([$1dBoundaries.$C28]-[$1dBoundaries.$B28])" office:value-type="percentage" office:value="0.197142405015787" calcext:value-type="percentage">
            <text:p>19.7%</text:p>
          </table:table-cell>
          <table:table-cell table:style-name="ce13" table:formula="of:=-[.D28]+[.E28]" office:value-type="percentage" office:value="-0.174167959345704" calcext:value-type="percentage">
            <text:p>-17.42%</text:p>
          </table:table-cell>
          <table:table-cell/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1.5687828431" calcext:value-type="float">
            <text:p>1.5687828431</text:p>
          </table:table-cell>
          <table:table-cell office:value-type="float" office:value="3.454400352" calcext:value-type="float">
            <text:p>3.454400352</text:p>
          </table:table-cell>
          <table:table-cell table:style-name="ce19" table:formula="of:=([.B29]-[$1dBoundaries.B29])/([$1dBoundaries.$C29]-[$1dBoundaries.$B29])" office:value-type="percentage" office:value="0.33225264674726" calcext:value-type="percentage">
            <text:p>33.2%</text:p>
          </table:table-cell>
          <table:table-cell table:formula="of:=([.C29]-[$1dBoundaries.C29])/([$1dBoundaries.$C29]-[$1dBoundaries.$B29])" office:value-type="percentage" office:value="-0.16046132959169" calcext:value-type="percentage">
            <text:p>-16.0%</text:p>
          </table:table-cell>
          <table:table-cell table:style-name="ce13" table:formula="of:=-[.D29]+[.E29]" office:value-type="percentage" office:value="-0.49271397633895" calcext:value-type="percentage">
            <text:p>-49.27%</text:p>
          </table:table-cell>
          <table:table-cell/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0.6619707688" calcext:value-type="float">
            <text:p>0.6619707688</text:p>
          </table:table-cell>
          <table:table-cell office:value-type="float" office:value="3.0749718492" calcext:value-type="float">
            <text:p>3.0749718492</text:p>
          </table:table-cell>
          <table:table-cell table:style-name="ce19" table:formula="of:=([.B30]-[$1dBoundaries.B30])/([$1dBoundaries.$C30]-[$1dBoundaries.$B30])" office:value-type="percentage" office:value="0.133575219677004" calcext:value-type="percentage">
            <text:p>13.4%</text:p>
          </table:table-cell>
          <table:table-cell table:formula="of:=([.C30]-[$1dBoundaries.C30])/([$1dBoundaries.$C30]-[$1dBoundaries.$B30])" office:value-type="percentage" office:value="-0.200595684580911" calcext:value-type="percentage">
            <text:p>-20.1%</text:p>
          </table:table-cell>
          <table:table-cell table:style-name="ce13" table:formula="of:=-[.D30]+[.E30]" office:value-type="percentage" office:value="-0.334170904257914" calcext:value-type="percentage">
            <text:p>-33.42%</text:p>
          </table:table-cell>
          <table:table-cell/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.0017651244" calcext:value-type="float">
            <text:p>0.0017651244</text:p>
          </table:table-cell>
          <table:table-cell office:value-type="float" office:value="0.2990588235" calcext:value-type="float">
            <text:p>0.2990588235</text:p>
          </table:table-cell>
          <table:table-cell table:style-name="ce19" table:formula="of:=([.B31]-[$1dBoundaries.B31])/([$1dBoundaries.$C31]-[$1dBoundaries.$B31])" office:value-type="percentage" office:value="0.00740819026899398" calcext:value-type="percentage">
            <text:p>0.7%</text:p>
          </table:table-cell>
          <table:table-cell table:formula="of:=([.C31]-[$1dBoundaries.C31])/([$1dBoundaries.$C31]-[$1dBoundaries.$B31])" office:value-type="percentage" office:value="0.340838084721031" calcext:value-type="percentage">
            <text:p>34.1%</text:p>
          </table:table-cell>
          <table:table-cell table:style-name="ce13" table:formula="of:=-[.D31]+[.E31]" office:value-type="percentage" office:value="0.333429894452037" calcext:value-type="percentage">
            <text:p>33.34%</text:p>
          </table:table-cell>
          <table:table-cell/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.0009856582" calcext:value-type="float">
            <text:p>0.0009856582</text:p>
          </table:table-cell>
          <table:table-cell office:value-type="float" office:value="0.2815968824" calcext:value-type="float">
            <text:p>0.2815968824</text:p>
          </table:table-cell>
          <table:table-cell table:style-name="ce19" table:formula="of:=([.B32]-[$1dBoundaries.B32])/([$1dBoundaries.$C32]-[$1dBoundaries.$B32])" office:value-type="percentage" office:value="0.00391210518951966" calcext:value-type="percentage">
            <text:p>0.4%</text:p>
          </table:table-cell>
          <table:table-cell table:formula="of:=([.C32]-[$1dBoundaries.C32])/([$1dBoundaries.$C32]-[$1dBoundaries.$B32])" office:value-type="percentage" office:value="0.262517303912647" calcext:value-type="percentage">
            <text:p>26.3%</text:p>
          </table:table-cell>
          <table:table-cell table:style-name="ce13" table:formula="of:=-[.D32]+[.E32]" office:value-type="percentage" office:value="0.258605198723127" calcext:value-type="percentage">
            <text:p>25.86%</text:p>
          </table:table-cell>
          <table:table-cell/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0854493" calcext:value-type="float">
            <text:p>0.000854493</text:p>
          </table:table-cell>
          <table:table-cell office:value-type="float" office:value="0.0857145987" calcext:value-type="float">
            <text:p>0.0857145987</text:p>
          </table:table-cell>
          <table:table-cell table:style-name="ce19" table:formula="of:=([.B33]-[$1dBoundaries.B33])/([$1dBoundaries.$C33]-[$1dBoundaries.$B33])" office:value-type="percentage" office:value="0.0147216914833124" calcext:value-type="percentage">
            <text:p>1.5%</text:p>
          </table:table-cell>
          <table:table-cell table:formula="of:=([.C33]-[$1dBoundaries.C33])/([$1dBoundaries.$C33]-[$1dBoundaries.$B33])" office:value-type="percentage" office:value="0.612420589788035" calcext:value-type="percentage">
            <text:p>61.2%</text:p>
          </table:table-cell>
          <table:table-cell table:style-name="ce13" table:formula="of:=-[.D33]+[.E33]" office:value-type="percentage" office:value="0.597698898304722" calcext:value-type="percentage">
            <text:p>59.77%</text:p>
          </table:table-cell>
          <table:table-cell/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010479389" calcext:value-type="float">
            <text:p>0.0010479389</text:p>
          </table:table-cell>
          <table:table-cell office:value-type="float" office:value="0.0774153033" calcext:value-type="float">
            <text:p>0.0774153033</text:p>
          </table:table-cell>
          <table:table-cell table:style-name="ce19" table:formula="of:=([.B34]-[$1dBoundaries.B34])/([$1dBoundaries.$C34]-[$1dBoundaries.$B34])" office:value-type="percentage" office:value="0.688230437621775" calcext:value-type="percentage">
            <text:p>68.8%</text:p>
          </table:table-cell>
          <table:table-cell table:formula="of:=([.C34]-[$1dBoundaries.C34])/([$1dBoundaries.$C34]-[$1dBoundaries.$B34])" office:value-type="percentage" office:value="0.144879226554029" calcext:value-type="percentage">
            <text:p>14.5%</text:p>
          </table:table-cell>
          <table:table-cell table:style-name="ce13" table:formula="of:=-[.D34]+[.E34]" office:value-type="percentage" office:value="-0.543351211067746" calcext:value-type="percentage">
            <text:p>-54.34%</text:p>
          </table:table-cell>
          <table:table-cell/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.3075292412" calcext:value-type="float">
            <text:p>0.3075292412</text:p>
          </table:table-cell>
          <table:table-cell office:value-type="float" office:value="0.7120513754" calcext:value-type="float">
            <text:p>0.7120513754</text:p>
          </table:table-cell>
          <table:table-cell table:style-name="ce19" table:formula="of:=([.B35]-[$1dBoundaries.B35])/([$1dBoundaries.$C35]-[$1dBoundaries.$B35])" office:value-type="percentage" office:value="0.33689847219033" calcext:value-type="percentage">
            <text:p>33.7%</text:p>
          </table:table-cell>
          <table:table-cell table:formula="of:=([.C35]-[$1dBoundaries.C35])/([$1dBoundaries.$C35]-[$1dBoundaries.$B35])" office:value-type="percentage" office:value="-0.108605618584057" calcext:value-type="percentage">
            <text:p>-10.9%</text:p>
          </table:table-cell>
          <table:table-cell table:style-name="ce13" table:formula="of:=-[.D35]+[.E35]" office:value-type="percentage" office:value="-0.445504090774387" calcext:value-type="percentage">
            <text:p>-44.55%</text:p>
          </table:table-cell>
          <table:table-cell/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-0.1936444198" calcext:value-type="float">
            <text:p>-0.1936444198</text:p>
          </table:table-cell>
          <table:table-cell office:value-type="float" office:value="0.5425607721" calcext:value-type="float">
            <text:p>0.5425607721</text:p>
          </table:table-cell>
          <table:table-cell table:style-name="ce19" table:formula="of:=([.B36]-[$1dBoundaries.B36])/([$1dBoundaries.$C36]-[$1dBoundaries.$B36])" office:value-type="percentage" office:value="-0.102383669973252" calcext:value-type="percentage">
            <text:p>-10.2%</text:p>
          </table:table-cell>
          <table:table-cell table:formula="of:=([.C36]-[$1dBoundaries.C36])/([$1dBoundaries.$C36]-[$1dBoundaries.$B36])" office:value-type="percentage" office:value="0.602724708351589" calcext:value-type="percentage">
            <text:p>60.3%</text:p>
          </table:table-cell>
          <table:table-cell table:style-name="ce13" table:formula="of:=-[.D36]+[.E36]" office:value-type="percentage" office:value="0.705108378324842" calcext:value-type="percentage">
            <text:p>70.51%</text:p>
          </table:table-cell>
          <table:table-cell/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0.0006362605" calcext:value-type="float">
            <text:p>0.0006362605</text:p>
          </table:table-cell>
          <table:table-cell office:value-type="float" office:value="0.3510418484" calcext:value-type="float">
            <text:p>0.3510418484</text:p>
          </table:table-cell>
          <table:table-cell table:style-name="ce19" table:formula="of:=([.B37]-[$1dBoundaries.B37])/([$1dBoundaries.$C37]-[$1dBoundaries.$B37])" office:value-type="percentage" office:value="0.000885601852907002" calcext:value-type="percentage">
            <text:p>0.1%</text:p>
          </table:table-cell>
          <table:table-cell table:formula="of:=([.C37]-[$1dBoundaries.C37])/([$1dBoundaries.$C37]-[$1dBoundaries.$B37])" office:value-type="percentage" office:value="-0.225671676697013" calcext:value-type="percentage">
            <text:p>-22.6%</text:p>
          </table:table-cell>
          <table:table-cell table:style-name="ce13" table:formula="of:=-[.D37]+[.E37]" office:value-type="percentage" office:value="-0.22655727854992" calcext:value-type="percentage">
            <text:p>-22.66%</text:p>
          </table:table-cell>
          <table:table-cell/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1.5214650823" calcext:value-type="float">
            <text:p>1.5214650823</text:p>
          </table:table-cell>
          <table:table-cell office:value-type="float" office:value="3.2409840973" calcext:value-type="float">
            <text:p>3.2409840973</text:p>
          </table:table-cell>
          <table:table-cell table:style-name="ce19" table:formula="of:=([.B38]-[$1dBoundaries.B38])/([$1dBoundaries.$C38]-[$1dBoundaries.$B38])" office:value-type="percentage" office:value="0.460133868492325" calcext:value-type="percentage">
            <text:p>46.0%</text:p>
          </table:table-cell>
          <table:table-cell table:formula="of:=([.C38]-[$1dBoundaries.C38])/([$1dBoundaries.$C38]-[$1dBoundaries.$B38])" office:value-type="percentage" office:value="0.204336960051083" calcext:value-type="percentage">
            <text:p>20.4%</text:p>
          </table:table-cell>
          <table:table-cell table:style-name="ce13" table:formula="of:=-[.D38]+[.E38]" office:value-type="percentage" office:value="-0.255796908441243" calcext:value-type="percentage">
            <text:p>-25.58%</text:p>
          </table:table-cell>
          <table:table-cell/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.0000358217520933948" calcext:value-type="float">
            <text:p>3.58217520933948E-05</text:p>
          </table:table-cell>
          <table:table-cell office:value-type="float" office:value="0.0090858262" calcext:value-type="float">
            <text:p>0.0090858262</text:p>
          </table:table-cell>
          <table:table-cell table:style-name="ce19" table:formula="of:=([.B39]-[$1dBoundaries.B39])/([$1dBoundaries.$C39]-[$1dBoundaries.$B39])" office:value-type="percentage" office:value="-0.0108831560755571" calcext:value-type="percentage">
            <text:p>-1.1%</text:p>
          </table:table-cell>
          <table:table-cell table:formula="of:=([.C39]-[$1dBoundaries.C39])/([$1dBoundaries.$C39]-[$1dBoundaries.$B39])" office:value-type="percentage" office:value="0.0419794617201212" calcext:value-type="percentage">
            <text:p>4.2%</text:p>
          </table:table-cell>
          <table:table-cell table:style-name="ce13" table:formula="of:=-[.D39]+[.E39]" office:value-type="percentage" office:value="0.0528626177956783" calcext:value-type="percentage">
            <text:p>5.29%</text:p>
          </table:table-cell>
          <table:table-cell/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.000016995" calcext:value-type="float">
            <text:p>0.000016995</text:p>
          </table:table-cell>
          <table:table-cell office:value-type="float" office:value="0.0090746059" calcext:value-type="float">
            <text:p>0.0090746059</text:p>
          </table:table-cell>
          <table:table-cell table:style-name="ce19" table:formula="of:=([.B40]-[$1dBoundaries.B40])/([$1dBoundaries.$C40]-[$1dBoundaries.$B40])" office:value-type="percentage" office:value="-0.013113679966604" calcext:value-type="percentage">
            <text:p>-1.3%</text:p>
          </table:table-cell>
          <table:table-cell table:formula="of:=([.C40]-[$1dBoundaries.C40])/([$1dBoundaries.$C40]-[$1dBoundaries.$B40])" office:value-type="percentage" office:value="0.0406757265191284" calcext:value-type="percentage">
            <text:p>4.1%</text:p>
          </table:table-cell>
          <table:table-cell table:style-name="ce13" table:formula="of:=-[.D40]+[.E40]" office:value-type="percentage" office:value="0.0537894064857323" calcext:value-type="percentage">
            <text:p>5.38%</text:p>
          </table:table-cell>
          <table:table-cell/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0.0005705925" calcext:value-type="float">
            <text:p>0.0005705925</text:p>
          </table:table-cell>
          <table:table-cell office:value-type="float" office:value="0.2186295062" calcext:value-type="float">
            <text:p>0.2186295062</text:p>
          </table:table-cell>
          <table:table-cell table:style-name="ce19" table:formula="of:=([.B41]-[$1dBoundaries.B41])/([$1dBoundaries.$C41]-[$1dBoundaries.$B41])" office:value-type="percentage" office:value="0.00103187590113327" calcext:value-type="percentage">
            <text:p>0.1%</text:p>
          </table:table-cell>
          <table:table-cell table:formula="of:=([.C41]-[$1dBoundaries.C41])/([$1dBoundaries.$C41]-[$1dBoundaries.$B41])" office:value-type="percentage" office:value="-0.515384459848876" calcext:value-type="percentage">
            <text:p>-51.5%</text:p>
          </table:table-cell>
          <table:table-cell table:style-name="ce13" table:formula="of:=-[.D41]+[.E41]" office:value-type="percentage" office:value="-0.51641633575001" calcext:value-type="percentage">
            <text:p>-51.64%</text:p>
          </table:table-cell>
          <table:table-cell/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007241354" calcext:value-type="float">
            <text:p>0.0007241354</text:p>
          </table:table-cell>
          <table:table-cell office:value-type="float" office:value="0.3341525406" calcext:value-type="float">
            <text:p>0.3341525406</text:p>
          </table:table-cell>
          <table:table-cell table:style-name="ce19" table:formula="of:=([.B42]-[$1dBoundaries.B42])/([$1dBoundaries.$C42]-[$1dBoundaries.$B42])" office:value-type="percentage" office:value="0.00137249619846303" calcext:value-type="percentage">
            <text:p>0.1%</text:p>
          </table:table-cell>
          <table:table-cell table:formula="of:=([.C42]-[$1dBoundaries.C42])/([$1dBoundaries.$C42]-[$1dBoundaries.$B42])" office:value-type="percentage" office:value="-0.259138144518473" calcext:value-type="percentage">
            <text:p>-25.9%</text:p>
          </table:table-cell>
          <table:table-cell table:style-name="ce13" table:formula="of:=-[.D42]+[.E42]" office:value-type="percentage" office:value="-0.260510640716936" calcext:value-type="percentage">
            <text:p>-26.05%</text:p>
          </table:table-cell>
          <table:table-cell/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0.00069136" calcext:value-type="float">
            <text:p>0.00069136</text:p>
          </table:table-cell>
          <table:table-cell office:value-type="float" office:value="0.2016706966" calcext:value-type="float">
            <text:p>0.2016706966</text:p>
          </table:table-cell>
          <table:table-cell table:style-name="ce19" table:formula="of:=([.B43]-[$1dBoundaries.B43])/([$1dBoundaries.$C43]-[$1dBoundaries.$B43])" office:value-type="percentage" office:value="0.00127059265323177" calcext:value-type="percentage">
            <text:p>0.1%</text:p>
          </table:table-cell>
          <table:table-cell table:formula="of:=([.C43]-[$1dBoundaries.C43])/([$1dBoundaries.$C43]-[$1dBoundaries.$B43])" office:value-type="percentage" office:value="-0.553020946319894" calcext:value-type="percentage">
            <text:p>-55.3%</text:p>
          </table:table-cell>
          <table:table-cell table:style-name="ce13" table:formula="of:=-[.D43]+[.E43]" office:value-type="percentage" office:value="-0.554291538973126" calcext:value-type="percentage">
            <text:p>-55.43%</text:p>
          </table:table-cell>
          <table:table-cell/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.2215266582" calcext:value-type="float">
            <text:p>0.2215266582</text:p>
          </table:table-cell>
          <table:table-cell office:value-type="float" office:value="0.2302805072" calcext:value-type="float">
            <text:p>0.2302805072</text:p>
          </table:table-cell>
          <table:table-cell table:style-name="ce19" table:formula="of:=([.B44]-[$1dBoundaries.B44])/([$1dBoundaries.$C44]-[$1dBoundaries.$B44])" office:value-type="percentage" office:value="0.887090391952684" calcext:value-type="percentage">
            <text:p>88.7%</text:p>
          </table:table-cell>
          <table:table-cell table:formula="of:=([.C44]-[$1dBoundaries.C44])/([$1dBoundaries.$C44]-[$1dBoundaries.$B44])" office:value-type="percentage" office:value="-0.0607115577892707" calcext:value-type="percentage">
            <text:p>-6.1%</text:p>
          </table:table-cell>
          <table:table-cell table:style-name="ce13" table:formula="of:=-[.D44]+[.E44]" office:value-type="percentage" office:value="-0.947801949741955" calcext:value-type="percentage">
            <text:p>-94.78%</text:p>
          </table:table-cell>
          <table:table-cell/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0.5677692205" calcext:value-type="float">
            <text:p>0.5677692205</text:p>
          </table:table-cell>
          <table:table-cell office:value-type="float" office:value="1.2687785036" calcext:value-type="float">
            <text:p>1.2687785036</text:p>
          </table:table-cell>
          <table:table-cell table:style-name="ce19" table:formula="of:=([.B45]-[$1dBoundaries.B45])/([$1dBoundaries.$C45]-[$1dBoundaries.$B45])" office:value-type="percentage" office:value="0.430125514369945" calcext:value-type="percentage">
            <text:p>43.0%</text:p>
          </table:table-cell>
          <table:table-cell table:formula="of:=([.C45]-[$1dBoundaries.C45])/([$1dBoundaries.$C45]-[$1dBoundaries.$B45])" office:value-type="percentage" office:value="0.191665929927715" calcext:value-type="percentage">
            <text:p>19.2%</text:p>
          </table:table-cell>
          <table:table-cell table:style-name="ce13" table:formula="of:=-[.D45]+[.E45]" office:value-type="percentage" office:value="-0.23845958444223" calcext:value-type="percentage">
            <text:p>-23.85%</text:p>
          </table:table-cell>
          <table:table-cell/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1702978008" calcext:value-type="float">
            <text:p>0.1702978008</text:p>
          </table:table-cell>
          <table:table-cell office:value-type="float" office:value="0.411167228" calcext:value-type="float">
            <text:p>0.411167228</text:p>
          </table:table-cell>
          <table:table-cell table:style-name="ce19" table:formula="of:=([.B46]-[$1dBoundaries.B46])/([$1dBoundaries.$C46]-[$1dBoundaries.$B46])" office:value-type="percentage" office:value="0.465664102047865" calcext:value-type="percentage">
            <text:p>46.6%</text:p>
          </table:table-cell>
          <table:table-cell table:formula="of:=([.C46]-[$1dBoundaries.C46])/([$1dBoundaries.$C46]-[$1dBoundaries.$B46])" office:value-type="percentage" office:value="0.170432631976017" calcext:value-type="percentage">
            <text:p>17.0%</text:p>
          </table:table-cell>
          <table:table-cell table:style-name="ce13" table:formula="of:=-[.D46]+[.E46]" office:value-type="percentage" office:value="-0.295231470071848" calcext:value-type="percentage">
            <text:p>-29.52%</text:p>
          </table:table-cell>
          <table:table-cell/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3644065225" calcext:value-type="float">
            <text:p>0.3644065225</text:p>
          </table:table-cell>
          <table:table-cell office:value-type="float" office:value="1.0170615102" calcext:value-type="float">
            <text:p>1.0170615102</text:p>
          </table:table-cell>
          <table:table-cell table:style-name="ce19" table:formula="of:=([.B47]-[$1dBoundaries.B47])/([$1dBoundaries.$C47]-[$1dBoundaries.$B47])" office:value-type="percentage" office:value="0.321075320182162" calcext:value-type="percentage">
            <text:p>32.1%</text:p>
          </table:table-cell>
          <table:table-cell table:formula="of:=([.C47]-[$1dBoundaries.C47])/([$1dBoundaries.$C47]-[$1dBoundaries.$B47])" office:value-type="percentage" office:value="0.12685434906574" calcext:value-type="percentage">
            <text:p>12.7%</text:p>
          </table:table-cell>
          <table:table-cell table:style-name="ce13" table:formula="of:=-[.D47]+[.E47]" office:value-type="percentage" office:value="-0.194220971116422" calcext:value-type="percentage">
            <text:p>-19.42%</text:p>
          </table:table-cell>
          <table:table-cell/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0.577902644" calcext:value-type="float">
            <text:p>0.577902644</text:p>
          </table:table-cell>
          <table:table-cell office:value-type="float" office:value="3.8078372551" calcext:value-type="float">
            <text:p>3.8078372551</text:p>
          </table:table-cell>
          <table:table-cell table:style-name="ce19" table:formula="of:=([.B48]-[$1dBoundaries.B48])/([$1dBoundaries.$C48]-[$1dBoundaries.$B48])" office:value-type="percentage" office:value="0.164966839759646" calcext:value-type="percentage">
            <text:p>16.5%</text:p>
          </table:table-cell>
          <table:table-cell table:formula="of:=([.C48]-[$1dBoundaries.C48])/([$1dBoundaries.$C48]-[$1dBoundaries.$B48])" office:value-type="percentage" office:value="0.435665757645873" calcext:value-type="percentage">
            <text:p>43.6%</text:p>
          </table:table-cell>
          <table:table-cell table:style-name="ce13" table:formula="of:=-[.D48]+[.E48]" office:value-type="percentage" office:value="0.270698917886227" calcext:value-type="percentage">
            <text:p>27.07%</text:p>
          </table:table-cell>
          <table:table-cell/>
        </table:table-row>
        <table:table-row table:style-name="ro1">
          <table:table-cell office:value-type="string" calcext:value-type="string">
            <text:p>GLCtexi</text:p>
          </table:table-cell>
          <table:table-cell office:value-type="float" office:value="0.1681204978" calcext:value-type="float">
            <text:p>0.1681204978</text:p>
          </table:table-cell>
          <table:table-cell office:value-type="float" office:value="0.2300000416" calcext:value-type="float">
            <text:p>0.2300000416</text:p>
          </table:table-cell>
          <table:table-cell table:style-name="ce19" table:formula="of:=([.B49]-[$1dBoundaries.B49])/([$1dBoundaries.$C49]-[$1dBoundaries.$B49])" office:value-type="percentage" office:value="0.567658901001008" calcext:value-type="percentage">
            <text:p>56.8%</text:p>
          </table:table-cell>
          <table:table-cell table:formula="of:=([.C49]-[$1dBoundaries.C49])/([$1dBoundaries.$C49]-[$1dBoundaries.$B49])" office:value-type="percentage" office:value="-0.0623847478149637" calcext:value-type="percentage">
            <text:p>-6.2%</text:p>
          </table:table-cell>
          <table:table-cell table:style-name="ce13" table:formula="of:=-[.D49]+[.E49]" office:value-type="percentage" office:value="-0.630043648815972" calcext:value-type="percentage">
            <text:p>-63.00%</text:p>
          </table:table-cell>
          <table:table-cell/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0.0086624341" calcext:value-type="float">
            <text:p>0.0086624341</text:p>
          </table:table-cell>
          <table:table-cell office:value-type="float" office:value="0.4975060917" calcext:value-type="float">
            <text:p>0.4975060917</text:p>
          </table:table-cell>
          <table:table-cell table:style-name="ce19" table:formula="of:=([.B50]-[$1dBoundaries.B50])/([$1dBoundaries.$C50]-[$1dBoundaries.$B50])" office:value-type="percentage" office:value="0.0207987018026978" calcext:value-type="percentage">
            <text:p>2.1%</text:p>
          </table:table-cell>
          <table:table-cell table:formula="of:=([.C50]-[$1dBoundaries.C50])/([$1dBoundaries.$C50]-[$1dBoundaries.$B50])" office:value-type="percentage" office:value="1.9800105013338" calcext:value-type="percentage">
            <text:p>198.0%</text:p>
          </table:table-cell>
          <table:table-cell table:style-name="ce13" table:formula="of:=-[.D50]+[.E50]" office:value-type="percentage" office:value="1.9592117995311" calcext:value-type="percentage">
            <text:p>195.92%</text:p>
          </table:table-cell>
          <table:table-cell/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0.0073951199" calcext:value-type="float">
            <text:p>0.0073951199</text:p>
          </table:table-cell>
          <table:table-cell office:value-type="float" office:value="0.2568639351" calcext:value-type="float">
            <text:p>0.2568639351</text:p>
          </table:table-cell>
          <table:table-cell table:style-name="ce19" table:formula="of:=([.B51]-[$1dBoundaries.B51])/([$1dBoundaries.$C51]-[$1dBoundaries.$B51])" office:value-type="percentage" office:value="0.0131269842571628" calcext:value-type="percentage">
            <text:p>1.3%</text:p>
          </table:table-cell>
          <table:table-cell table:formula="of:=([.C51]-[$1dBoundaries.C51])/([$1dBoundaries.$C51]-[$1dBoundaries.$B51])" office:value-type="percentage" office:value="0.523281904502068" calcext:value-type="percentage">
            <text:p>52.3%</text:p>
          </table:table-cell>
          <table:table-cell table:style-name="ce13" table:formula="of:=-[.D51]+[.E51]" office:value-type="percentage" office:value="0.510154920244906" calcext:value-type="percentage">
            <text:p>51.02%</text:p>
          </table:table-cell>
          <table:table-cell/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0000872283197165389" calcext:value-type="float">
            <text:p>-8.72283197165389E-08</text:p>
          </table:table-cell>
          <table:table-cell office:value-type="float" office:value="0.0000186072757178703" calcext:value-type="float">
            <text:p>1.86072757178703E-05</text:p>
          </table:table-cell>
          <table:table-cell table:style-name="ce19" table:formula="of:=([.B52]-[$1dBoundaries.B52])/([$1dBoundaries.$C52]-[$1dBoundaries.$B52])" office:value-type="percentage" office:value="-0.00283794253622404" calcext:value-type="percentage">
            <text:p>-0.3%</text:p>
          </table:table-cell>
          <table:table-cell table:formula="of:=([.C52]-[$1dBoundaries.C52])/([$1dBoundaries.$C52]-[$1dBoundaries.$B52])" office:value-type="percentage" office:value="-0.431499028778309" calcext:value-type="percentage">
            <text:p>-43.1%</text:p>
          </table:table-cell>
          <table:table-cell table:style-name="ce13" table:formula="of:=-[.D52]+[.E52]" office:value-type="percentage" office:value="-0.428661086242084" calcext:value-type="percentage">
            <text:p>-42.87%</text:p>
          </table:table-cell>
          <table:table-cell/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.000000039" calcext:value-type="float">
            <text:p>0.000000039</text:p>
          </table:table-cell>
          <table:table-cell office:value-type="float" office:value="0.0000120087708256523" calcext:value-type="float">
            <text:p>1.20087708256523E-05</text:p>
          </table:table-cell>
          <table:table-cell table:style-name="ce19" table:formula="of:=([.B53]-[$1dBoundaries.B53])/([$1dBoundaries.$C53]-[$1dBoundaries.$B53])" office:value-type="percentage" office:value="0.00114913535821545" calcext:value-type="percentage">
            <text:p>0.1%</text:p>
          </table:table-cell>
          <table:table-cell table:formula="of:=([.C53]-[$1dBoundaries.C53])/([$1dBoundaries.$C53]-[$1dBoundaries.$B53])" office:value-type="percentage" office:value="-0.58392520020865" calcext:value-type="percentage">
            <text:p>-58.4%</text:p>
          </table:table-cell>
          <table:table-cell table:style-name="ce13" table:formula="of:=-[.D53]+[.E53]" office:value-type="percentage" office:value="-0.585074335566865" calcext:value-type="percentage">
            <text:p>-58.51%</text:p>
          </table:table-cell>
          <table:table-cell/>
        </table:table-row>
        <table:table-row table:style-name="ro1">
          <table:table-cell office:value-type="string" calcext:value-type="string">
            <text:p>ACACtex</text:p>
          </table:table-cell>
          <table:table-cell office:value-type="float" office:value="-0.0000229623508801751" calcext:value-type="float">
            <text:p>-2.29623508801751E-05</text:p>
          </table:table-cell>
          <table:table-cell office:value-type="float" office:value="0.000000044" calcext:value-type="float">
            <text:p>0.000000044</text:p>
          </table:table-cell>
          <table:table-cell table:style-name="ce19" table:formula="of:=([.B54]-[$1dBoundaries.B54])/([$1dBoundaries.$C54]-[$1dBoundaries.$B54])" office:value-type="percentage" office:value="0.298193322355079" calcext:value-type="percentage">
            <text:p>29.8%</text:p>
          </table:table-cell>
          <table:table-cell table:formula="of:=([.C54]-[$1dBoundaries.C54])/([$1dBoundaries.$C54]-[$1dBoundaries.$B54])" office:value-type="percentage" office:value="0.00151726754928244" calcext:value-type="percentage">
            <text:p>0.2%</text:p>
          </table:table-cell>
          <table:table-cell table:style-name="ce13" table:formula="of:=-[.D54]+[.E54]" office:value-type="percentage" office:value="-0.296676054805796" calcext:value-type="percentage">
            <text:p>-29.67%</text:p>
          </table:table-cell>
          <table:table-cell/>
        </table:table-row>
        <table:table-row table:style-name="ro1">
          <table:table-cell table:number-columns-repeated="5"/>
          <table:table-cell table:style-name="ce14" table:formula="of:=SUM([.F1:.F54])" office:value-type="percentage" office:value="1.00932121553609" calcext:value-type="percentage">
            <text:p>100.93%</text:p>
          </table:table-cell>
          <table:table-cell office:value-type="string" calcext:value-type="string">
            <text:p>score</text:p>
          </table:table-cell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7dBoundaries.D1:7dBoundaries.D54">
            <calcext:condition calcext:apply-style-name="Untitled1" calcext:value="&lt;0" calcext:base-cell-address="7dBoundaries.D1"/>
          </calcext:conditional-format>
          <calcext:conditional-format calcext:target-range-address="7dBoundaries.E3:7dBoundaries.E1048576">
            <calcext:condition calcext:apply-style-name="Untitled1" calcext:value="&gt;0" calcext:base-cell-address="7dBoundaries.E3"/>
          </calcext:conditional-format>
        </calcext:conditional-formats>
      </table:table>
      <table:named-expressions/>
      <table:database-ranges>
        <table:database-range table:name="__Anonymous_Sheet_DB__0" table:target-range-address="'OldBoundaries_hotfix0724 (rearranged)'.A1:'OldBoundaries_hotfix0724 (rearranged)'.C5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percentage-style style:name="N11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008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0:50:46.311605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5:24:05.332249782</meta:creation-date>
    <dc:date>2018-07-26T10:51:03.887585409</dc:date>
    <meta:editing-duration>PT26M26S</meta:editing-duration>
    <meta:editing-cycles>9</meta:editing-cycles>
    <meta:generator>LibreOffice/5.1.6.2$Linux_X86_64 LibreOffice_project/10m0$Build-2</meta:generator>
    <meta:document-statistic meta:table-count="6" meta:cell-count="1622" meta:object-count="0"/>
  </office:meta>
</office:document-meta>
</file>